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URW Chancery L" svg:font-family="'URW Chancery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7" style:family="table">
      <style:table-properties style:width="6.6931in" table:align="margins"/>
    </style:style>
    <style:style style:name="Tableau7.A" style:family="table-column">
      <style:table-column-properties style:column-width="5.2271in" style:rel-column-width="51180*"/>
    </style:style>
    <style:style style:name="Tableau7.B" style:family="table-column">
      <style:table-column-properties style:column-width="1.466in" style:rel-column-width="14355*"/>
    </style:style>
    <style:style style:name="Tableau7.1" style:family="table-row">
      <style:table-row-properties style:min-row-height="0.6153in"/>
    </style:style>
    <style:style style:name="Tableau7.A1" style:family="table-cell">
      <style:table-cell-properties fo:padding="0.0382in" fo:border="none"/>
    </style:style>
    <style:style style:name="Tableau7.B1" style:family="table-cell">
      <style:table-cell-properties fo:padding="0.0382in" fo:border-left="0.05pt solid #000000" fo:border-right="none" fo:border-top="none" fo:border-bottom="0.05pt solid #000000"/>
    </style:style>
    <style:style style:name="Tableau7.B2" style:family="table-cell">
      <style:table-cell-properties fo:padding="0.0382in" fo:border-left="0.05pt solid #000000" fo:border-right="none" fo:border-top="none" fo:border-bottom="none"/>
    </style:style>
    <style:style style:name="Tableau14" style:family="table">
      <style:table-properties style:width="6.6931in" table:align="margins"/>
    </style:style>
    <style:style style:name="Tableau14.A" style:family="table-column">
      <style:table-column-properties style:column-width="6.6931in" style:rel-column-width="65535*"/>
    </style:style>
    <style:style style:name="Tableau14.A1" style:family="table-cell">
      <style:table-cell-properties fo:padding="0.0382in" fo:border="0.05pt solid #000000"/>
    </style:style>
    <style:style style:name="Tableau12" style:family="table">
      <style:table-properties style:width="6.4896in" fo:margin-left="0.1222in" table:align="left"/>
    </style:style>
    <style:style style:name="Tableau12.A" style:family="table-column">
      <style:table-column-properties style:column-width="2.0833in"/>
    </style:style>
    <style:style style:name="Tableau12.B" style:family="table-column">
      <style:table-column-properties style:column-width="1.1042in"/>
    </style:style>
    <style:style style:name="Tableau12.C" style:family="table-column">
      <style:table-column-properties style:column-width="1.6563in"/>
    </style:style>
    <style:style style:name="Tableau12.D" style:family="table-column">
      <style:table-column-properties style:column-width="1.6458in"/>
    </style:style>
    <style:style style:name="Tableau12.A1" style:family="table-cell">
      <style:table-cell-properties fo:padding="0.0382in" fo:border-left="0.05pt solid #000000" fo:border-right="none" fo:border-top="none" fo:border-bottom="0.05pt solid #000000"/>
    </style:style>
    <style:style style:name="Tableau12.B1" style:family="table-cell">
      <style:table-cell-properties fo:padding="0.0382in" fo:border="none"/>
    </style:style>
    <style:style style:name="Tableau12.A2" style:family="table-cell">
      <style:table-cell-properties fo:padding="0.0382in" fo:border-left="0.05pt solid #000000" fo:border-right="none" fo:border-top="0.05pt solid #000000" fo:border-bottom="none"/>
    </style:style>
    <style:style style:name="Tableau12.C4" style:family="table-cell">
      <style:table-cell-properties style:vertical-align="" fo:padding="0.0382in" fo:border="none"/>
    </style:style>
    <style:style style:name="Tableau12.D4" style:family="table-cell">
      <style:table-cell-properties style:vertical-align="middle" fo:padding="0.0382in" fo:border="none"/>
    </style:style>
    <style:style style:name="Tableau13" style:family="table">
      <style:table-properties style:width="6.6167in" table:align="margins"/>
    </style:style>
    <style:style style:name="Tableau13.A" style:family="table-column">
      <style:table-column-properties style:column-width="2.2056in" style:rel-column-width="21845*"/>
    </style:style>
    <style:style style:name="Tableau13.A1" style:family="table-cell">
      <style:table-cell-properties fo:padding="0.0382in" fo:border="none"/>
    </style:style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3.3465in" style:rel-column-width="32767*"/>
    </style:style>
    <style:style style:name="Tableau1.B" style:family="table-column">
      <style:table-column-properties style:column-width="3.3465in" style:rel-column-width="32768*"/>
    </style:style>
    <style:style style:name="Tableau1.A1" style:family="table-cell">
      <style:table-cell-properties fo:padding="0.0382in" fo:border="none"/>
    </style:style>
    <style:style style:name="Tableau2" style:family="table">
      <style:table-properties style:width="3.2701in" table:align="center"/>
    </style:style>
    <style:style style:name="Tableau2.A" style:family="table-column">
      <style:table-column-properties style:column-width="1.0896in"/>
    </style:style>
    <style:style style:name="Tableau2.B" style:family="table-column">
      <style:table-column-properties style:column-width="1.0903in"/>
    </style:style>
    <style:style style:name="Tableau2.A1" style:family="table-cell">
      <style:table-cell-properties fo:padding="0.0382in" fo:border="none"/>
    </style:style>
    <style:style style:name="Tableau2.B1" style:family="table-cell">
      <style:table-cell-properties fo:padding="0.0382in" fo:border="0.05pt solid #000000"/>
    </style:style>
    <style:style style:name="Tableau3" style:family="table">
      <style:table-properties style:width="3.2708in" table:align="margins"/>
    </style:style>
    <style:style style:name="Tableau3.A" style:family="table-column">
      <style:table-column-properties style:column-width="1.0903in" style:rel-column-width="21845*"/>
    </style:style>
    <style:style style:name="Tableau3.A1" style:family="table-cell">
      <style:table-cell-properties fo:padding="0.0382in" fo:border="none"/>
    </style:style>
    <style:style style:name="Tableau3.B1" style:family="table-cell">
      <style:table-cell-properties fo:padding="0.0382in" fo:border="0.05pt solid #000000"/>
    </style:style>
    <style:style style:name="Tableau4" style:family="table">
      <style:table-properties style:width="6.6931in" table:align="margins"/>
    </style:style>
    <style:style style:name="Tableau4.A" style:family="table-column">
      <style:table-column-properties style:column-width="1.1174in" style:rel-column-width="10940*"/>
    </style:style>
    <style:style style:name="Tableau4.B" style:family="table-column">
      <style:table-column-properties style:column-width="0.6917in" style:rel-column-width="6772*"/>
    </style:style>
    <style:style style:name="Tableau4.C" style:family="table-column">
      <style:table-column-properties style:column-width="1.059in" style:rel-column-width="10369*"/>
    </style:style>
    <style:style style:name="Tableau4.D" style:family="table-column">
      <style:table-column-properties style:column-width="0.7118in" style:rel-column-width="6969*"/>
    </style:style>
    <style:style style:name="Tableau4.E" style:family="table-column">
      <style:table-column-properties style:column-width="1.2007in" style:rel-column-width="11756*"/>
    </style:style>
    <style:style style:name="Tableau4.F" style:family="table-column">
      <style:table-column-properties style:column-width="0.6549in" style:rel-column-width="6412*"/>
    </style:style>
    <style:style style:name="Tableau4.G" style:family="table-column">
      <style:table-column-properties style:column-width="1.2576in" style:rel-column-width="12317*"/>
    </style:style>
    <style:style style:name="Tableau4.A1" style:family="table-cell">
      <style:table-cell-properties fo:padding="0.0382in" fo:border-left="0.05pt solid #000000" fo:border-right="none" fo:border-top="none" fo:border-bottom="0.05pt solid #000000"/>
    </style:style>
    <style:style style:name="Tableau4.B1" style:family="table-cell">
      <style:table-cell-properties fo:padding="0.0382in" fo:border="none"/>
    </style:style>
    <style:style style:name="Tableau5" style:family="table">
      <style:table-properties style:width="6.6931in" table:align="margins"/>
    </style:style>
    <style:style style:name="Tableau5.A" style:family="table-column">
      <style:table-column-properties style:column-width="2.2444in" style:rel-column-width="21976*"/>
    </style:style>
    <style:style style:name="Tableau5.B" style:family="table-column">
      <style:table-column-properties style:column-width="2.2174in" style:rel-column-width="21711*"/>
    </style:style>
    <style:style style:name="Tableau5.C" style:family="table-column">
      <style:table-column-properties style:column-width="2.2313in" style:rel-column-width="21848*"/>
    </style:style>
    <style:style style:name="Tableau5.A1" style:family="table-cell">
      <style:table-cell-properties fo:padding="0.0382in" fo:border="none"/>
    </style:style>
    <style:style style:name="Tableau5.B1" style:family="table-cell">
      <style:table-cell-properties fo:padding="0.0382in" fo:border-left="0.05pt solid #000000" fo:border-right="none" fo:border-top="none" fo:border-bottom="0.05pt solid #000000"/>
    </style:style>
    <style:style style:name="Tableau5.B2" style:family="table-cell">
      <style:table-cell-properties fo:padding="0.0382in" fo:border-left="0.05pt solid #000000" fo:border-right="none" fo:border-top="none" fo:border-bottom="none"/>
    </style:style>
    <style:style style:name="Tableau6" style:family="table">
      <style:table-properties style:width="6.6931in" table:align="margins"/>
    </style:style>
    <style:style style:name="Tableau6.A" style:family="table-column">
      <style:table-column-properties style:column-width="3.3458in" style:rel-column-width="32760*"/>
    </style:style>
    <style:style style:name="Tableau6.B" style:family="table-column">
      <style:table-column-properties style:column-width="3.3472in" style:rel-column-width="32775*"/>
    </style:style>
    <style:style style:name="Tableau6.A1" style:family="table-cell">
      <style:table-cell-properties fo:padding="0.0382in" fo:border="none"/>
    </style:style>
    <style:style style:name="Tableau8" style:family="table">
      <style:table-properties style:width="3.2688in" table:align="margins"/>
    </style:style>
    <style:style style:name="Tableau8.A" style:family="table-column">
      <style:table-column-properties style:column-width="0.3632in" style:rel-column-width="7280*"/>
    </style:style>
    <style:style style:name="Tableau8.C" style:family="table-column">
      <style:table-column-properties style:column-width="0.4382in" style:rel-column-width="8783*"/>
    </style:style>
    <style:style style:name="Tableau8.D" style:family="table-column">
      <style:table-column-properties style:column-width="0.3319in" style:rel-column-width="6653*"/>
    </style:style>
    <style:style style:name="Tableau8.E" style:family="table-column">
      <style:table-column-properties style:column-width="0.3194in" style:rel-column-width="6403*"/>
    </style:style>
    <style:style style:name="Tableau8.I" style:family="table-column">
      <style:table-column-properties style:column-width="0.3639in" style:rel-column-width="7296*"/>
    </style:style>
    <style:style style:name="Tableau8.A1" style:family="table-cell">
      <style:table-cell-properties fo:padding="0.0382in" fo:border="none"/>
    </style:style>
    <style:style style:name="Tableau8.B1" style:family="table-cell">
      <style:table-cell-properties fo:padding="0.0382in" fo:border="0.05pt solid #000000"/>
    </style:style>
    <style:style style:name="Tableau9" style:family="table">
      <style:table-properties style:width="3.2688in" table:align="margins"/>
    </style:style>
    <style:style style:name="Tableau9.A" style:family="table-column">
      <style:table-column-properties style:column-width="0.7257in" style:rel-column-width="14546*"/>
    </style:style>
    <style:style style:name="Tableau9.B" style:family="table-column">
      <style:table-column-properties style:column-width="0.3632in" style:rel-column-width="7280*"/>
    </style:style>
    <style:style style:name="Tableau9.C" style:family="table-column">
      <style:table-column-properties style:column-width="0.7264in" style:rel-column-width="14560*"/>
    </style:style>
    <style:style style:name="Tableau9.G" style:family="table-column">
      <style:table-column-properties style:column-width="0.3646in" style:rel-column-width="7309*"/>
    </style:style>
    <style:style style:name="Tableau9.A1" style:family="table-cell">
      <style:table-cell-properties style:vertical-align="middle" fo:padding="0.0382in" fo:border="none"/>
    </style:style>
    <style:style style:name="Tableau9.B1" style:family="table-cell">
      <style:table-cell-properties style:vertical-align="middle" fo:padding="0.0382in" fo:border="0.05pt solid #000000"/>
    </style:style>
    <style:style style:name="Tableau9.2" style:family="table-row">
      <style:table-row-properties style:min-row-height="0.1132in"/>
    </style:style>
    <style:style style:name="Tableau10" style:family="table">
      <style:table-properties style:width="6.6979in" fo:margin-left="0in" table:align="left"/>
    </style:style>
    <style:style style:name="Tableau10.A" style:family="table-column">
      <style:table-column-properties style:column-width="3.2917in"/>
    </style:style>
    <style:style style:name="Tableau10.B" style:family="table-column">
      <style:table-column-properties style:column-width="0.2083in"/>
    </style:style>
    <style:style style:name="Tableau10.C" style:family="table-column">
      <style:table-column-properties style:column-width="3.1979in"/>
    </style:style>
    <style:style style:name="Tableau10.A1" style:family="table-cell">
      <style:table-cell-properties fo:padding="0.0382in" fo:border="none"/>
    </style:style>
    <style:style style:name="Tableau11" style:family="table">
      <style:table-properties style:width="3.2292in" fo:margin-left="0in" table:align="left"/>
    </style:style>
    <style:style style:name="Tableau11.A" style:family="table-column">
      <style:table-column-properties style:column-width="1.4583in"/>
    </style:style>
    <style:style style:name="Tableau11.B" style:family="table-column">
      <style:table-column-properties style:column-width="1.7708in"/>
    </style:style>
    <style:style style:name="Tableau11.A1" style:family="table-cell">
      <style:table-cell-properties fo:padding="0.0382in" fo:border-left="0.05pt solid #000000" fo:border-right="none" fo:border-top="none" fo:border-bottom="0.05pt solid #000000"/>
    </style:style>
    <style:style style:name="Tableau11.B1" style:family="table-cell">
      <style:table-cell-properties fo:padding="0.0382in" fo:border="none"/>
    </style:style>
    <style:style style:name="Tableau15" style:family="table">
      <style:table-properties style:width="3.125in" fo:margin-left="0in" table:align="left"/>
    </style:style>
    <style:style style:name="Tableau15.A" style:family="table-column">
      <style:table-column-properties style:column-width="0.9063in"/>
    </style:style>
    <style:style style:name="Tableau15.B" style:family="table-column">
      <style:table-column-properties style:column-width="0.6354in"/>
    </style:style>
    <style:style style:name="Tableau15.C" style:family="table-column">
      <style:table-column-properties style:column-width="0.5in"/>
    </style:style>
    <style:style style:name="Tableau15.D" style:family="table-column">
      <style:table-column-properties style:column-width="0.8438in"/>
    </style:style>
    <style:style style:name="Tableau15.E" style:family="table-column">
      <style:table-column-properties style:column-width="0.2396in"/>
    </style:style>
    <style:style style:name="Tableau15.1" style:family="table-row">
      <style:table-row-properties style:min-row-height="0.5417in"/>
    </style:style>
    <style:style style:name="Tableau15.A1" style:family="table-cell">
      <style:table-cell-properties fo:padding="0.0382in" fo:border-left="0.05pt solid #000000" fo:border-right="none" fo:border-top="none" fo:border-bottom="0.05pt solid #000000"/>
    </style:style>
    <style:style style:name="Tableau15.B1" style:family="table-cell">
      <style:table-cell-properties style:vertical-align="middle" fo:padding="0.0382in" fo:border="none"/>
    </style:style>
    <style:style style:name="Tableau15.C1" style:family="table-cell">
      <style:table-cell-properties fo:padding="0.0382in" fo:border-left="none" fo:border-right="0.05pt solid #000000" fo:border-top="none" fo:border-bottom="0.05pt solid #000000"/>
    </style:style>
    <style:style style:name="Tableau15.2" style:family="table-row">
      <style:table-row-properties style:min-row-height="0.1563in"/>
    </style:style>
    <style:style style:name="Tableau15.A2" style:family="table-cell">
      <style:table-cell-properties fo:padding="0.0382in" fo:border="none"/>
    </style:style>
    <style:style style:name="Tableau15.C2" style:family="table-cell">
      <style:table-cell-properties fo:padding="0.0382in" fo:border="none"/>
    </style:style>
    <style:style style:name="Tableau15.D2" style:family="table-cell">
      <style:table-cell-properties fo:padding="0.0382in" fo:border="none"/>
    </style:style>
    <style:style style:name="Tableau15.E2" style:family="table-cell">
      <style:table-cell-properties fo:padding="0.0382in" fo:border="none"/>
    </style:style>
    <style:style style:name="Tableau15.A3" style:family="table-cell">
      <style:table-cell-properties fo:padding="0.0382in" fo:border="none"/>
    </style:style>
    <style:style style:name="Tableau16" style:family="table">
      <style:table-properties style:width="3.125in" fo:margin-left="0in" table:align="left"/>
    </style:style>
    <style:style style:name="Tableau16.A" style:family="table-column">
      <style:table-column-properties style:column-width="1.2229in"/>
    </style:style>
    <style:style style:name="Tableau16.B" style:family="table-column">
      <style:table-column-properties style:column-width="0.6771in"/>
    </style:style>
    <style:style style:name="Tableau16.C" style:family="table-column">
      <style:table-column-properties style:column-width="1.225in"/>
    </style:style>
    <style:style style:name="Tableau16.1" style:family="table-row">
      <style:table-row-properties style:min-row-height="0.4583in"/>
    </style:style>
    <style:style style:name="Tableau16.A1" style:family="table-cell">
      <style:table-cell-properties fo:padding="0.0382in" fo:border-left="0.05pt solid #000000" fo:border-right="none" fo:border-top="none" fo:border-bottom="0.05pt solid #000000"/>
    </style:style>
    <style:style style:name="Tableau16.B1" style:family="table-cell">
      <style:table-cell-properties style:vertical-align="middle" fo:padding="0.0382in" fo:border="none"/>
    </style:style>
    <style:style style:name="Tableau16.A2" style:family="table-cell">
      <style:table-cell-properties fo:padding="0.0382in" fo:border-left="0.05pt solid #000000" fo:border-right="none" fo:border-top="none" fo:border-bottom="none"/>
    </style:style>
    <style:style style:name="Tableau16.C2" style:family="table-cell">
      <style:table-cell-properties fo:padding="0.0382in" fo:border-left="0.05pt solid #000000" fo:border-right="none" fo:border-top="none" fo:border-bottom="none"/>
    </style:style>
    <style:style style:name="Tableau17" style:family="table">
      <style:table-properties style:width="6.6931in" table:align="margins"/>
    </style:style>
    <style:style style:name="Tableau17.A" style:family="table-column">
      <style:table-column-properties style:column-width="3.3465in" style:rel-column-width="32767*"/>
    </style:style>
    <style:style style:name="Tableau17.B" style:family="table-column">
      <style:table-column-properties style:column-width="3.3465in" style:rel-column-width="32768*"/>
    </style:style>
    <style:style style:name="Tableau17.A1" style:family="table-cell">
      <style:table-cell-properties fo:padding="0.0382in" fo:border="none"/>
    </style:style>
    <style:style style:name="Tableau18" style:family="table">
      <style:table-properties style:width="3.2708in" fo:margin-left="0in" table:align="left"/>
    </style:style>
    <style:style style:name="Tableau18.A" style:family="table-column">
      <style:table-column-properties style:column-width="0.3333in"/>
    </style:style>
    <style:style style:name="Tableau18.B" style:family="table-column">
      <style:table-column-properties style:column-width="1.6042in"/>
    </style:style>
    <style:style style:name="Tableau18.C" style:family="table-column">
      <style:table-column-properties style:column-width="1.3333in"/>
    </style:style>
    <style:style style:name="Tableau18.A1" style:family="table-cell">
      <style:table-cell-properties fo:padding="0.0382in" fo:border-left="none" fo:border-right="none" fo:border-top="none" fo:border-bottom="0.05pt solid #000000"/>
    </style:style>
    <style:style style:name="Tableau18.B1" style:family="table-cell">
      <style:table-cell-properties fo:padding="0.0382in" fo:border-left="0.05pt solid #000000" fo:border-right="none" fo:border-top="none" fo:border-bottom="0.05pt solid #000000"/>
    </style:style>
    <style:style style:name="Tableau18.C1" style:family="table-cell">
      <style:table-cell-properties style:vertical-align="" fo:padding="0.0382in" fo:border="none"/>
    </style:style>
    <style:style style:name="Tableau18.A2" style:family="table-cell">
      <style:table-cell-properties fo:padding="0.0382in" fo:border="none"/>
    </style:style>
    <style:style style:name="Tableau18.B2" style:family="table-cell">
      <style:table-cell-properties fo:padding="0.0382in" fo:border-left="0.05pt solid #000000" fo:border-right="none" fo:border-top="none" fo:border-bottom="none"/>
    </style:style>
    <style:style style:name="Tableau19" style:family="table">
      <style:table-properties style:width="3.2708in" table:align="margins"/>
    </style:style>
    <style:style style:name="Tableau19.A" style:family="table-column">
      <style:table-column-properties style:column-width="1.0104in" style:rel-column-width="20249*"/>
    </style:style>
    <style:style style:name="Tableau19.B" style:family="table-column">
      <style:table-column-properties style:column-width="0.2813in" style:rel-column-width="5636*"/>
    </style:style>
    <style:style style:name="Tableau19.C" style:family="table-column">
      <style:table-column-properties style:column-width="1.6979in" style:rel-column-width="34026*"/>
    </style:style>
    <style:style style:name="Tableau19.D" style:family="table-column">
      <style:table-column-properties style:column-width="0.2806in" style:rel-column-width="5624*"/>
    </style:style>
    <style:style style:name="Tableau19.1" style:family="table-row">
      <style:table-row-properties style:min-row-height="0.7604in"/>
    </style:style>
    <style:style style:name="Tableau19.A1" style:family="table-cell">
      <style:table-cell-properties fo:padding="0.0382in" fo:border="none"/>
    </style:style>
    <style:style style:name="Tableau19.B1" style:family="table-cell">
      <style:table-cell-properties fo:padding="0.0382in" fo:border-left="none" fo:border-right="none" fo:border-top="none" fo:border-bottom="0.05pt solid #000000"/>
    </style:style>
    <style:style style:name="Tableau19.C1" style:family="table-cell">
      <style:table-cell-properties fo:padding="0.0382in" fo:border-left="0.05pt solid #000000" fo:border-right="none" fo:border-top="none" fo:border-bottom="0.05pt solid #000000"/>
    </style:style>
    <style:style style:name="Tableau19.C2" style:family="table-cell">
      <style:table-cell-properties fo:padding="0.0382in" fo:border-left="0.05pt solid #000000" fo:border-right="none" fo:border-top="none" fo:border-bottom="none"/>
    </style:style>
    <style:style style:name="Tableau20" style:family="table">
      <style:table-properties style:width="6.6979in" fo:margin-left="0in" table:align="left"/>
    </style:style>
    <style:style style:name="Tableau20.A" style:family="table-column">
      <style:table-column-properties style:column-width="3.625in"/>
    </style:style>
    <style:style style:name="Tableau20.B" style:family="table-column">
      <style:table-column-properties style:column-width="3.0729in"/>
    </style:style>
    <style:style style:name="Tableau20.A1" style:family="table-cell">
      <style:table-cell-properties fo:padding="0.0382in" fo:border="none"/>
    </style:style>
    <style:style style:name="Tableau21" style:family="table">
      <style:table-properties style:width="3.5521in" fo:margin-left="0in" table:align="left"/>
    </style:style>
    <style:style style:name="Tableau21.A" style:family="table-column">
      <style:table-column-properties style:column-width="0.3854in"/>
    </style:style>
    <style:style style:name="Tableau21.B" style:family="table-column">
      <style:table-column-properties style:column-width="0.6979in"/>
    </style:style>
    <style:style style:name="Tableau21.C" style:family="table-column">
      <style:table-column-properties style:column-width="0.4271in"/>
    </style:style>
    <style:style style:name="Tableau21.D" style:family="table-column">
      <style:table-column-properties style:column-width="2.0417in"/>
    </style:style>
    <style:style style:name="Tableau21.A1" style:family="table-cell">
      <style:table-cell-properties style:vertical-align="middle" fo:padding="0.0382in" fo:border="none"/>
    </style:style>
    <style:style style:name="Tableau21.B1" style:family="table-cell">
      <style:table-cell-properties style:vertical-align="middle" fo:padding="0.0382in" fo:border="0.05pt solid #000000"/>
    </style:style>
    <style:style style:name="Tableau22" style:family="table">
      <style:table-properties style:width="3.5486in" table:align="margins"/>
    </style:style>
    <style:style style:name="Tableau22.A" style:family="table-column">
      <style:table-column-properties style:column-width="1.1826in" style:rel-column-width="21845*"/>
    </style:style>
    <style:style style:name="Tableau22.A1" style:family="table-cell">
      <style:table-cell-properties fo:padding="0.0382in" fo:border="none"/>
    </style:style>
    <style:style style:name="Tableau22.B1" style:family="table-cell">
      <style:table-cell-properties fo:padding="0.0382in" fo:border="0.05pt solid #000000"/>
    </style:style>
    <style:style style:name="Tableau23" style:family="table">
      <style:table-properties style:width="3in" fo:margin-left="0in" table:align="left"/>
    </style:style>
    <style:style style:name="Tableau23.A" style:family="table-column">
      <style:table-column-properties style:column-width="0.8229in"/>
    </style:style>
    <style:style style:name="Tableau23.B" style:family="table-column">
      <style:table-column-properties style:column-width="1.1743in"/>
    </style:style>
    <style:style style:name="Tableau23.C" style:family="table-column">
      <style:table-column-properties style:column-width="1.0028in"/>
    </style:style>
    <style:style style:name="Tableau23.A1" style:family="table-cell">
      <style:table-cell-properties fo:padding="0.0382in" fo:border="none"/>
    </style:style>
    <style:style style:name="Tableau23.B1" style:family="table-cell">
      <style:table-cell-properties fo:padding="0.0382in" fo:border="0.05pt solid #000000"/>
    </style:style>
    <style:style style:name="Tableau24" style:family="table">
      <style:table-properties style:width="3in" fo:margin-left="0in" table:align="left"/>
    </style:style>
    <style:style style:name="Tableau24.A" style:family="table-column">
      <style:table-column-properties style:column-width="0.4063in"/>
    </style:style>
    <style:style style:name="Tableau24.B" style:family="table-column">
      <style:table-column-properties style:column-width="0.3542in"/>
    </style:style>
    <style:style style:name="Tableau24.C" style:family="table-column">
      <style:table-column-properties style:column-width="0.5in"/>
    </style:style>
    <style:style style:name="Tableau24.D" style:family="table-column">
      <style:table-column-properties style:column-width="0.3438in"/>
    </style:style>
    <style:style style:name="Tableau24.E" style:family="table-column">
      <style:table-column-properties style:column-width="0.4479in"/>
    </style:style>
    <style:style style:name="Tableau24.F" style:family="table-column">
      <style:table-column-properties style:column-width="0.9479in"/>
    </style:style>
    <style:style style:name="Tableau24.A1" style:family="table-cell">
      <style:table-cell-properties fo:padding="0.0382in" fo:border="none"/>
    </style:style>
    <style:style style:name="Tableau24.B1" style:family="table-cell">
      <style:table-cell-properties fo:padding="0.0382in" fo:border="0.05pt solid #000000"/>
    </style:style>
    <style:style style:name="Tableau25" style:family="table">
      <style:table-properties style:width="2.9965in" table:align="margins"/>
    </style:style>
    <style:style style:name="Tableau25.A" style:family="table-column">
      <style:table-column-properties style:column-width="0.6646in" style:rel-column-width="14534*"/>
    </style:style>
    <style:style style:name="Tableau25.B" style:family="table-column">
      <style:table-column-properties style:column-width="0.3333in" style:rel-column-width="7290*"/>
    </style:style>
    <style:style style:name="Tableau25.C" style:family="table-column">
      <style:table-column-properties style:column-width="0.6653in" style:rel-column-width="14549*"/>
    </style:style>
    <style:style style:name="Tableau25.D" style:family="table-column">
      <style:table-column-properties style:column-width="1.3333in" style:rel-column-width="29162*"/>
    </style:style>
    <style:style style:name="Tableau25.A1" style:family="table-cell">
      <style:table-cell-properties style:vertical-align="middle" fo:padding="0.0382in" fo:border="none"/>
    </style:style>
    <style:style style:name="Tableau25.B1" style:family="table-cell">
      <style:table-cell-properties style:vertical-align="middle" fo:padding="0.0382in" fo:border="0.05pt solid #000000"/>
    </style:style>
    <style:style style:name="Tableau25.2" style:family="table-row">
      <style:table-row-properties style:min-row-height="0.1132in"/>
    </style:style>
    <style:style style:name="Tableau26" style:family="table">
      <style:table-properties style:width="6.6931in" table:align="margins"/>
    </style:style>
    <style:style style:name="Tableau26.A" style:family="table-column">
      <style:table-column-properties style:column-width="3.3465in" style:rel-column-width="32767*"/>
    </style:style>
    <style:style style:name="Tableau26.B" style:family="table-column">
      <style:table-column-properties style:column-width="3.3465in" style:rel-column-width="32768*"/>
    </style:style>
    <style:style style:name="Tableau26.A1" style:family="table-cell">
      <style:table-cell-properties fo:padding="0.0382in" fo:border="none"/>
    </style:style>
    <style:style style:name="Tableau27" style:family="table">
      <style:table-properties style:width="6.6931in" table:align="margins"/>
    </style:style>
    <style:style style:name="Tableau27.A" style:family="table-column">
      <style:table-column-properties style:column-width="1.8563in" style:rel-column-width="18175*"/>
    </style:style>
    <style:style style:name="Tableau27.B" style:family="table-column">
      <style:table-column-properties style:column-width="4.8368in" style:rel-column-width="47360*"/>
    </style:style>
    <style:style style:name="Tableau27.1" style:family="table-row">
      <style:table-row-properties style:min-row-height="0.7104in"/>
    </style:style>
    <style:style style:name="Tableau27.A1" style:family="table-cell">
      <style:table-cell-properties fo:padding="0.0382in" fo:border-left="0.05pt solid #000000" fo:border-right="none" fo:border-top="none" fo:border-bottom="0.05pt solid #000000"/>
    </style:style>
    <style:style style:name="Tableau27.B1" style:family="table-cell">
      <style:table-cell-properties fo:padding="0.0382in" fo:border="none"/>
    </style:style>
    <style:style style:name="Tableau28" style:family="table">
      <style:table-properties style:width="6.6931in" table:align="margins"/>
    </style:style>
    <style:style style:name="Tableau28.A" style:family="table-column">
      <style:table-column-properties style:column-width="3.3465in" style:rel-column-width="32767*"/>
    </style:style>
    <style:style style:name="Tableau28.B" style:family="table-column">
      <style:table-column-properties style:column-width="3.3465in" style:rel-column-width="32768*"/>
    </style:style>
    <style:style style:name="Tableau28.A1" style:family="table-cell">
      <style:table-cell-properties fo:padding="0.0382in" fo:border="none"/>
    </style:style>
    <style:style style:name="Tableau29" style:family="table">
      <style:table-properties style:width="6.6931in" table:align="margins"/>
    </style:style>
    <style:style style:name="Tableau29.A" style:family="table-column">
      <style:table-column-properties style:column-width="3.3465in" style:rel-column-width="32767*"/>
    </style:style>
    <style:style style:name="Tableau29.B" style:family="table-column">
      <style:table-column-properties style:column-width="3.3465in" style:rel-column-width="32768*"/>
    </style:style>
    <style:style style:name="Tableau29.A1" style:family="table-cell">
      <style:table-cell-properties fo:padding="0.0382in" fo:border="none"/>
    </style:style>
    <style:style style:name="Tableau30" style:family="table">
      <style:table-properties style:width="3.0729in" table:align="left"/>
    </style:style>
    <style:style style:name="Tableau30.A" style:family="table-column">
      <style:table-column-properties style:column-width="1.0896in"/>
    </style:style>
    <style:style style:name="Tableau30.B" style:family="table-column">
      <style:table-column-properties style:column-width="0.8792in"/>
    </style:style>
    <style:style style:name="Tableau30.C" style:family="table-column">
      <style:table-column-properties style:column-width="1.1042in"/>
    </style:style>
    <style:style style:name="Tableau30.1" style:family="table-row">
      <style:table-row-properties style:min-row-height="0.5778in"/>
    </style:style>
    <style:style style:name="Tableau30.A1" style:family="table-cell">
      <style:table-cell-properties fo:padding="0.0382in" fo:border-left="0.05pt solid #000000" fo:border-right="none" fo:border-top="none" fo:border-bottom="0.05pt solid #000000"/>
    </style:style>
    <style:style style:name="Tableau30.B1" style:family="table-cell">
      <style:table-cell-properties fo:padding="0.0382in" fo:border="none"/>
    </style:style>
    <style:style style:name="Tableau31" style:family="table">
      <style:table-properties style:width="3.2708in" table:align="margins"/>
    </style:style>
    <style:style style:name="Tableau31.A" style:family="table-column">
      <style:table-column-properties style:column-width="0.2708in" style:rel-column-width="5427*"/>
    </style:style>
    <style:style style:name="Tableau31.B" style:family="table-column">
      <style:table-column-properties style:column-width="0.9792in" style:rel-column-width="19622*"/>
    </style:style>
    <style:style style:name="Tableau31.C" style:family="table-column">
      <style:table-column-properties style:column-width="0.9583in" style:rel-column-width="19205*"/>
    </style:style>
    <style:style style:name="Tableau31.D" style:family="table-column">
      <style:table-column-properties style:column-width="1.0618in" style:rel-column-width="21281*"/>
    </style:style>
    <style:style style:name="Tableau31.A1" style:family="table-cell">
      <style:table-cell-properties fo:padding="0.0382in" fo:border="none"/>
    </style:style>
    <style:style style:name="Tableau33" style:family="table">
      <style:table-properties style:width="6.6979in" fo:margin-left="0in" table:align="left"/>
    </style:style>
    <style:style style:name="Tableau33.A" style:family="table-column">
      <style:table-column-properties style:column-width="3.2292in"/>
    </style:style>
    <style:style style:name="Tableau33.B" style:family="table-column">
      <style:table-column-properties style:column-width="3.4688in"/>
    </style:style>
    <style:style style:name="Tableau33.A1" style:family="table-cell">
      <style:table-cell-properties fo:padding="0.0382in" fo:border="none"/>
    </style:style>
    <style:style style:name="P1" style:family="paragraph" style:parent-style-name="Standard">
      <style:text-properties fo:font-size="10pt" fo:font-style="normal" officeooo:paragraph-rsid="001ffc89" style:font-size-asian="10pt" style:font-style-asian="normal" style:font-size-complex="10pt" style:font-style-complex="normal"/>
    </style:style>
    <style:style style:name="P2" style:family="paragraph" style:parent-style-name="Standard">
      <style:text-properties fo:font-size="10pt" fo:font-style="normal" officeooo:paragraph-rsid="00211d31" style:font-size-asian="10pt" style:font-style-asian="normal" style:font-size-complex="10pt" style:font-style-complex="normal"/>
    </style:style>
    <style:style style:name="P3" style:family="paragraph" style:parent-style-name="Standard">
      <style:text-properties fo:font-size="10pt" fo:font-style="normal" officeooo:paragraph-rsid="0022bf4c" style:font-size-asian="10pt" style:font-style-asian="normal" style:font-size-complex="10pt" style:font-style-complex="normal"/>
    </style:style>
    <style:style style:name="P4" style:family="paragraph" style:parent-style-name="Standard">
      <style:text-properties fo:font-size="10pt" fo:font-style="normal" officeooo:paragraph-rsid="0038377b" style:font-size-asian="10pt" style:font-style-asian="normal" style:font-size-complex="10pt" style:font-style-complex="normal"/>
    </style:style>
    <style:style style:name="P5" style:family="paragraph" style:parent-style-name="Standard">
      <style:text-properties fo:font-size="10pt" fo:font-style="normal" style:text-underline-style="none" fo:font-weight="normal" officeooo:paragraph-rsid="00236711" style:font-size-asian="8.75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text-properties fo:font-size="10pt" fo:font-style="normal" style:text-underline-style="none" fo:font-weight="normal" officeooo:paragraph-rsid="00264221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fo:font-size="10pt" fo:font-style="normal" style:text-underline-style="none" fo:font-weight="normal" officeooo:paragraph-rsid="00297d58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2bc2aa" officeooo:paragraph-rsid="002f3c2c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2bc2aa" officeooo:paragraph-rsid="00410c5d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fo:font-size="10pt" fo:font-style="normal" style:text-underline-style="none" fo:font-weight="normal" officeooo:paragraph-rsid="002788dd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fo:font-size="10pt" fo:font-style="normal" style:text-underline-style="none" fo:font-weight="normal" officeooo:paragraph-rsid="00410c5d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fo:font-size="10pt" fo:font-style="normal" style:text-underline-style="none" fo:font-weight="normal" officeooo:paragraph-rsid="0053e5d4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fo:font-size="10pt" fo:font-style="normal" style:text-underline-style="none" fo:font-weight="normal" officeooo:rsid="0053e5d4" officeooo:paragraph-rsid="0053e5d4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0pt" fo:font-style="normal" style:text-underline-style="none" fo:font-weight="normal" officeooo:rsid="0053e5d4" officeooo:paragraph-rsid="0053e5d4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fo:font-size="10pt" fo:font-style="normal" style:text-underline-style="none" fo:font-weight="normal" officeooo:rsid="0023181e" officeooo:paragraph-rsid="0023181e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fo:font-size="10pt" fo:font-style="normal" style:text-underline-style="none" fo:font-weight="bold" officeooo:paragraph-rsid="00546499" style:font-size-asian="8.75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pt" fo:font-style="normal" style:text-underline-style="solid" style:text-underline-width="auto" style:text-underline-color="font-color" fo:font-weight="normal" officeooo:rsid="0053e5d4" officeooo:paragraph-rsid="0053e5d4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fo:font-size="10pt" officeooo:rsid="001f9535" officeooo:paragraph-rsid="001f9535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fo:font-size="10pt" fo:font-style="italic" officeooo:rsid="001ffc89" officeooo:paragraph-rsid="001ffc89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ize="10pt" fo:font-weight="normal" officeooo:rsid="00546499" officeooo:paragraph-rsid="00546499" style:font-size-asian="8.75pt" style:font-weight-asian="normal" style:font-size-complex="10pt" style:font-weight-complex="normal"/>
    </style:style>
    <style:style style:name="P21" style:family="paragraph" style:parent-style-name="Standard">
      <style:text-properties fo:font-size="12pt" fo:font-style="normal" style:text-underline-style="solid" style:text-underline-width="auto" style:text-underline-color="font-color" fo:font-weight="bold" officeooo:paragraph-rsid="0023181e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1ffc89" officeooo:paragraph-rsid="001ffc89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fo:font-size="12pt" style:text-underline-style="solid" style:text-underline-width="auto" style:text-underline-color="font-color" fo:font-weight="bold" officeooo:rsid="001f9535" officeooo:paragraph-rsid="001f9535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f9535" officeooo:paragraph-rsid="001f9535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6pt" style:text-underline-style="solid" style:text-underline-width="auto" style:text-underline-color="font-color" fo:font-weight="bold" officeooo:rsid="001f9535" officeooo:paragraph-rsid="001f9535" style:font-size-asian="5.25pt" style:font-weight-asian="bold" style:font-size-complex="6pt" style:font-weight-complex="bold"/>
    </style:style>
    <style:style style:name="P26" style:family="paragraph" style:parent-style-name="Standard">
      <style:text-properties fo:font-size="6pt" officeooo:rsid="001f9535" officeooo:paragraph-rsid="001f9535" style:font-size-asian="5.25pt" style:font-size-complex="6pt"/>
    </style:style>
    <style:style style:name="P27" style:family="paragraph" style:parent-style-name="Standard">
      <style:text-properties fo:font-size="6pt" fo:font-style="normal" style:text-underline-style="solid" style:text-underline-width="auto" style:text-underline-color="font-color" fo:font-weight="bold" officeooo:rsid="001ffc89" officeooo:paragraph-rsid="001ffc89" style:font-size-asian="5.25pt" style:font-style-asian="normal" style:font-weight-asian="bold" style:font-size-complex="6pt" style:font-style-complex="normal" style:font-weight-complex="bold"/>
    </style:style>
    <style:style style:name="P28" style:family="paragraph" style:parent-style-name="Standard">
      <style:text-properties fo:font-size="6pt" fo:font-style="normal" officeooo:rsid="001ffc89" officeooo:paragraph-rsid="001ffc89" style:font-size-asian="5.25pt" style:font-style-asian="normal" style:font-size-complex="6pt" style:font-style-complex="normal"/>
    </style:style>
    <style:style style:name="P29" style:family="paragraph" style:parent-style-name="Standard">
      <style:text-properties fo:font-size="6pt" fo:font-style="normal" officeooo:rsid="001ffc89" officeooo:paragraph-rsid="0038377b" style:font-size-asian="5.25pt" style:font-style-asian="normal" style:font-size-complex="6pt" style:font-style-complex="normal"/>
    </style:style>
    <style:style style:name="P30" style:family="paragraph" style:parent-style-name="Standard">
      <style:text-properties fo:font-size="6pt" fo:font-style="normal" officeooo:rsid="00211d31" officeooo:paragraph-rsid="00211d31" style:font-size-asian="5.25pt" style:font-style-asian="normal" style:font-size-complex="6pt" style:font-style-complex="normal"/>
    </style:style>
    <style:style style:name="P31" style:family="paragraph" style:parent-style-name="Standard">
      <style:text-properties fo:font-size="6pt" fo:font-style="normal" officeooo:rsid="0022bf4c" officeooo:paragraph-rsid="0022bf4c" style:font-size-asian="5.25pt" style:font-style-asian="normal" style:font-size-complex="6pt" style:font-style-complex="normal"/>
    </style:style>
    <style:style style:name="P32" style:family="paragraph" style:parent-style-name="Standard">
      <style:text-properties fo:font-size="6pt" fo:font-style="normal" style:text-underline-style="none" fo:font-weight="normal" officeooo:rsid="0023181e" officeooo:paragraph-rsid="0023181e" style:font-size-asian="5.25pt" style:font-style-asian="normal" style:font-weight-asian="normal" style:font-size-complex="6pt" style:font-style-complex="normal" style:font-weight-complex="normal"/>
    </style:style>
    <style:style style:name="P33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rsid="00255d80" officeooo:paragraph-rsid="00236711" style:font-name-asian="DejaVu Sans" style:font-size-asian="10.5pt" style:font-style-asian="normal" style:font-weight-asian="bold" style:font-name-complex="Lohit Hindi" style:font-size-complex="12pt" style:font-style-complex="normal" style:font-weight-complex="bold"/>
    </style:style>
    <style:style style:name="P34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rsid="00264221" officeooo:paragraph-rsid="00264221" style:font-name-asian="DejaVu Sans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P35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rsid="003d7e66" officeooo:paragraph-rsid="003d7e66" style:font-name-asian="DejaVu Sans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P36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rsid="0052f799" officeooo:paragraph-rsid="0052f799" style:font-name-asian="DejaVu Sans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P37" style:family="paragraph" style:parent-style-name="Standard">
      <style:text-properties style:font-name="Times New Roman" fo:font-size="6pt" fo:font-style="normal" style:text-underline-style="solid" style:text-underline-width="auto" style:text-underline-color="font-color" fo:font-weight="bold" officeooo:rsid="00255d80" officeooo:paragraph-rsid="00236711" style:font-name-asian="DejaVu Sans" style:font-size-asian="5.25pt" style:font-style-asian="normal" style:font-weight-asian="bold" style:font-name-complex="Lohit Hindi" style:font-size-complex="6pt" style:font-style-complex="normal" style:font-weight-complex="bold"/>
    </style:style>
    <style:style style:name="P38" style:family="paragraph" style:parent-style-name="Standard">
      <style:text-properties style:font-name="Times New Roman" fo:font-size="6pt" fo:font-style="normal" style:text-underline-style="none" fo:font-weight="bold" officeooo:rsid="0033422e" officeooo:paragraph-rsid="0033422e" style:font-name-asian="DejaVu Sans" style:font-size-asian="5.25pt" style:font-style-asian="normal" style:font-weight-asian="bold" style:font-name-complex="Lohit Hindi" style:font-size-complex="6pt" style:font-style-complex="normal" style:font-weight-complex="bold"/>
    </style:style>
    <style:style style:name="P39" style:family="paragraph" style:parent-style-name="Standard">
      <style:text-properties style:font-name="Times New Roman" fo:font-size="6pt" fo:font-style="normal" style:text-underline-style="none" fo:font-weight="normal" officeooo:rsid="00432754" officeooo:paragraph-rsid="00432754" style:font-name-asian="DejaVu Sans" style:font-size-asian="5.25pt" style:font-style-asian="normal" style:font-weight-asian="normal" style:font-name-complex="Lohit Hindi" style:font-size-complex="6pt" style:font-style-complex="normal" style:font-weight-complex="normal"/>
    </style:style>
    <style:style style:name="P40" style:family="paragraph" style:parent-style-name="Standard">
      <style:text-properties style:font-name="Times New Roman" fo:font-size="6pt" fo:font-style="normal" style:text-underline-style="none" fo:font-weight="normal" officeooo:rsid="00264221" officeooo:paragraph-rsid="0053e5d4" style:font-name-asian="DejaVu Sans" style:font-size-asian="5.25pt" style:font-style-asian="normal" style:font-weight-asian="normal" style:font-name-complex="Lohit Hindi" style:font-size-complex="6pt" style:font-style-complex="normal" style:font-weight-complex="normal"/>
    </style:style>
    <style:style style:name="P41" style:family="paragraph" style:parent-style-name="Standard">
      <style:text-properties style:font-name="Times New Roman" fo:font-size="10pt" fo:font-style="normal" style:text-underline-style="none" fo:font-weight="normal" officeooo:rsid="00255d80" officeooo:paragraph-rsid="00255d80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42" style:family="paragraph" style:parent-style-name="Standard">
      <style:text-properties style:font-name="Times New Roman" fo:font-size="10pt" fo:font-style="normal" style:text-underline-style="none" fo:font-weight="normal" officeooo:rsid="00264221" officeooo:paragraph-rsid="00264221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43" style:family="paragraph" style:parent-style-name="Standard">
      <style:text-properties style:font-name="Times New Roman" fo:font-size="10pt" fo:font-style="normal" style:text-underline-style="none" fo:font-weight="normal" officeooo:rsid="00264221" officeooo:paragraph-rsid="0033422e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44" style:family="paragraph" style:parent-style-name="Standard">
      <style:text-properties style:font-name="Times New Roman" fo:font-size="10pt" fo:font-style="normal" style:text-underline-style="none" fo:font-weight="normal" officeooo:rsid="00264221" officeooo:paragraph-rsid="0052f799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45" style:family="paragraph" style:parent-style-name="Standard">
      <style:text-properties style:font-name="Times New Roman" fo:font-size="10pt" fo:font-style="normal" style:text-underline-style="none" fo:font-weight="normal" officeooo:rsid="002788dd" officeooo:paragraph-rsid="002788dd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46" style:family="paragraph" style:parent-style-name="Standard">
      <style:text-properties style:font-name="Times New Roman" fo:font-size="10pt" fo:font-style="normal" style:text-underline-style="none" fo:font-weight="normal" officeooo:rsid="002788dd" officeooo:paragraph-rsid="00410c5d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47" style:family="paragraph" style:parent-style-name="Standard">
      <style:text-properties style:font-name="Times New Roman" fo:font-size="10pt" fo:font-style="normal" style:text-underline-style="none" fo:font-weight="normal" officeooo:rsid="00323f14" officeooo:paragraph-rsid="00323f14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48" style:family="paragraph" style:parent-style-name="Standard">
      <style:text-properties style:font-name="Times New Roman" fo:font-size="10pt" fo:font-style="normal" style:text-underline-style="none" fo:font-weight="normal" officeooo:rsid="0033422e" officeooo:paragraph-rsid="0033422e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49" style:family="paragraph" style:parent-style-name="Standard">
      <style:text-properties style:font-name="Times New Roman" fo:font-size="10pt" fo:font-style="normal" style:text-underline-style="none" fo:font-weight="normal" officeooo:rsid="0033422e" officeooo:paragraph-rsid="0038377b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50" style:family="paragraph" style:parent-style-name="Standard">
      <style:text-properties style:font-name="Times New Roman" fo:font-size="10pt" fo:font-style="normal" style:text-underline-style="none" fo:font-weight="normal" officeooo:rsid="0033422e" officeooo:paragraph-rsid="00323f14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51" style:family="paragraph" style:parent-style-name="Standard">
      <style:text-properties style:font-name="Times New Roman" fo:font-size="10pt" fo:font-style="normal" style:text-underline-style="none" fo:font-weight="normal" officeooo:rsid="003624bd" officeooo:paragraph-rsid="003624bd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52" style:family="paragraph" style:parent-style-name="Standard">
      <style:text-properties style:font-name="Times New Roman" fo:font-size="10pt" fo:font-style="normal" style:text-underline-style="none" fo:font-weight="normal" officeooo:rsid="003624bd" officeooo:paragraph-rsid="00432754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53" style:family="paragraph" style:parent-style-name="Standard">
      <style:text-properties style:font-name="Times New Roman" fo:font-size="10pt" fo:font-style="normal" style:text-underline-style="none" fo:font-weight="normal" officeooo:rsid="003624bd" officeooo:paragraph-rsid="0043946c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54" style:family="paragraph" style:parent-style-name="Standard">
      <style:text-properties style:font-name="Times New Roman" fo:font-size="10pt" fo:font-style="normal" style:text-underline-style="none" fo:font-weight="normal" officeooo:rsid="003d7e66" officeooo:paragraph-rsid="003d7e66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55" style:family="paragraph" style:parent-style-name="Standard">
      <style:text-properties style:font-name="Times New Roman" fo:font-size="10pt" fo:font-style="normal" style:text-underline-style="none" fo:font-weight="normal" officeooo:rsid="003d7e66" officeooo:paragraph-rsid="00432754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56" style:family="paragraph" style:parent-style-name="Standard">
      <style:text-properties style:font-name="Times New Roman" fo:font-size="10pt" fo:font-style="normal" style:text-underline-style="none" fo:font-weight="normal" officeooo:paragraph-rsid="00546499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57" style:family="paragraph" style:parent-style-name="Standard">
      <style:text-properties style:font-name="Times New Roman" fo:font-size="10pt" fo:font-style="normal" style:text-underline-style="none" fo:font-weight="bold" officeooo:rsid="00264221" officeooo:paragraph-rsid="00264221" style:font-name-asian="DejaVu Sans" style:font-size-asian="8.75pt" style:font-style-asian="normal" style:font-weight-asian="bold" style:font-name-complex="Lohit Hindi" style:font-size-complex="10pt" style:font-style-complex="normal" style:font-weight-complex="bold"/>
    </style:style>
    <style:style style:name="P58" style:family="paragraph" style:parent-style-name="Standard">
      <style:text-properties style:font-name="Times New Roman" fo:font-size="10pt" fo:font-style="normal" style:text-underline-style="none" fo:font-weight="bold" officeooo:rsid="00264221" officeooo:paragraph-rsid="0052f799" style:font-name-asian="DejaVu Sans" style:font-size-asian="8.75pt" style:font-style-asian="normal" style:font-weight-asian="bold" style:font-name-complex="Lohit Hindi" style:font-size-complex="10pt" style:font-style-complex="normal" style:font-weight-complex="bold"/>
    </style:style>
    <style:style style:name="P59" style:family="paragraph" style:parent-style-name="Standard">
      <style:text-properties style:font-name="Times New Roman" fo:font-size="10pt" fo:font-style="normal" style:text-underline-style="none" fo:font-weight="bold" officeooo:rsid="00264221" officeooo:paragraph-rsid="0053e5d4" style:font-name-asian="DejaVu Sans" style:font-size-asian="8.75pt" style:font-style-asian="normal" style:font-weight-asian="bold" style:font-name-complex="Lohit Hindi" style:font-size-complex="10pt" style:font-style-complex="normal" style:font-weight-complex="bold"/>
    </style:style>
    <style:style style:name="P60" style:family="paragraph" style:parent-style-name="Standard">
      <style:text-properties style:font-name="Times New Roman" fo:font-size="10pt" fo:font-style="normal" style:text-underline-style="none" fo:font-weight="bold" officeooo:rsid="002788dd" officeooo:paragraph-rsid="00297d58" style:font-name-asian="DejaVu Sans" style:font-size-asian="8.75pt" style:font-style-asian="normal" style:font-weight-asian="bold" style:font-name-complex="Lohit Hindi" style:font-size-complex="10pt" style:font-style-complex="normal" style:font-weight-complex="bold"/>
    </style:style>
    <style:style style:name="P61" style:family="paragraph" style:parent-style-name="Standard">
      <style:text-properties style:font-name="Times New Roman" fo:font-size="10pt" fo:font-style="normal" style:text-underline-style="none" fo:font-weight="bold" officeooo:rsid="0033422e" officeooo:paragraph-rsid="0033422e" style:font-name-asian="DejaVu Sans" style:font-size-asian="8.75pt" style:font-style-asian="normal" style:font-weight-asian="bold" style:font-name-complex="Lohit Hindi" style:font-size-complex="10pt" style:font-style-complex="normal" style:font-weight-complex="bold"/>
    </style:style>
    <style:style style:name="P62" style:family="paragraph" style:parent-style-name="Standard">
      <style:text-properties style:font-name="Times New Roman" fo:font-size="10pt" fo:font-style="normal" style:text-underline-style="none" fo:font-weight="bold" officeooo:rsid="003624bd" officeooo:paragraph-rsid="0033422e" style:font-name-asian="DejaVu Sans" style:font-size-asian="8.75pt" style:font-style-asian="normal" style:font-weight-asian="bold" style:font-name-complex="Lohit Hindi" style:font-size-complex="10pt" style:font-style-complex="normal" style:font-weight-complex="bold"/>
    </style:style>
    <style:style style:name="P63" style:family="paragraph" style:parent-style-name="Standard">
      <style:text-properties style:font-name="Times New Roman" fo:font-size="10pt" fo:font-style="normal" style:text-underline-style="none" fo:font-weight="bold" officeooo:rsid="003624bd" officeooo:paragraph-rsid="003624bd" style:font-name-asian="DejaVu Sans" style:font-size-asian="8.75pt" style:font-style-asian="normal" style:font-weight-asian="bold" style:font-name-complex="Lohit Hindi" style:font-size-complex="10pt" style:font-style-complex="normal" style:font-weight-complex="bold"/>
    </style:style>
    <style:style style:name="P64" style:family="paragraph" style:parent-style-name="Standard">
      <style:text-properties style:font-name="Times New Roman" fo:font-size="10pt" fo:font-style="normal" style:text-underline-style="none" fo:font-weight="bold" officeooo:rsid="003624bd" officeooo:paragraph-rsid="0047c34d" style:font-name-asian="DejaVu Sans" style:font-size-asian="8.75pt" style:font-style-asian="normal" style:font-weight-asian="bold" style:font-name-complex="Lohit Hindi" style:font-size-complex="10pt" style:font-style-complex="normal" style:font-weight-complex="bold"/>
    </style:style>
    <style:style style:name="P65" style:family="paragraph" style:parent-style-name="Standard">
      <style:text-properties style:font-name="Times New Roman" fo:font-size="10pt" fo:font-style="normal" style:text-underline-style="none" fo:font-weight="bold" officeooo:rsid="003d7e66" officeooo:paragraph-rsid="003d7e66" style:font-name-asian="DejaVu Sans" style:font-size-asian="8.75pt" style:font-style-asian="normal" style:font-weight-asian="bold" style:font-name-complex="Lohit Hindi" style:font-size-complex="10pt" style:font-style-complex="normal" style:font-weight-complex="bold"/>
    </style:style>
    <style:style style:name="P66" style:family="paragraph" style:parent-style-name="Standard">
      <style:text-properties style:font-name="Times New Roman" fo:font-size="10pt" fo:font-style="normal" style:text-underline-style="none" fo:font-weight="bold" officeooo:rsid="00432754" officeooo:paragraph-rsid="00432754" style:font-name-asian="DejaVu Sans" style:font-size-asian="8.75pt" style:font-style-asian="normal" style:font-weight-asian="bold" style:font-name-complex="Lohit Hindi" style:font-size-complex="10pt" style:font-style-complex="normal" style:font-weight-complex="bold"/>
    </style:style>
    <style:style style:name="P67" style:family="paragraph" style:parent-style-name="Standard">
      <style:text-properties style:font-name="Times New Roman" fo:font-size="10pt" fo:font-style="normal" style:text-underline-style="none" fo:font-weight="bold" officeooo:rsid="00323f14" officeooo:paragraph-rsid="00323f14" style:font-name-asian="DejaVu Sans" style:font-size-asian="8.75pt" style:font-style-asian="normal" style:font-weight-asian="bold" style:font-name-complex="Lohit Hindi" style:font-size-complex="10pt" style:font-style-complex="normal" style:font-weight-complex="bold"/>
    </style:style>
    <style:style style:name="P68" style:family="paragraph" style:parent-style-name="Standard">
      <style:text-properties style:font-name="Times New Roman" fo:font-size="10pt" fo:font-style="normal" style:text-underline-style="none" fo:font-weight="bold" officeooo:rsid="0047ed7a" officeooo:paragraph-rsid="004a1918" style:font-name-asian="DejaVu Sans" style:font-size-asian="8.75pt" style:font-style-asian="normal" style:font-weight-asian="bold" style:font-name-complex="Lohit Hindi" style:font-size-complex="10pt" style:font-style-complex="normal" style:font-weight-complex="bold"/>
    </style:style>
    <style:style style:name="P69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normal" officeooo:rsid="003d7e66" officeooo:paragraph-rsid="004a1918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70" style:family="paragraph" style:parent-style-name="Standard">
      <style:text-properties style:font-name="Times New Roman" fo:font-size="10pt" fo:font-style="italic" style:text-underline-style="none" fo:font-weight="normal" officeooo:rsid="002788dd" officeooo:paragraph-rsid="002788dd" style:font-name-asian="DejaVu Sans" style:font-size-asian="8.75pt" style:font-style-asian="italic" style:font-weight-asian="normal" style:font-name-complex="Lohit Hindi" style:font-size-complex="10pt" style:font-style-complex="italic" style:font-weight-complex="normal"/>
    </style:style>
    <style:style style:name="P71" style:family="paragraph" style:parent-style-name="Standard">
      <style:text-properties style:font-name="Times New Roman" fo:font-size="10pt" fo:font-style="italic" style:text-underline-style="none" fo:font-weight="normal" officeooo:rsid="0040aa6f" officeooo:paragraph-rsid="00410c5d" style:font-name-asian="DejaVu Sans" style:font-size-asian="8.75pt" style:font-style-asian="italic" style:font-weight-asian="normal" style:font-name-complex="Lohit Hindi" style:font-size-complex="10pt" style:font-style-complex="italic" style:font-weight-complex="normal"/>
    </style:style>
    <style:style style:name="P72" style:family="paragraph" style:parent-style-name="Standard">
      <style:text-properties style:font-name="Times New Roman" fo:font-size="10pt" fo:font-style="italic" style:text-underline-style="none" fo:font-weight="normal" officeooo:rsid="0048000b" officeooo:paragraph-rsid="004867cc" style:font-name-asian="DejaVu Sans" style:font-size-asian="8.75pt" style:font-style-asian="italic" style:font-weight-asian="normal" style:font-name-complex="Lohit Hindi" style:font-size-complex="10pt" style:font-style-complex="italic" style:font-weight-complex="normal"/>
    </style:style>
    <style:style style:name="P73" style:family="paragraph" style:parent-style-name="Standard">
      <style:text-properties style:font-name="Times New Roman" fo:font-size="10pt" fo:font-style="italic" style:text-underline-style="none" fo:font-weight="normal" officeooo:rsid="0048000b" officeooo:paragraph-rsid="0047ed7a" style:font-name-asian="DejaVu Sans" style:font-size-asian="8.75pt" style:font-style-asian="italic" style:font-weight-asian="normal" style:font-name-complex="Lohit Hindi" style:font-size-complex="10pt" style:font-style-complex="italic" style:font-weight-complex="normal"/>
    </style:style>
    <style:style style:name="P74" style:family="paragraph" style:parent-style-name="Standard">
      <style:text-properties style:font-name="Times New Roman" fo:font-size="10pt" fo:font-style="italic" style:text-underline-style="none" fo:font-weight="bold" officeooo:rsid="0040aa6f" officeooo:paragraph-rsid="00410c5d" style:font-name-asian="DejaVu Sans" style:font-size-asian="8.75pt" style:font-style-asian="italic" style:font-weight-asian="bold" style:font-name-complex="Lohit Hindi" style:font-size-complex="10pt" style:font-style-complex="italic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Times New Roman" fo:font-size="16pt" fo:font-style="normal" style:text-underline-style="solid" style:text-underline-width="auto" style:text-underline-color="font-color" fo:font-weight="bold" officeooo:rsid="00264221" officeooo:paragraph-rsid="00264221" style:font-name-asian="DejaVu Sans" style:font-size-asian="16pt" style:font-style-asian="normal" style:font-weight-asian="bold" style:font-name-complex="Lohit Hindi" style:font-size-complex="16pt" style:font-style-complex="normal" style:font-weight-complex="bold"/>
    </style:style>
    <style:style style:name="P76" style:family="paragraph" style:parent-style-name="Standard">
      <style:paragraph-properties fo:text-align="center" style:justify-single-word="false"/>
      <style:text-properties style:font-name="Times New Roman" fo:font-size="16pt" fo:font-style="normal" style:text-underline-style="solid" style:text-underline-width="auto" style:text-underline-color="font-color" fo:font-weight="bold" officeooo:rsid="00264221" officeooo:paragraph-rsid="0052f799" style:font-name-asian="DejaVu Sans" style:font-size-asian="16pt" style:font-style-asian="normal" style:font-weight-asian="bold" style:font-name-complex="Lohit Hindi" style:font-size-complex="16pt" style:font-style-complex="normal" style:font-weight-complex="bold"/>
    </style:style>
    <style:style style:name="P77" style:family="paragraph" style:parent-style-name="Standard">
      <style:text-properties style:font-name="Times New Roman" fo:font-size="8pt" fo:font-style="normal" style:text-underline-style="none" fo:font-weight="normal" officeooo:rsid="0033422e" officeooo:paragraph-rsid="0033422e" style:font-name-asian="DejaVu Sans" style:font-size-asian="7pt" style:font-style-asian="normal" style:font-weight-asian="normal" style:font-name-complex="Lohit Hindi" style:font-size-complex="8pt" style:font-style-complex="normal" style:font-weight-complex="normal"/>
    </style:style>
    <style:style style:name="P78" style:family="paragraph" style:parent-style-name="Standard">
      <style:text-properties style:font-name="Times New Roman1" fo:font-size="4pt" fo:font-style="normal" style:text-underline-style="none" fo:font-weight="normal" officeooo:rsid="002788dd" officeooo:paragraph-rsid="00297d58" style:font-name-asian="DejaVu Sans" style:font-size-asian="3.5pt" style:font-style-asian="normal" style:font-weight-asian="normal" style:font-name-complex="Lohit Hindi" style:font-size-complex="4pt" style:font-style-complex="normal" style:font-weight-complex="normal"/>
    </style:style>
    <style:style style:name="P79" style:family="paragraph" style:parent-style-name="Standard">
      <style:text-properties style:font-name="Times New Roman1" fo:font-size="10pt" fo:font-style="normal" style:text-underline-style="none" fo:font-weight="normal" officeooo:rsid="002788dd" officeooo:paragraph-rsid="00297d58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80" style:family="paragraph" style:parent-style-name="Standard">
      <style:text-properties style:text-position="0% 100%" style:font-name="Times New Roman" fo:font-size="3pt" fo:font-style="normal" style:text-underline-style="none" fo:font-weight="normal" officeooo:rsid="0028018a" officeooo:paragraph-rsid="0053e5d4" style:font-name-asian="DejaVu Sans" style:font-size-asian="2.59999990463257pt" style:font-style-asian="normal" style:font-weight-asian="normal" style:font-name-complex="Lohit Hindi" style:font-size-complex="3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text-position="0% 100%" style:font-name="Times New Roman" fo:font-size="3pt" fo:font-style="normal" style:text-underline-style="none" fo:font-weight="normal" officeooo:rsid="0053e5d4" officeooo:paragraph-rsid="0053e5d4" style:font-name-asian="DejaVu Sans" style:font-size-asian="2.59999990463257pt" style:font-style-asian="normal" style:font-weight-asian="normal" style:font-name-complex="Lohit Hindi" style:font-size-complex="3pt" style:font-style-complex="normal" style:font-weight-complex="normal"/>
    </style:style>
    <style:style style:name="P82" style:family="paragraph" style:parent-style-name="Standard">
      <style:text-properties style:text-position="0% 100%" style:font-name="Times New Roman" fo:font-size="3pt" fo:font-style="normal" style:text-underline-style="none" fo:font-weight="bold" officeooo:rsid="002788dd" officeooo:paragraph-rsid="00546499" style:font-name-asian="DejaVu Sans" style:font-size-asian="2.59999990463257pt" style:font-style-asian="normal" style:font-weight-asian="bold" style:font-name-complex="Lohit Hindi" style:font-size-complex="3pt" style:font-style-complex="normal" style:font-weight-complex="bold"/>
    </style:style>
    <style:style style:name="P83" style:family="paragraph" style:parent-style-name="Standard">
      <style:text-properties style:text-position="0% 100%" style:font-name="Times New Roman" fo:font-size="8pt" fo:font-style="italic" style:text-underline-style="none" fo:font-weight="normal" officeooo:rsid="00546499" officeooo:paragraph-rsid="00546499" style:font-name-asian="DejaVu Sans" style:font-size-asian="8pt" style:font-style-asian="italic" style:font-weight-asian="normal" style:font-name-complex="Lohit Hindi" style:font-size-complex="8pt" style:font-style-complex="italic" style:font-weight-complex="normal"/>
    </style:style>
    <style:style style:name="P84" style:family="paragraph" style:parent-style-name="Standard">
      <style:text-properties style:text-position="0% 100%" style:font-name="Times New Roman" fo:font-size="10pt" fo:font-style="normal" style:text-underline-style="none" fo:font-weight="bold" officeooo:rsid="00546499" officeooo:paragraph-rsid="00546499" style:font-name-asian="DejaVu Sans" style:font-size-asian="8.75pt" style:font-style-asian="normal" style:font-weight-asian="bold" style:font-name-complex="Lohit Hindi" style:font-size-complex="10pt" style:font-style-complex="normal" style:font-weight-complex="bold"/>
    </style:style>
    <style:style style:name="P85" style:family="paragraph" style:parent-style-name="Standard">
      <style:text-properties style:text-position="0% 100%" style:font-name="Times New Roman" fo:font-size="10pt" fo:font-style="normal" style:text-underline-style="none" fo:font-weight="normal" officeooo:rsid="0053e5d4" officeooo:paragraph-rsid="0053e5d4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86" style:family="paragraph" style:parent-style-name="Standard">
      <style:paragraph-properties fo:text-align="center" style:justify-single-word="false"/>
      <style:text-properties style:text-position="0% 100%" style:font-name="Times New Roman" fo:font-size="10pt" fo:font-style="normal" style:text-underline-style="none" fo:font-weight="normal" officeooo:rsid="0053e5d4" officeooo:paragraph-rsid="0053e5d4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text-position="0% 100%" style:font-name="Times New Roman" fo:font-size="10pt" fo:font-style="normal" style:text-underline-style="none" fo:font-weight="normal" officeooo:rsid="0053e5d4" officeooo:paragraph-rsid="0053e5d4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text-position="0% 100%" style:font-name="Times New Roman" fo:font-size="10pt" fo:font-style="normal" style:text-underline-style="solid" style:text-underline-width="auto" style:text-underline-color="font-color" fo:font-weight="normal" officeooo:rsid="0053e5d4" officeooo:paragraph-rsid="0053e5d4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89" style:family="paragraph" style:parent-style-name="Standard">
      <style:paragraph-properties fo:text-align="center" style:justify-single-word="false"/>
      <style:text-properties style:text-position="0% 100%" style:font-name="Times New Roman" fo:font-size="10pt" fo:font-style="normal" style:text-underline-style="solid" style:text-underline-width="auto" style:text-underline-color="font-color" fo:font-weight="normal" officeooo:rsid="0053e5d4" officeooo:paragraph-rsid="0053e5d4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90" style:family="paragraph" style:parent-style-name="Standard">
      <style:text-properties style:text-position="0% 100%" style:font-name="Times New Roman" fo:font-size="6pt" fo:font-style="normal" style:text-underline-style="none" fo:font-weight="normal" officeooo:rsid="0053e5d4" officeooo:paragraph-rsid="0053e5d4" style:font-name-asian="DejaVu Sans" style:font-size-asian="5.25pt" style:font-style-asian="normal" style:font-weight-asian="normal" style:font-name-complex="Lohit Hindi" style:font-size-complex="6pt" style:font-style-complex="normal" style:font-weight-complex="normal"/>
    </style:style>
    <style:style style:name="P91" style:family="paragraph" style:parent-style-name="Standard">
      <style:paragraph-properties fo:text-align="center" style:justify-single-word="false"/>
      <style:text-properties style:text-position="0% 100%" style:font-name="Times New Roman" fo:font-size="6pt" fo:font-style="normal" style:text-underline-style="none" fo:font-weight="normal" officeooo:rsid="0053e5d4" officeooo:paragraph-rsid="0053e5d4" style:font-name-asian="DejaVu Sans" style:font-size-asian="5.25pt" style:font-style-asian="normal" style:font-weight-asian="normal" style:font-name-complex="Lohit Hindi" style:font-size-complex="6pt" style:font-style-complex="normal" style:font-weight-complex="normal"/>
    </style:style>
    <style:style style:name="P92" style:family="paragraph" style:parent-style-name="Table_20_Contents">
      <style:text-properties fo:font-size="10pt" fo:font-weight="bold" officeooo:rsid="00297d58" officeooo:paragraph-rsid="00297d58" style:font-size-asian="8.75pt" style:font-weight-asian="bold" style:font-size-complex="10pt" style:font-weight-complex="bold"/>
    </style:style>
    <style:style style:name="P93" style:family="paragraph" style:parent-style-name="Table_20_Contents">
      <style:text-properties fo:font-size="10pt" fo:font-weight="bold" officeooo:rsid="00546499" style:font-size-asian="8.75pt" style:font-weight-asian="bold" style:font-size-complex="10pt" style:font-weight-complex="bold"/>
    </style:style>
    <style:style style:name="P94" style:family="paragraph" style:parent-style-name="Table_20_Contents">
      <style:text-properties fo:font-size="10pt" fo:font-weight="bold" officeooo:rsid="00546499" officeooo:paragraph-rsid="00546499" style:font-size-asian="8.75pt" style:font-weight-asian="bold" style:font-size-complex="10pt" style:font-weight-complex="bold"/>
    </style:style>
    <style:style style:name="P95" style:family="paragraph" style:parent-style-name="Table_20_Contents">
      <style:text-properties fo:font-size="10pt" fo:font-weight="normal" officeooo:rsid="002bc2aa" officeooo:paragraph-rsid="002bc2aa" style:font-size-asian="8.75pt" style:font-weight-asian="normal" style:font-size-complex="10pt" style:font-weight-complex="normal"/>
    </style:style>
    <style:style style:name="P96" style:family="paragraph" style:parent-style-name="Table_20_Contents">
      <style:paragraph-properties fo:text-align="start" style:justify-single-word="false"/>
      <style:text-properties fo:font-size="10pt" fo:font-weight="normal" officeooo:rsid="002bc2aa" officeooo:paragraph-rsid="002e5f44" style:font-size-asian="8.75pt" style:font-weight-asian="normal" style:font-size-complex="10pt" style:font-weight-complex="normal"/>
    </style:style>
    <style:style style:name="P97" style:family="paragraph" style:parent-style-name="Table_20_Contents">
      <style:text-properties fo:font-size="10pt" fo:font-weight="normal" officeooo:rsid="002bc2aa" officeooo:paragraph-rsid="0047c34d" style:font-size-asian="8.75pt" style:font-weight-asian="normal" style:font-size-complex="10pt" style:font-weight-complex="normal"/>
    </style:style>
    <style:style style:name="P98" style:family="paragraph" style:parent-style-name="Table_20_Contents">
      <style:text-properties fo:font-size="10pt" fo:font-weight="normal" officeooo:paragraph-rsid="002bc2aa" style:font-size-asian="8.75pt" style:font-weight-asian="normal" style:font-size-complex="10pt" style:font-weight-complex="normal"/>
    </style:style>
    <style:style style:name="P99" style:family="paragraph" style:parent-style-name="Table_20_Contents">
      <style:text-properties fo:font-size="10pt" fo:font-weight="normal" officeooo:rsid="00546499" officeooo:paragraph-rsid="00546499" style:font-size-asian="8.75pt" style:font-weight-asian="normal" style:font-size-complex="10pt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fo:font-size="10pt" fo:font-weight="normal" officeooo:rsid="00546499" officeooo:paragraph-rsid="00546499" style:font-size-asian="8.75pt" style:font-weight-asian="normal" style:font-size-complex="10pt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fo:font-size="10pt" officeooo:rsid="002bc2aa" officeooo:paragraph-rsid="002bc2aa" style:font-size-asian="8.75pt" style:font-size-complex="10pt"/>
    </style:style>
    <style:style style:name="P102" style:family="paragraph" style:parent-style-name="Table_20_Contents">
      <style:paragraph-properties fo:text-align="end" style:justify-single-word="false"/>
      <style:text-properties fo:font-size="10pt" officeooo:rsid="002cf155" officeooo:paragraph-rsid="002cf155" style:font-size-asian="8.75pt" style:font-size-complex="10pt"/>
    </style:style>
    <style:style style:name="P103" style:family="paragraph" style:parent-style-name="Table_20_Contents">
      <style:paragraph-properties fo:text-align="end" style:justify-single-word="false"/>
      <style:text-properties fo:font-size="10pt" officeooo:rsid="002cf155" officeooo:paragraph-rsid="0047c34d" style:font-size-asian="8.75pt" style:font-size-complex="10pt"/>
    </style:style>
    <style:style style:name="P104" style:family="paragraph" style:parent-style-name="Table_20_Contents">
      <style:text-properties fo:font-size="10pt" officeooo:rsid="002cf155" officeooo:paragraph-rsid="002cf155" style:font-size-asian="8.75pt" style:font-size-complex="10pt"/>
    </style:style>
    <style:style style:name="P105" style:family="paragraph" style:parent-style-name="Table_20_Contents">
      <style:text-properties fo:font-size="10pt" officeooo:rsid="002cf155" officeooo:paragraph-rsid="0047c34d" style:font-size-asian="8.75pt" style:font-size-complex="10pt"/>
    </style:style>
    <style:style style:name="P106" style:family="paragraph" style:parent-style-name="Table_20_Contents">
      <style:paragraph-properties fo:text-align="center" style:justify-single-word="false"/>
      <style:text-properties fo:font-size="10pt" officeooo:rsid="002cf155" officeooo:paragraph-rsid="0047c34d" style:font-size-asian="8.75pt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fo:font-size="10pt" style:font-size-asian="8.75pt" style:font-size-complex="10pt"/>
    </style:style>
    <style:style style:name="P108" style:family="paragraph" style:parent-style-name="Table_20_Contents">
      <style:paragraph-properties fo:text-align="center" style:justify-single-word="false"/>
      <style:text-properties fo:font-size="10pt" officeooo:paragraph-rsid="00410c5d" style:font-size-asian="8.75pt" style:font-size-complex="10pt"/>
    </style:style>
    <style:style style:name="P109" style:family="paragraph" style:parent-style-name="Table_20_Contents">
      <style:text-properties fo:font-size="10pt" officeooo:paragraph-rsid="00410c5d" style:font-size-asian="8.75pt" style:font-size-complex="10pt"/>
    </style:style>
    <style:style style:name="P110" style:family="paragraph" style:parent-style-name="Table_20_Contents">
      <style:text-properties fo:font-size="10pt" officeooo:rsid="0040aa6f" officeooo:paragraph-rsid="00410c5d" style:font-size-asian="8.75pt" style:font-size-complex="10pt"/>
    </style:style>
    <style:style style:name="P111" style:family="paragraph" style:parent-style-name="Table_20_Contents">
      <style:paragraph-properties fo:text-align="start" style:justify-single-word="false"/>
      <style:text-properties fo:font-size="10pt" style:font-size-asian="8.75pt" style:font-size-complex="10pt"/>
    </style:style>
    <style:style style:name="P112" style:family="paragraph" style:parent-style-name="Table_20_Contents">
      <style:paragraph-properties fo:text-align="start" style:justify-single-word="false"/>
      <style:text-properties fo:font-size="10pt" fo:font-style="normal" fo:font-weight="normal" officeooo:rsid="00546499" officeooo:paragraph-rsid="00546499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Table_20_Contents">
      <style:paragraph-properties fo:text-align="start" style:justify-single-word="false"/>
      <style:text-properties fo:font-size="10pt" fo:font-style="normal" fo:font-weight="normal" officeooo:rsid="00548d33" officeooo:paragraph-rsid="00548d33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Table_20_Contents">
      <style:paragraph-properties fo:text-align="start" style:justify-single-word="false"/>
      <style:text-properties fo:font-size="10pt" fo:font-style="normal" fo:font-weight="bold" officeooo:rsid="00548d33" officeooo:paragraph-rsid="00548d33" style:font-size-asian="10pt" style:font-style-asian="normal" style:font-weight-asian="bold" style:font-size-complex="10pt" style:font-style-complex="normal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fo:font-size="10pt" officeooo:rsid="00548d33" officeooo:paragraph-rsid="00548d33" style:font-size-asian="10pt" style:font-size-complex="10pt"/>
    </style:style>
    <style:style style:name="P116" style:family="paragraph" style:parent-style-name="Table_20_Contents">
      <style:paragraph-properties fo:text-align="center" style:justify-single-word="false"/>
      <style:text-properties fo:font-size="10pt" officeooo:rsid="00548d33" officeooo:paragraph-rsid="00548d33" style:font-size-asian="10pt" style:font-size-complex="10pt"/>
    </style:style>
    <style:style style:name="P117" style:family="paragraph" style:parent-style-name="Table_20_Contents">
      <style:text-properties fo:color="#4700b8" fo:font-size="10pt" fo:font-weight="normal" officeooo:rsid="002bc2aa" officeooo:paragraph-rsid="002bc2aa" style:font-size-asian="8.75pt" style:font-weight-asian="normal" style:font-size-complex="10pt" style:font-weight-complex="normal"/>
    </style:style>
    <style:style style:name="P118" style:family="paragraph" style:parent-style-name="Table_20_Contents">
      <style:text-properties fo:color="#dc2300" fo:font-size="10pt" officeooo:rsid="002bc2aa" officeooo:paragraph-rsid="002bc2aa" style:font-size-asian="8.75pt" style:font-size-complex="10pt"/>
    </style:style>
    <style:style style:name="P119" style:family="paragraph" style:parent-style-name="Table_20_Contents">
      <style:text-properties fo:color="#00ae00" fo:font-size="10pt" officeooo:rsid="002bc2aa" officeooo:paragraph-rsid="002bc2aa" style:font-size-asian="8.75pt" style:font-size-complex="10pt"/>
    </style:style>
    <style:style style:name="P120" style:family="paragraph" style:parent-style-name="Table_20_Contents">
      <style:text-properties fo:font-size="6pt" fo:font-weight="normal" officeooo:rsid="002bc2aa" officeooo:paragraph-rsid="00297d58" style:font-size-asian="5.25pt" style:font-weight-asian="normal" style:font-size-complex="6pt" style:font-weight-complex="normal"/>
    </style:style>
    <style:style style:name="P121" style:family="paragraph" style:parent-style-name="Table_20_Contents">
      <style:text-properties fo:font-size="6pt" fo:font-weight="normal" officeooo:rsid="00546499" officeooo:paragraph-rsid="00546499" style:font-size-asian="5.25pt" style:font-weight-asian="normal" style:font-size-complex="6pt" style:font-weight-complex="normal"/>
    </style:style>
    <style:style style:name="P122" style:family="paragraph" style:parent-style-name="Table_20_Contents">
      <style:text-properties fo:font-size="6pt" style:font-size-asian="5.25pt" style:font-size-complex="6pt"/>
    </style:style>
    <style:style style:name="P123" style:family="paragraph" style:parent-style-name="Table_20_Contents">
      <style:text-properties fo:font-size="6pt" fo:font-weight="bold" officeooo:rsid="00546499" officeooo:paragraph-rsid="00546499" style:font-size-asian="5.25pt" style:font-weight-asian="bold" style:font-size-complex="6pt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fo:font-size="6pt" fo:font-style="normal" fo:font-weight="normal" officeooo:rsid="00548d33" officeooo:paragraph-rsid="00548d33" style:font-size-asian="5.25pt" style:font-style-asian="normal" style:font-weight-asian="normal" style:font-size-complex="6pt" style:font-style-complex="normal" style:font-weight-complex="normal"/>
    </style:style>
    <style:style style:name="P125" style:family="paragraph" style:parent-style-name="Table_20_Contents">
      <style:text-properties style:font-name="Times New Roman" fo:font-size="10pt" style:font-name-asian="DejaVu Sans" style:font-size-asian="8.75pt" style:font-name-complex="Lohit Hindi" style:font-size-complex="10pt"/>
    </style:style>
    <style:style style:name="P126" style:family="paragraph" style:parent-style-name="Table_20_Contents">
      <style:paragraph-properties fo:text-align="center" style:justify-single-word="false"/>
      <style:text-properties style:font-name="Times New Roman" fo:font-size="10pt" officeooo:paragraph-rsid="00336d95" style:font-name-asian="DejaVu Sans" style:font-size-asian="8.75pt" style:font-name-complex="Lohit Hindi" style:font-size-complex="10pt"/>
    </style:style>
    <style:style style:name="P127" style:family="paragraph" style:parent-style-name="Table_20_Contents">
      <style:paragraph-properties fo:text-align="center" style:justify-single-word="false"/>
      <style:text-properties style:font-name="Times New Roman" fo:font-size="10pt" officeooo:paragraph-rsid="00353f1f" style:font-name-asian="DejaVu Sans" style:font-size-asian="8.75pt" style:font-name-complex="Lohit Hindi" style:font-size-complex="10pt"/>
    </style:style>
    <style:style style:name="P128" style:family="paragraph" style:parent-style-name="Table_20_Contents">
      <style:paragraph-properties fo:text-align="center" style:justify-single-word="false"/>
      <style:text-properties style:font-name="Times New Roman" fo:font-size="10pt" officeooo:paragraph-rsid="003d7e66" style:font-name-asian="DejaVu Sans" style:font-size-asian="8.75pt" style:font-name-complex="Lohit Hindi" style:font-size-complex="10pt"/>
    </style:style>
    <style:style style:name="P129" style:family="paragraph" style:parent-style-name="Table_20_Contents">
      <style:paragraph-properties fo:text-align="end" style:justify-single-word="false"/>
      <style:text-properties style:font-name="Times New Roman" fo:font-size="10pt" officeooo:rsid="0038c6bc" officeooo:paragraph-rsid="0038c6bc" style:font-name-asian="DejaVu Sans" style:font-size-asian="8.75pt" style:font-name-complex="Lohit Hindi" style:font-size-complex="10pt"/>
    </style:style>
    <style:style style:name="P130" style:family="paragraph" style:parent-style-name="Table_20_Contents">
      <style:paragraph-properties fo:text-align="end" style:justify-single-word="false"/>
      <style:text-properties style:font-name="Times New Roman" fo:font-size="10pt" officeooo:rsid="0038c6bc" officeooo:paragraph-rsid="0047c34d" style:font-name-asian="DejaVu Sans" style:font-size-asian="8.75pt" style:font-name-complex="Lohit Hindi" style:font-size-complex="10pt"/>
    </style:style>
    <style:style style:name="P131" style:family="paragraph" style:parent-style-name="Table_20_Contents">
      <style:paragraph-properties fo:text-align="center" style:justify-single-word="false"/>
      <style:text-properties style:font-name="Times New Roman" fo:font-size="10pt" officeooo:rsid="0038c6bc" style:font-name-asian="DejaVu Sans" style:font-size-asian="8.75pt" style:font-name-complex="Lohit Hindi" style:font-size-complex="10pt"/>
    </style:style>
    <style:style style:name="P132" style:family="paragraph" style:parent-style-name="Table_20_Contents">
      <style:paragraph-properties fo:text-align="center" style:justify-single-word="false"/>
      <style:text-properties style:font-name="Times New Roman" fo:font-size="10pt" officeooo:rsid="0038c6bc" officeooo:paragraph-rsid="0038c6bc" style:font-name-asian="DejaVu Sans" style:font-size-asian="8.75pt" style:font-name-complex="Lohit Hindi" style:font-size-complex="10pt"/>
    </style:style>
    <style:style style:name="P133" style:family="paragraph" style:parent-style-name="Table_20_Contents">
      <style:paragraph-properties fo:text-align="center" style:justify-single-word="false"/>
      <style:text-properties style:font-name="Times New Roman" fo:font-size="10pt" officeooo:rsid="0038c6bc" officeooo:paragraph-rsid="0047c34d" style:font-name-asian="DejaVu Sans" style:font-size-asian="8.75pt" style:font-name-complex="Lohit Hindi" style:font-size-complex="10pt"/>
    </style:style>
    <style:style style:name="P134" style:family="paragraph" style:parent-style-name="Table_20_Contents">
      <style:text-properties style:font-name="Times New Roman" fo:font-size="10pt" officeooo:rsid="0038c6bc" officeooo:paragraph-rsid="0038c6bc" style:font-name-asian="DejaVu Sans" style:font-size-asian="8.75pt" style:font-name-complex="Lohit Hindi" style:font-size-complex="10pt"/>
    </style:style>
    <style:style style:name="P135" style:family="paragraph" style:parent-style-name="Table_20_Contents">
      <style:text-properties style:font-name="Times New Roman" fo:font-size="10pt" officeooo:rsid="0038c6bc" officeooo:paragraph-rsid="0047c34d" style:font-name-asian="DejaVu Sans" style:font-size-asian="8.75pt" style:font-name-complex="Lohit Hindi" style:font-size-complex="10pt"/>
    </style:style>
    <style:style style:name="P136" style:family="paragraph" style:parent-style-name="Table_20_Contents">
      <style:paragraph-properties fo:text-align="end" style:justify-single-word="false"/>
      <style:text-properties style:font-name="Times New Roman" fo:font-size="10pt" officeooo:rsid="00390109" officeooo:paragraph-rsid="00390109" style:font-name-asian="DejaVu Sans" style:font-size-asian="8.75pt" style:font-name-complex="Lohit Hindi" style:font-size-complex="10pt"/>
    </style:style>
    <style:style style:name="P137" style:family="paragraph" style:parent-style-name="Table_20_Contents">
      <style:paragraph-properties fo:text-align="center" style:justify-single-word="false"/>
      <style:text-properties style:font-name="Times New Roman" fo:font-size="10pt" officeooo:rsid="00390109" officeooo:paragraph-rsid="00390109" style:font-name-asian="DejaVu Sans" style:font-size-asian="8.75pt" style:font-name-complex="Lohit Hindi" style:font-size-complex="10pt"/>
    </style:style>
    <style:style style:name="P138" style:family="paragraph" style:parent-style-name="Table_20_Contents">
      <style:paragraph-properties fo:text-align="center" style:justify-single-word="false"/>
      <style:text-properties style:font-name="Times New Roman" fo:font-size="10pt" officeooo:rsid="00390109" officeooo:paragraph-rsid="0047c34d" style:font-name-asian="DejaVu Sans" style:font-size-asian="8.75pt" style:font-name-complex="Lohit Hindi" style:font-size-complex="10pt"/>
    </style:style>
    <style:style style:name="P139" style:family="paragraph" style:parent-style-name="Table_20_Contents">
      <style:text-properties style:font-name="Times New Roman" fo:font-size="10pt" officeooo:rsid="00390109" officeooo:paragraph-rsid="00390109" style:font-name-asian="DejaVu Sans" style:font-size-asian="8.75pt" style:font-name-complex="Lohit Hindi" style:font-size-complex="10pt"/>
    </style:style>
    <style:style style:name="P140" style:family="paragraph" style:parent-style-name="Table_20_Contents">
      <style:text-properties style:font-name="Times New Roman" fo:font-size="10pt" officeooo:paragraph-rsid="00412637" style:font-name-asian="DejaVu Sans" style:font-size-asian="8.75pt" style:font-name-complex="Lohit Hindi" style:font-size-complex="10pt"/>
    </style:style>
    <style:style style:name="P141" style:family="paragraph" style:parent-style-name="Table_20_Contents">
      <style:text-properties style:font-name="Times New Roman" fo:font-size="10pt" officeooo:paragraph-rsid="0042c452" style:font-name-asian="DejaVu Sans" style:font-size-asian="8.75pt" style:font-name-complex="Lohit Hindi" style:font-size-complex="10pt"/>
    </style:style>
    <style:style style:name="P142" style:family="paragraph" style:parent-style-name="Table_20_Contents">
      <style:paragraph-properties fo:text-align="end" style:justify-single-word="false"/>
      <style:text-properties style:font-name="Times New Roman" fo:font-size="10pt" officeooo:paragraph-rsid="00432754" style:font-name-asian="DejaVu Sans" style:font-size-asian="8.75pt" style:font-name-complex="Lohit Hindi" style:font-size-complex="10pt"/>
    </style:style>
    <style:style style:name="P143" style:family="paragraph" style:parent-style-name="Table_20_Contents">
      <style:text-properties style:font-name="Times New Roman" fo:font-size="10pt" officeooo:paragraph-rsid="00432754" style:font-name-asian="DejaVu Sans" style:font-size-asian="8.75pt" style:font-name-complex="Lohit Hindi" style:font-size-complex="10pt"/>
    </style:style>
    <style:style style:name="P144" style:family="paragraph" style:parent-style-name="Table_20_Contents">
      <style:text-properties style:font-name="Times New Roman" fo:font-size="10pt" officeooo:rsid="00412637" officeooo:paragraph-rsid="00412637" style:font-name-asian="DejaVu Sans" style:font-size-asian="8.75pt" style:font-name-complex="Lohit Hindi" style:font-size-complex="10pt"/>
    </style:style>
    <style:style style:name="P145" style:family="paragraph" style:parent-style-name="Table_20_Contents">
      <style:paragraph-properties fo:text-align="center" style:justify-single-word="false"/>
      <style:text-properties style:font-name="Times New Roman" fo:font-size="10pt" officeooo:rsid="00412637" officeooo:paragraph-rsid="00412637" style:font-name-asian="DejaVu Sans" style:font-size-asian="8.75pt" style:font-name-complex="Lohit Hindi" style:font-size-complex="10pt"/>
    </style:style>
    <style:style style:name="P146" style:family="paragraph" style:parent-style-name="Table_20_Contents">
      <style:text-properties style:font-name="Times New Roman" fo:font-size="10pt" officeooo:rsid="0042c452" officeooo:paragraph-rsid="0042c452" style:font-name-asian="DejaVu Sans" style:font-size-asian="8.75pt" style:font-name-complex="Lohit Hindi" style:font-size-complex="10pt"/>
    </style:style>
    <style:style style:name="P147" style:family="paragraph" style:parent-style-name="Table_20_Contents">
      <style:paragraph-properties fo:text-align="center" style:justify-single-word="false"/>
      <style:text-properties style:font-name="Times New Roman" fo:font-size="10pt" officeooo:rsid="00432754" officeooo:paragraph-rsid="00432754" style:font-name-asian="DejaVu Sans" style:font-size-asian="8.75pt" style:font-name-complex="Lohit Hindi" style:font-size-complex="10pt"/>
    </style:style>
    <style:style style:name="P148" style:family="paragraph" style:parent-style-name="Table_20_Contents">
      <style:paragraph-properties fo:text-align="end" style:justify-single-word="false"/>
      <style:text-properties style:font-name="Times New Roman" fo:font-size="10pt" officeooo:rsid="0043946c" officeooo:paragraph-rsid="0043946c" style:font-name-asian="DejaVu Sans" style:font-size-asian="8.75pt" style:font-name-complex="Lohit Hindi" style:font-size-complex="10pt"/>
    </style:style>
    <style:style style:name="P149" style:family="paragraph" style:parent-style-name="Table_20_Contents">
      <style:paragraph-properties fo:text-align="center" style:justify-single-word="false"/>
      <style:text-properties style:font-name="Times New Roman" fo:font-size="10pt" officeooo:rsid="0043946c" officeooo:paragraph-rsid="0043946c" style:font-name-asian="DejaVu Sans" style:font-size-asian="8.75pt" style:font-name-complex="Lohit Hindi" style:font-size-complex="10pt"/>
    </style:style>
    <style:style style:name="P150" style:family="paragraph" style:parent-style-name="Table_20_Contents">
      <style:text-properties style:font-name="Times New Roman" fo:font-size="10pt" officeooo:rsid="0043946c" officeooo:paragraph-rsid="0043946c" style:font-name-asian="DejaVu Sans" style:font-size-asian="8.75pt" style:font-name-complex="Lohit Hindi" style:font-size-complex="10pt"/>
    </style:style>
    <style:style style:name="P151" style:family="paragraph" style:parent-style-name="Table_20_Contents">
      <style:text-properties style:font-name="Times New Roman" fo:font-size="10pt" officeooo:paragraph-rsid="0047c34d" style:font-name-asian="DejaVu Sans" style:font-size-asian="8.75pt" style:font-name-complex="Lohit Hindi" style:font-size-complex="10pt"/>
    </style:style>
    <style:style style:name="P152" style:family="paragraph" style:parent-style-name="Table_20_Contents">
      <style:paragraph-properties fo:text-align="center" style:justify-single-word="false"/>
      <style:text-properties style:font-name="Times New Roman" fo:font-size="10pt" officeooo:rsid="0047c34d" officeooo:paragraph-rsid="0047c34d" style:font-name-asian="DejaVu Sans" style:font-size-asian="8.75pt" style:font-name-complex="Lohit Hindi" style:font-size-complex="10pt"/>
    </style:style>
    <style:style style:name="P153" style:family="paragraph" style:parent-style-name="Table_20_Contents">
      <style:paragraph-properties fo:text-align="center" style:justify-single-word="false"/>
      <style:text-properties style:font-name="Times New Roman" fo:font-size="10pt" officeooo:rsid="0052f799" officeooo:paragraph-rsid="0052f799" style:font-name-asian="DejaVu Sans" style:font-size-asian="8.75pt" style:font-name-complex="Lohit Hindi" style:font-size-complex="10pt"/>
    </style:style>
    <style:style style:name="P154" style:family="paragraph" style:parent-style-name="Table_20_Contents">
      <style:text-properties style:font-name="Times New Roman" fo:font-size="10pt" fo:font-weight="bold" officeooo:rsid="003624bd" officeooo:paragraph-rsid="003624bd" style:font-name-asian="DejaVu Sans" style:font-size-asian="8.75pt" style:font-weight-asian="bold" style:font-name-complex="Lohit Hindi" style:font-size-complex="10pt" style:font-weight-complex="bold"/>
    </style:style>
    <style:style style:name="P155" style:family="paragraph" style:parent-style-name="Table_20_Contents">
      <style:text-properties style:font-name="Times New Roman" fo:font-size="10pt" fo:font-weight="bold" officeooo:rsid="00412637" officeooo:paragraph-rsid="00412637" style:font-name-asian="DejaVu Sans" style:font-size-asian="8.75pt" style:font-weight-asian="bold" style:font-name-complex="Lohit Hindi" style:font-size-complex="10pt" style:font-weight-complex="bold"/>
    </style:style>
    <style:style style:name="P156" style:family="paragraph" style:parent-style-name="Table_20_Contents">
      <style:text-properties style:font-name="Times New Roman" fo:font-size="10pt" fo:font-weight="bold" officeooo:rsid="0042c452" officeooo:paragraph-rsid="0042c452" style:font-name-asian="DejaVu Sans" style:font-size-asian="8.75pt" style:font-weight-asian="bold" style:font-name-complex="Lohit Hindi" style:font-size-complex="10pt" style:font-weight-complex="bold"/>
    </style:style>
    <style:style style:name="P157" style:family="paragraph" style:parent-style-name="Table_20_Contents">
      <style:text-properties style:font-name="Times New Roman" fo:font-size="10pt" fo:font-weight="bold" officeooo:rsid="00454042" officeooo:paragraph-rsid="00454042" style:font-name-asian="DejaVu Sans" style:font-size-asian="8.75pt" style:font-weight-asian="bold" style:font-name-complex="Lohit Hindi" style:font-size-complex="10pt" style:font-weight-complex="bold"/>
    </style:style>
    <style:style style:name="P158" style:family="paragraph" style:parent-style-name="Table_20_Contents">
      <style:text-properties style:font-name="Times New Roman" fo:font-size="10pt" fo:font-weight="bold" officeooo:rsid="004a1918" officeooo:paragraph-rsid="004a1918" style:font-name-asian="DejaVu Sans" style:font-size-asian="8.75pt" style:font-weight-asian="bold" style:font-name-complex="Lohit Hindi" style:font-size-complex="10pt" style:font-weight-complex="bold"/>
    </style:style>
    <style:style style:name="P159" style:family="paragraph" style:parent-style-name="Table_20_Contents">
      <style:text-properties style:font-name="Times New Roman" fo:font-size="10pt" fo:font-weight="bold" officeooo:rsid="0053e5d4" officeooo:paragraph-rsid="0053e5d4" style:font-name-asian="DejaVu Sans" style:font-size-asian="8.75pt" style:font-weight-asian="bold" style:font-name-complex="Lohit Hindi" style:font-size-complex="10pt" style:font-weight-complex="bold"/>
    </style:style>
    <style:style style:name="P160" style:family="paragraph" style:parent-style-name="Table_20_Contents">
      <style:text-properties style:font-name="Times New Roman" fo:font-size="10pt" fo:font-weight="bold" officeooo:rsid="00546499" officeooo:paragraph-rsid="00546499" style:font-name-asian="DejaVu Sans" style:font-size-asian="8.75pt" style:font-weight-asian="bold" style:font-name-complex="Lohit Hindi" style:font-size-complex="10pt" style:font-weight-complex="bold"/>
    </style:style>
    <style:style style:name="P161" style:family="paragraph" style:parent-style-name="Table_20_Contents">
      <style:text-properties style:font-name="Times New Roman" fo:font-size="10pt" fo:font-weight="normal" officeooo:rsid="003624bd" officeooo:paragraph-rsid="003d7e66" style:font-name-asian="DejaVu Sans" style:font-size-asian="8.75pt" style:font-weight-asian="normal" style:font-name-complex="Lohit Hindi" style:font-size-complex="10pt" style:font-weight-complex="normal"/>
    </style:style>
    <style:style style:name="P162" style:family="paragraph" style:parent-style-name="Table_20_Contents">
      <style:text-properties style:font-name="Times New Roman" fo:font-size="10pt" fo:font-weight="normal" officeooo:paragraph-rsid="0042c452" style:font-name-asian="DejaVu Sans" style:font-size-asian="8.75pt" style:font-weight-asian="normal" style:font-name-complex="Lohit Hindi" style:font-size-complex="10pt" style:font-weight-complex="normal"/>
    </style:style>
    <style:style style:name="P163" style:family="paragraph" style:parent-style-name="Table_20_Contents">
      <style:text-properties style:font-name="Times New Roman" fo:font-size="10pt" fo:font-weight="normal" officeooo:rsid="00412637" officeooo:paragraph-rsid="00412637" style:font-name-asian="DejaVu Sans" style:font-size-asian="8.75pt" style:font-weight-asian="normal" style:font-name-complex="Lohit Hindi" style:font-size-complex="10pt" style:font-weight-complex="normal"/>
    </style:style>
    <style:style style:name="P164" style:family="paragraph" style:parent-style-name="Table_20_Contents">
      <style:text-properties style:font-name="Times New Roman" fo:font-size="10pt" fo:font-weight="normal" officeooo:rsid="0042c452" officeooo:paragraph-rsid="0042c452" style:font-name-asian="DejaVu Sans" style:font-size-asian="8.75pt" style:font-weight-asian="normal" style:font-name-complex="Lohit Hindi" style:font-size-complex="10pt" style:font-weight-complex="normal"/>
    </style:style>
    <style:style style:name="P165" style:family="paragraph" style:parent-style-name="Table_20_Contents">
      <style:text-properties style:font-name="Times New Roman" fo:font-size="10pt" fo:font-weight="normal" officeooo:rsid="004a1918" officeooo:paragraph-rsid="004a1918" style:font-name-asian="DejaVu Sans" style:font-size-asian="8.75pt" style:font-weight-asian="normal" style:font-name-complex="Lohit Hindi" style:font-size-complex="10pt" style:font-weight-complex="normal"/>
    </style:style>
    <style:style style:name="P166" style:family="paragraph" style:parent-style-name="Table_20_Contents">
      <style:text-properties style:font-name="Times New Roman" fo:font-size="10pt" fo:font-weight="normal" officeooo:rsid="004c890b" officeooo:paragraph-rsid="004c890b" style:font-name-asian="DejaVu Sans" style:font-size-asian="8.75pt" style:font-weight-asian="normal" style:font-name-complex="Lohit Hindi" style:font-size-complex="10pt" style:font-weight-complex="normal"/>
    </style:style>
    <style:style style:name="P167" style:family="paragraph" style:parent-style-name="Table_20_Contents">
      <style:text-properties style:font-name="Times New Roman" fo:font-size="10pt" fo:font-weight="normal" officeooo:rsid="004dcd2f" officeooo:paragraph-rsid="004dcd2f" style:font-name-asian="DejaVu Sans" style:font-size-asian="8.75pt" style:font-weight-asian="normal" style:font-name-complex="Lohit Hindi" style:font-size-complex="10pt" style:font-weight-complex="normal"/>
    </style:style>
    <style:style style:name="P168" style:family="paragraph" style:parent-style-name="Table_20_Contents">
      <style:text-properties style:font-name="Times New Roman" fo:font-size="10pt" fo:font-weight="normal" officeooo:rsid="0053e5d4" officeooo:paragraph-rsid="0053e5d4" style:font-name-asian="DejaVu Sans" style:font-size-asian="8.75pt" style:font-weight-asian="normal" style:font-name-complex="Lohit Hindi" style:font-size-complex="10pt" style:font-weight-complex="normal"/>
    </style:style>
    <style:style style:name="P169" style:family="paragraph" style:parent-style-name="Table_20_Contents">
      <style:text-properties style:font-name="Times New Roman" fo:font-size="10pt" fo:font-weight="normal" officeooo:rsid="0053e5d4" officeooo:paragraph-rsid="00546499" style:font-name-asian="DejaVu Sans" style:font-size-asian="8.75pt" style:font-weight-asian="normal" style:font-name-complex="Lohit Hindi" style:font-size-complex="10pt" style:font-weight-complex="normal"/>
    </style:style>
    <style:style style:name="P170" style:family="paragraph" style:parent-style-name="Table_20_Contents">
      <style:text-properties style:font-name="Times New Roman" fo:font-size="10pt" style:text-underline-style="solid" style:text-underline-width="auto" style:text-underline-color="font-color" fo:font-weight="normal" officeooo:paragraph-rsid="00524483" style:font-name-asian="DejaVu Sans" style:font-size-asian="8.75pt" style:font-weight-asian="normal" style:font-name-complex="Lohit Hindi" style:font-size-complex="10pt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style:font-name="Times New Roman" fo:font-size="10pt" fo:font-style="normal" style:text-underline-style="none" fo:font-weight="normal" officeooo:rsid="0047c34d" officeooo:paragraph-rsid="0047c34d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172" style:family="paragraph" style:parent-style-name="Table_20_Contents">
      <style:text-properties style:font-name="Times New Roman" fo:font-size="3pt" style:font-name-asian="DejaVu Sans" style:font-size-asian="2.59999990463257pt" style:font-name-complex="Lohit Hindi" style:font-size-complex="3pt"/>
    </style:style>
    <style:style style:name="P173" style:family="paragraph" style:parent-style-name="Table_20_Contents">
      <style:text-properties style:font-name="Times New Roman" fo:font-size="3pt" fo:font-weight="normal" officeooo:rsid="004a1918" officeooo:paragraph-rsid="004a1918" style:font-name-asian="DejaVu Sans" style:font-size-asian="2.59999990463257pt" style:font-weight-asian="normal" style:font-name-complex="Lohit Hindi" style:font-size-complex="3pt" style:font-weight-complex="normal"/>
    </style:style>
    <style:style style:name="P174" style:family="paragraph" style:parent-style-name="Table_20_Contents">
      <style:text-properties style:font-name="Times New Roman" fo:font-size="3pt" fo:font-weight="normal" officeooo:rsid="004c890b" officeooo:paragraph-rsid="004c890b" style:font-name-asian="DejaVu Sans" style:font-size-asian="2.59999990463257pt" style:font-weight-asian="normal" style:font-name-complex="Lohit Hindi" style:font-size-complex="3pt" style:font-weight-complex="normal"/>
    </style:style>
    <style:style style:name="P175" style:family="paragraph" style:parent-style-name="Table_20_Contents">
      <style:text-properties style:font-name="Times New Roman" fo:font-size="3pt" fo:font-weight="normal" officeooo:rsid="004dcd2f" officeooo:paragraph-rsid="004dcd2f" style:font-name-asian="DejaVu Sans" style:font-size-asian="2.59999990463257pt" style:font-weight-asian="normal" style:font-name-complex="Lohit Hindi" style:font-size-complex="3pt" style:font-weight-complex="normal"/>
    </style:style>
    <style:style style:name="P176" style:family="paragraph" style:parent-style-name="Table_20_Contents">
      <style:text-properties style:font-name="Times New Roman" fo:font-size="6pt" style:font-name-asian="DejaVu Sans" style:font-size-asian="6pt" style:font-name-complex="Lohit Hindi" style:font-size-complex="6pt"/>
    </style:style>
    <style:style style:name="P177" style:family="paragraph" style:parent-style-name="Table_20_Contents">
      <style:text-properties style:font-name="Times New Roman" fo:font-size="6pt" style:font-name-asian="DejaVu Sans" style:font-size-asian="5.25pt" style:font-name-complex="Lohit Hindi" style:font-size-complex="6pt"/>
    </style:style>
    <style:style style:name="P178" style:family="paragraph" style:parent-style-name="Table_20_Contents">
      <style:paragraph-properties fo:text-align="start" style:justify-single-word="false"/>
      <style:text-properties style:font-name="Times New Roman" fo:font-size="6pt" fo:font-style="normal" style:text-underline-style="none" fo:font-weight="normal" officeooo:rsid="0047c34d" officeooo:paragraph-rsid="0047c34d" style:font-name-asian="DejaVu Sans" style:font-size-asian="5.25pt" style:font-style-asian="normal" style:font-weight-asian="normal" style:font-name-complex="Lohit Hindi" style:font-size-complex="6pt" style:font-style-complex="normal" style:font-weight-complex="normal"/>
    </style:style>
    <style:style style:name="P179" style:family="paragraph" style:parent-style-name="Table_20_Contents">
      <style:text-properties style:font-name="Times New Roman" fo:font-size="6pt" fo:font-weight="normal" officeooo:rsid="0053e5d4" officeooo:paragraph-rsid="0053e5d4" style:font-name-asian="DejaVu Sans" style:font-size-asian="5.25pt" style:font-weight-asian="normal" style:font-name-complex="Lohit Hindi" style:font-size-complex="6pt" style:font-weight-complex="normal"/>
    </style:style>
    <style:style style:name="P180" style:family="paragraph" style:parent-style-name="Table_20_Contents">
      <style:paragraph-properties fo:text-align="center" style:justify-single-word="false"/>
      <style:text-properties style:font-name="Times New Roman" fo:font-size="8pt" officeooo:paragraph-rsid="00412637" style:font-name-asian="DejaVu Sans" style:font-size-asian="8pt" style:font-name-complex="Lohit Hindi" style:font-size-complex="8pt"/>
    </style:style>
    <style:style style:name="P181" style:family="paragraph" style:parent-style-name="Table_20_Contents">
      <style:paragraph-properties fo:text-align="center" style:justify-single-word="false"/>
      <style:text-properties style:font-name="Times New Roman" fo:font-size="8pt" officeooo:paragraph-rsid="00412637" style:font-name-asian="DejaVu Sans" style:font-size-asian="7pt" style:font-name-complex="Lohit Hindi" style:font-size-complex="8pt"/>
    </style:style>
    <style:style style:name="P182" style:family="paragraph" style:parent-style-name="Table_20_Contents">
      <style:text-properties style:font-name="Times New Roman1" fo:font-size="10pt" fo:font-weight="normal" officeooo:rsid="002cf155" officeooo:paragraph-rsid="002cf155" style:font-name-asian="Times New Roman1" style:font-size-asian="8.75pt" style:font-weight-asian="normal" style:font-name-complex="Times New Roman1" style:font-size-complex="10pt" style:font-weight-complex="normal"/>
    </style:style>
    <style:style style:name="P183" style:family="paragraph" style:parent-style-name="Table_20_Contents">
      <style:paragraph-properties fo:text-align="start" style:justify-single-word="false"/>
      <style:text-properties style:font-name="Times New Roman1" fo:font-size="10pt" fo:font-weight="normal" officeooo:rsid="002cf155" officeooo:paragraph-rsid="002cf155" style:font-name-asian="Times New Roman1" style:font-size-asian="8.75pt" style:font-weight-asian="normal" style:font-name-complex="Times New Roman1" style:font-size-complex="10pt" style:font-weight-complex="normal"/>
    </style:style>
    <style:style style:name="P184" style:family="paragraph" style:parent-style-name="Table_20_Contents">
      <style:text-properties style:font-name="Times New Roman1" fo:font-size="10pt" fo:font-weight="normal" officeooo:rsid="002cf155" officeooo:paragraph-rsid="0047c34d" style:font-name-asian="Times New Roman1" style:font-size-asian="8.75pt" style:font-weight-asian="normal" style:font-name-complex="Times New Roman1" style:font-size-complex="10pt" style:font-weight-complex="normal"/>
    </style:style>
    <style:style style:name="P185" style:family="paragraph" style:parent-style-name="Table_20_Contents">
      <style:paragraph-properties fo:text-align="start" style:justify-single-word="false"/>
      <style:text-properties style:font-name="Times New Roman1" fo:font-size="10pt" fo:font-weight="normal" officeooo:rsid="002e5f44" officeooo:paragraph-rsid="002e5f44" style:font-name-asian="Times New Roman1" style:font-size-asian="8.75pt" style:font-weight-asian="normal" style:font-name-complex="Times New Roman1" style:font-size-complex="10pt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style:font-name="Times New Roman1" fo:font-size="10pt" fo:font-style="italic" fo:font-weight="normal" officeooo:rsid="002e5f44" officeooo:paragraph-rsid="002e5f44" style:font-name-asian="Times New Roman1" style:font-size-asian="8.75pt" style:font-style-asian="italic" style:font-weight-asian="normal" style:font-name-complex="Times New Roman1" style:font-size-complex="10pt" style:font-style-complex="italic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style:font-name="Times New Roman1" fo:font-size="10pt" fo:font-style="italic" fo:font-weight="normal" officeooo:rsid="0047c34d" officeooo:paragraph-rsid="0047c34d" style:font-name-asian="Times New Roman1" style:font-size-asian="8.75pt" style:font-style-asian="italic" style:font-weight-asian="normal" style:font-name-complex="Times New Roman1" style:font-size-complex="10pt" style:font-style-complex="italic" style:font-weight-complex="normal"/>
    </style:style>
    <style:style style:name="P188" style:family="paragraph" style:parent-style-name="Table_20_Contents">
      <style:paragraph-properties fo:text-align="end" style:justify-single-word="false"/>
      <style:text-properties style:font-name="Times New Roman1" fo:font-size="10pt" officeooo:rsid="003ae79a" officeooo:paragraph-rsid="003d7e66" style:font-name-asian="Times New Roman1" style:font-size-asian="8.75pt" style:font-name-complex="Times New Roman1" style:font-size-complex="10pt"/>
    </style:style>
    <style:style style:name="P189" style:family="paragraph" style:parent-style-name="Table_20_Contents">
      <style:paragraph-properties fo:text-align="end" style:justify-single-word="false"/>
      <style:text-properties style:font-name="Times New Roman1" fo:font-size="10pt" officeooo:rsid="003ae79a" officeooo:paragraph-rsid="003ae79a" style:font-name-asian="Times New Roman1" style:font-size-asian="8.75pt" style:font-name-complex="Times New Roman1" style:font-size-complex="10pt"/>
    </style:style>
    <style:style style:name="P190" style:family="paragraph" style:parent-style-name="Table_20_Contents">
      <style:paragraph-properties fo:text-align="end" style:justify-single-word="false"/>
      <style:text-properties style:font-name="Times New Roman1" fo:font-size="10pt" officeooo:rsid="003ae79a" officeooo:paragraph-rsid="0047c34d" style:font-name-asian="Times New Roman1" style:font-size-asian="8.75pt" style:font-name-complex="Times New Roman1" style:font-size-complex="10pt"/>
    </style:style>
    <style:style style:name="P191" style:family="paragraph" style:parent-style-name="Table_20_Contents">
      <style:paragraph-properties fo:text-align="start" style:justify-single-word="false"/>
      <style:text-properties style:font-name="Times New Roman1" fo:font-size="10pt" officeooo:rsid="003d7e66" officeooo:paragraph-rsid="003d7e66" style:font-name-asian="Times New Roman1" style:font-size-asian="8.75pt" style:font-name-complex="Times New Roman1" style:font-size-complex="10pt"/>
    </style:style>
    <style:style style:name="P192" style:family="paragraph" style:parent-style-name="Table_20_Contents">
      <style:paragraph-properties fo:text-align="start" style:justify-single-word="false"/>
      <style:text-properties style:font-name="Times New Roman1" fo:font-size="10pt" officeooo:rsid="003d7e66" officeooo:paragraph-rsid="0047c34d" style:font-name-asian="Times New Roman1" style:font-size-asian="8.75pt" style:font-name-complex="Times New Roman1" style:font-size-complex="10pt"/>
    </style:style>
    <style:style style:name="P193" style:family="paragraph" style:parent-style-name="Table_20_Contents">
      <style:text-properties style:font-name="Times New Roman1" fo:font-size="10pt" fo:font-style="normal" style:text-underline-style="none" fo:font-weight="normal" officeooo:rsid="002cf155" officeooo:paragraph-rsid="0043946c" style:font-name-asian="Times New Roman1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194" style:family="paragraph" style:parent-style-name="Table_20_Contents">
      <style:text-properties style:font-name="Times New Roman1" fo:font-size="10pt" fo:font-style="normal" style:text-underline-style="none" fo:font-weight="normal" officeooo:rsid="0043946c" officeooo:paragraph-rsid="0043946c" style:font-name-asian="Times New Roman1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195" style:family="paragraph" style:parent-style-name="Table_20_Contents">
      <style:text-properties style:font-name="Times New Roman1" fo:font-size="10pt" fo:font-style="normal" style:text-underline-style="none" fo:font-weight="normal" officeooo:rsid="00412637" officeooo:paragraph-rsid="00412637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196" style:family="paragraph" style:parent-style-name="Table_20_Contents">
      <style:paragraph-properties fo:text-align="start" style:justify-single-word="false"/>
      <style:text-properties style:font-name="Times New Roman1" fo:font-size="10pt" fo:font-style="normal" fo:font-weight="normal" officeooo:rsid="0047c34d" officeooo:paragraph-rsid="0047c34d" style:font-name-asian="Times New Roman1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197" style:family="paragraph" style:parent-style-name="Table_20_Contents">
      <style:paragraph-properties fo:text-align="end" style:justify-single-word="false"/>
      <style:text-properties style:font-name="Times New Roman1" fo:font-size="10pt" officeooo:rsid="003eb35a" officeooo:paragraph-rsid="00410c5d" style:font-size-asian="8.75pt" style:font-size-complex="10pt"/>
    </style:style>
    <style:style style:name="P198" style:family="paragraph" style:parent-style-name="Table_20_Contents">
      <style:text-properties style:font-name="Times New Roman1" fo:font-size="6pt" fo:font-weight="normal" officeooo:rsid="002cf155" officeooo:paragraph-rsid="002cf155" style:font-name-asian="Times New Roman1" style:font-size-asian="5.25pt" style:font-weight-asian="normal" style:font-name-complex="Times New Roman1" style:font-size-complex="6pt" style:font-weight-complex="normal"/>
    </style:style>
    <style:style style:name="P199" style:family="paragraph" style:parent-style-name="Table_20_Contents">
      <style:text-properties style:font-name="Times New Roman1" fo:font-size="3pt" fo:font-weight="normal" officeooo:rsid="002cf155" officeooo:paragraph-rsid="0047c34d" style:font-name-asian="Times New Roman1" style:font-size-asian="2.59999990463257pt" style:font-weight-asian="normal" style:font-name-complex="Times New Roman1" style:font-size-complex="3pt" style:font-weight-complex="normal"/>
    </style:style>
    <style:style style:name="P200" style:family="paragraph" style:parent-style-name="Table_20_Contents">
      <style:paragraph-properties fo:text-align="center" style:justify-single-word="false"/>
      <style:text-properties style:font-name="Times New Roman1" fo:font-size="3pt" fo:font-style="italic" fo:font-weight="normal" officeooo:rsid="0047c34d" officeooo:paragraph-rsid="0047c34d" style:font-name-asian="Times New Roman1" style:font-size-asian="2.59999990463257pt" style:font-style-asian="italic" style:font-weight-asian="normal" style:font-name-complex="Times New Roman1" style:font-size-complex="3pt" style:font-style-complex="italic" style:font-weight-complex="normal"/>
    </style:style>
    <style:style style:name="P201" style:family="paragraph" style:parent-style-name="Table_20_Contents">
      <style:paragraph-properties fo:text-align="start" style:justify-single-word="false"/>
      <style:text-properties style:text-position="0% 100%" style:font-name="Times New Roman" fo:font-size="10pt" fo:font-style="normal" style:text-underline-style="none" fo:font-weight="normal" officeooo:rsid="002e5f44" officeooo:paragraph-rsid="002e5f44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202" style:family="paragraph" style:parent-style-name="Table_20_Contents">
      <style:text-properties style:text-position="0% 100%" style:font-name="Times New Roman1" fo:font-size="10pt" fo:font-style="normal" style:text-underline-style="none" fo:font-weight="normal" officeooo:rsid="002cf155" officeooo:paragraph-rsid="0043946c" style:font-name-asian="Times New Roman1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203" style:family="paragraph" style:parent-style-name="Table_20_Contents">
      <style:text-properties style:text-position="0% 100%" style:font-name="Times New Roman1" fo:font-size="10pt" fo:font-style="normal" style:text-underline-style="none" fo:font-weight="normal" officeooo:rsid="002cf155" officeooo:paragraph-rsid="004426a7" style:font-name-asian="Times New Roman1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204" style:family="paragraph" style:parent-style-name="Table_20_Contents">
      <style:text-properties style:text-position="0% 100%" style:font-name="Times New Roman1" fo:font-size="10pt" fo:font-style="normal" style:text-underline-style="none" fo:font-weight="normal" officeooo:rsid="0043946c" officeooo:paragraph-rsid="0043946c" style:font-name-asian="Times New Roman1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205" style:family="paragraph" style:parent-style-name="Table_20_Contents">
      <style:text-properties style:text-position="0% 100%" style:font-name="Times New Roman1" fo:font-size="3pt" fo:font-style="normal" style:text-underline-style="none" fo:font-weight="normal" officeooo:rsid="0043946c" officeooo:paragraph-rsid="0043946c" style:font-name-asian="Times New Roman1" style:font-size-asian="2.59999990463257pt" style:font-style-asian="normal" style:font-weight-asian="normal" style:font-name-complex="Times New Roman1" style:font-size-complex="3pt" style:font-style-complex="normal" style:font-weight-complex="normal"/>
    </style:style>
    <style:style style:name="P206" style:family="paragraph" style:parent-style-name="Table_20_Contents">
      <style:paragraph-properties fo:text-align="center" style:justify-single-word="false"/>
      <style:text-properties style:text-position="super 58%" style:font-name="Times New Roman1" fo:font-size="10pt" fo:font-style="normal" style:text-underline-style="none" fo:font-weight="normal" officeooo:rsid="00336d95" officeooo:paragraph-rsid="00336d95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207" style:family="paragraph" style:parent-style-name="Table_20_Contents">
      <style:paragraph-properties fo:text-align="end" style:justify-single-word="false"/>
    </style:style>
    <style:style style:name="P208" style:family="paragraph" style:parent-style-name="Table_20_Contents">
      <style:text-properties fo:font-size="3pt" officeooo:paragraph-rsid="00410c5d" style:font-size-asian="2.59999990463257pt" style:font-size-complex="3pt"/>
    </style:style>
    <style:style style:name="P209" style:family="paragraph" style:parent-style-name="Table_20_Contents">
      <style:text-properties fo:font-size="3pt" fo:font-weight="bold" officeooo:rsid="00546499" style:font-size-asian="2.59999990463257pt" style:font-weight-asian="bold" style:font-size-complex="3pt" style:font-weight-complex="bold"/>
    </style:style>
    <style:style style:name="P210" style:family="paragraph" style:parent-style-name="Table_20_Contents">
      <style:paragraph-properties fo:text-align="start" style:justify-single-word="false"/>
      <style:text-properties fo:font-size="3pt" fo:font-style="normal" fo:font-weight="normal" officeooo:rsid="00548d33" officeooo:paragraph-rsid="00548d33" style:font-size-asian="2.59999990463257pt" style:font-style-asian="normal" style:font-weight-asian="normal" style:font-size-complex="3pt" style:font-style-complex="normal" style:font-weight-complex="normal"/>
    </style:style>
    <style:style style:name="P211" style:family="paragraph" style:parent-style-name="Table_20_Contents">
      <style:paragraph-properties fo:text-align="center" style:justify-single-word="false"/>
      <style:text-properties fo:font-size="3pt" fo:font-style="italic" fo:font-weight="normal" officeooo:rsid="00546499" officeooo:paragraph-rsid="00546499" style:font-size-asian="2.59999990463257pt" style:font-style-asian="italic" style:font-weight-asian="normal" style:font-size-complex="3pt" style:font-style-complex="italic" style:font-weight-complex="normal"/>
    </style:style>
    <style:style style:name="P212" style:family="paragraph" style:parent-style-name="Table_20_Contents">
      <style:paragraph-properties fo:text-align="start" style:justify-single-word="false"/>
      <style:text-properties fo:font-size="3pt" fo:font-style="italic" fo:font-weight="normal" officeooo:rsid="00546499" officeooo:paragraph-rsid="00546499" style:font-size-asian="2.59999990463257pt" style:font-style-asian="italic" style:font-weight-asian="normal" style:font-size-complex="3pt" style:font-style-complex="italic" style:font-weight-complex="normal"/>
    </style:style>
    <style:style style:name="P213" style:family="paragraph" style:parent-style-name="Text_20_body">
      <style:text-properties fo:font-size="2pt" style:font-size-asian="1.75pt" style:font-size-complex="2pt"/>
    </style:style>
    <style:style style:name="P214" style:family="paragraph" style:parent-style-name="Standard">
      <style:text-properties style:text-position="0% 100%" style:font-name="Times New Roman" fo:font-size="12pt" fo:font-style="normal" style:text-underline-style="solid" style:text-underline-width="auto" style:text-underline-color="font-color" fo:font-weight="bold" officeooo:rsid="0052f799" officeooo:paragraph-rsid="0057ed75" style:font-name-asian="DejaVu Sans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P215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rsid="0057ed75" officeooo:paragraph-rsid="0057ed75" style:font-name-asian="DejaVu Sans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P216" style:family="paragraph" style:parent-style-name="Standard">
      <style:text-properties officeooo:paragraph-rsid="0057ed75"/>
    </style:style>
    <style:style style:name="P217" style:family="paragraph" style:parent-style-name="Table_20_Contents">
      <style:text-properties style:font-name="Times New Roman" fo:font-size="3pt" fo:font-style="normal" fo:font-weight="normal" officeooo:rsid="00553ada" officeooo:paragraph-rsid="0057ed75" style:font-name-asian="DejaVu Sans" style:font-size-asian="2.59999990463257pt" style:font-style-asian="normal" style:font-weight-asian="normal" style:font-name-complex="Lohit Hindi" style:font-size-complex="3pt" style:font-style-complex="normal" style:font-weight-complex="normal"/>
    </style:style>
    <style:style style:name="P218" style:family="paragraph" style:parent-style-name="Table_20_Contents">
      <style:text-properties style:font-name="Times New Roman" fo:font-size="10pt" fo:font-style="normal" fo:font-weight="normal" officeooo:rsid="00553ada" officeooo:paragraph-rsid="0057ed75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219" style:family="paragraph" style:parent-style-name="Table_20_Contents">
      <style:text-properties style:font-name="Times New Roman" fo:font-size="10pt" fo:font-style="normal" fo:font-weight="normal" officeooo:rsid="00568575" officeooo:paragraph-rsid="0057ed75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220" style:family="paragraph" style:parent-style-name="Table_20_Contents">
      <style:text-properties style:font-name="Times New Roman" fo:font-size="10pt" fo:font-style="normal" fo:font-weight="normal" officeooo:rsid="0057ed75" officeooo:paragraph-rsid="0057ed75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221" style:family="paragraph" style:parent-style-name="Table_20_Contents">
      <style:text-properties style:font-name="Times New Roman" fo:font-size="10pt" fo:font-style="normal" fo:font-weight="normal" officeooo:rsid="0057ed75" officeooo:paragraph-rsid="0059298a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222" style:family="paragraph" style:parent-style-name="Table_20_Contents">
      <style:text-properties style:font-name="Times New Roman" fo:font-size="10pt" fo:font-style="normal" fo:font-weight="normal" officeooo:rsid="0059298a" officeooo:paragraph-rsid="0059298a" style:font-name-asian="DejaVu Sans" style:font-size-asian="8.75pt" style:font-style-asian="normal" style:font-weight-asian="normal" style:font-name-complex="Lohit Hindi" style:font-size-complex="10pt" style:font-style-complex="normal" style:font-weight-complex="normal"/>
    </style:style>
    <style:style style:name="P223" style:family="paragraph" style:parent-style-name="Table_20_Contents">
      <style:text-properties style:font-name="Times New Roman" fo:font-size="10pt" fo:font-style="normal" fo:font-weight="bold" officeooo:rsid="0057ed75" officeooo:paragraph-rsid="0057ed75" style:font-name-asian="DejaVu Sans" style:font-size-asian="8.75pt" style:font-style-asian="normal" style:font-weight-asian="bold" style:font-name-complex="Lohit Hindi" style:font-size-complex="10pt" style:font-style-complex="normal" style:font-weight-complex="bold"/>
    </style:style>
    <style:style style:name="P224" style:family="paragraph" style:parent-style-name="Table_20_Contents">
      <style:text-properties style:font-name="Times New Roman" fo:font-size="10pt" fo:font-weight="bold" officeooo:rsid="00568575" officeooo:paragraph-rsid="0057ed75" style:font-name-asian="DejaVu Sans" style:font-size-asian="8.75pt" style:font-weight-asian="bold" style:font-name-complex="Lohit Hindi" style:font-size-complex="10pt" style:font-weight-complex="bold"/>
    </style:style>
    <style:style style:name="P225" style:family="paragraph" style:parent-style-name="Table_20_Contents">
      <style:text-properties style:font-name="Times New Roman" fo:font-size="10pt" fo:font-weight="bold" officeooo:rsid="00553ada" officeooo:paragraph-rsid="0057ed75" style:font-name-asian="DejaVu Sans" style:font-size-asian="8.75pt" style:font-weight-asian="bold" style:font-name-complex="Lohit Hindi" style:font-size-complex="10pt" style:font-weight-complex="bold"/>
    </style:style>
    <style:style style:name="P226" style:family="paragraph" style:parent-style-name="Table_20_Contents">
      <style:text-properties style:font-name="Times New Roman" fo:font-size="10pt" fo:font-weight="bold" officeooo:rsid="0057ed75" officeooo:paragraph-rsid="0057ed75" style:font-name-asian="DejaVu Sans" style:font-size-asian="8.75pt" style:font-weight-asian="bold" style:font-name-complex="Lohit Hindi" style:font-size-complex="10pt" style:font-weight-complex="bold"/>
    </style:style>
    <style:style style:name="P227" style:family="paragraph" style:parent-style-name="Table_20_Contents">
      <style:text-properties style:font-name="Times New Roman" fo:font-size="10pt" fo:font-weight="bold" officeooo:rsid="0059298a" officeooo:paragraph-rsid="0059298a" style:font-name-asian="DejaVu Sans" style:font-size-asian="8.75pt" style:font-weight-asian="bold" style:font-name-complex="Lohit Hindi" style:font-size-complex="10pt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568575" officeooo:paragraph-rsid="0057ed75" style:font-name-asian="DejaVu Sans" style:font-size-asian="8.75pt" style:font-weight-asian="normal" style:font-name-complex="Lohit Hindi" style:font-size-complex="10pt" style:font-weight-complex="normal"/>
    </style:style>
    <style:style style:name="P229" style:family="paragraph" style:parent-style-name="Table_20_Contents">
      <style:text-properties style:font-name="Times New Roman" fo:font-size="10pt" fo:font-weight="normal" officeooo:rsid="00568575" officeooo:paragraph-rsid="0057ed75" style:font-name-asian="DejaVu Sans" style:font-size-asian="8.75pt" style:font-weight-asian="normal" style:font-name-complex="Lohit Hindi" style:font-size-complex="10pt" style:font-weight-complex="normal"/>
    </style:style>
    <style:style style:name="P230" style:family="paragraph" style:parent-style-name="Table_20_Contents">
      <style:text-properties style:font-name="Times New Roman" fo:font-size="10pt" fo:font-weight="normal" officeooo:rsid="00553ada" officeooo:paragraph-rsid="0057ed75" style:font-name-asian="DejaVu Sans" style:font-size-asian="8.75pt" style:font-weight-asian="normal" style:font-name-complex="Lohit Hindi" style:font-size-complex="10pt" style:font-weight-complex="normal"/>
    </style:style>
    <style:style style:name="P231" style:family="paragraph" style:parent-style-name="Table_20_Contents">
      <style:text-properties style:font-name="Times New Roman" fo:font-size="10pt" fo:font-weight="normal" officeooo:rsid="0057ed75" officeooo:paragraph-rsid="0057ed75" style:font-name-asian="DejaVu Sans" style:font-size-asian="8.75pt" style:font-weight-asian="normal" style:font-name-complex="Lohit Hindi" style:font-size-complex="10pt" style:font-weight-complex="normal"/>
    </style:style>
    <style:style style:name="P232" style:family="paragraph" style:parent-style-name="Table_20_Contents">
      <style:text-properties style:font-name="Times New Roman" fo:font-size="10pt" fo:font-weight="normal" officeooo:rsid="0057ed75" officeooo:paragraph-rsid="0059298a" style:font-name-asian="DejaVu Sans" style:font-size-asian="8.75pt" style:font-weight-asian="normal" style:font-name-complex="Lohit Hindi" style:font-size-complex="10pt" style:font-weight-complex="normal"/>
    </style:style>
    <style:style style:name="P233" style:family="paragraph" style:parent-style-name="Table_20_Contents">
      <style:text-properties style:font-name="Times New Roman" fo:font-size="10pt" fo:font-weight="normal" officeooo:rsid="0059298a" officeooo:paragraph-rsid="0059298a" style:font-name-asian="DejaVu Sans" style:font-size-asian="8.75pt" style:font-weight-asian="normal" style:font-name-complex="Lohit Hindi" style:font-size-complex="10pt" style:font-weight-complex="normal"/>
    </style:style>
    <style:style style:name="P234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59298a" officeooo:paragraph-rsid="0059298a" style:font-name-asian="DejaVu Sans" style:font-size-asian="8.75pt" style:font-weight-asian="normal" style:font-name-complex="Lohit Hindi" style:font-size-complex="10pt" style:font-weight-complex="normal"/>
    </style:style>
    <style:style style:name="P235" style:family="paragraph" style:parent-style-name="Table_20_Contents">
      <style:text-properties style:font-name="Times New Roman" fo:font-size="6pt" fo:font-weight="normal" officeooo:rsid="00553ada" officeooo:paragraph-rsid="0057ed75" style:font-name-asian="DejaVu Sans" style:font-size-asian="5.25pt" style:font-weight-asian="normal" style:font-name-complex="Lohit Hindi" style:font-size-complex="6pt" style:font-weight-complex="normal"/>
    </style:style>
    <style:style style:name="P236" style:family="paragraph" style:parent-style-name="Table_20_Contents">
      <style:text-properties style:font-name="Times New Roman" fo:font-size="6pt" fo:font-weight="normal" officeooo:rsid="00568575" officeooo:paragraph-rsid="0057ed75" style:font-name-asian="DejaVu Sans" style:font-size-asian="5.25pt" style:font-weight-asian="normal" style:font-name-complex="Lohit Hindi" style:font-size-complex="6pt" style:font-weight-complex="normal"/>
    </style:style>
    <style:style style:name="P237" style:family="paragraph" style:parent-style-name="Table_20_Contents">
      <style:text-properties style:font-name="Times New Roman" fo:font-size="6pt" fo:font-weight="normal" officeooo:rsid="0057ed75" officeooo:paragraph-rsid="0057ed75" style:font-name-asian="DejaVu Sans" style:font-size-asian="5.25pt" style:font-weight-asian="normal" style:font-name-complex="Lohit Hindi" style:font-size-complex="6pt" style:font-weight-complex="normal"/>
    </style:style>
    <style:style style:name="P238" style:family="paragraph" style:parent-style-name="Table_20_Contents">
      <style:text-properties style:font-name="Times New Roman" fo:font-size="6pt" fo:font-weight="bold" officeooo:rsid="0059298a" officeooo:paragraph-rsid="0059298a" style:font-name-asian="DejaVu Sans" style:font-size-asian="5.25pt" style:font-weight-asian="bold" style:font-name-complex="Lohit Hindi" style:font-size-complex="6pt" style:font-weight-complex="bold"/>
    </style:style>
    <style:style style:name="P239" style:family="paragraph" style:parent-style-name="Table_20_Contents">
      <style:text-properties style:font-name="Times New Roman" fo:font-size="6pt" fo:font-style="normal" fo:font-weight="bold" officeooo:rsid="0057ed75" officeooo:paragraph-rsid="0057ed75" style:font-name-asian="DejaVu Sans" style:font-size-asian="5.25pt" style:font-style-asian="normal" style:font-weight-asian="bold" style:font-name-complex="Lohit Hindi" style:font-size-complex="6pt" style:font-style-complex="normal" style:font-weight-complex="bold"/>
    </style:style>
    <style:style style:name="P240" style:family="paragraph" style:parent-style-name="Table_20_Contents">
      <style:paragraph-properties fo:text-align="start" style:justify-single-word="false"/>
      <style:text-properties fo:font-size="10pt" fo:font-style="normal" fo:font-weight="normal" officeooo:rsid="00548d33" officeooo:paragraph-rsid="00548d33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ffc89"/>
    </style:style>
    <style:style style:name="T2" style:family="text">
      <style:text-properties officeooo:rsid="0022bf4c"/>
    </style:style>
    <style:style style:name="T3" style:family="text">
      <style:text-properties officeooo:rsid="0023181e"/>
    </style:style>
    <style:style style:name="T4" style:family="text">
      <style:text-properties fo:font-size="6pt" officeooo:rsid="0022bf4c" style:font-size-asian="6pt" style:font-size-complex="6pt"/>
    </style:style>
    <style:style style:name="T5" style:family="text">
      <style:text-properties style:text-underline-style="none" officeooo:rsid="0023181e"/>
    </style:style>
    <style:style style:name="T6" style:family="text">
      <style:text-properties style:text-underline-style="none" officeooo:rsid="0042c452"/>
    </style:style>
    <style:style style:name="T7" style:family="text">
      <style:text-properties style:text-underline-style="none" officeooo:rsid="0047ed7a"/>
    </style:style>
    <style:style style:name="T8" style:family="text">
      <style:text-properties style:text-underline-style="none" officeooo:rsid="0048000b"/>
    </style:style>
    <style:style style:name="T9" style:family="text">
      <style:text-properties style:text-underline-style="none" officeooo:rsid="00524483"/>
    </style:style>
    <style:style style:name="T10" style:family="text">
      <style:text-properties officeooo:rsid="00236711"/>
    </style:style>
    <style:style style:name="T11" style:family="text">
      <style:text-properties style:font-name="Times New Roman1" officeooo:rsid="00236711" style:font-name-asian="Times New Roman1" style:font-name-complex="Times New Roman1"/>
    </style:style>
    <style:style style:name="T12" style:family="text">
      <style:text-properties style:font-name="Times New Roman1" officeooo:rsid="002e5f44" style:font-name-asian="Times New Roman1" style:font-name-complex="Times New Roman1"/>
    </style:style>
    <style:style style:name="T13" style:family="text">
      <style:text-properties style:font-name="Times New Roman1" officeooo:rsid="003d7e66" style:font-name-asian="Times New Roman1" style:font-name-complex="Times New Roman1"/>
    </style:style>
    <style:style style:name="T14" style:family="text">
      <style:text-properties style:font-name="Times New Roman1" officeooo:rsid="0043946c" style:font-name-asian="Times New Roman1" style:font-name-complex="Times New Roman1"/>
    </style:style>
    <style:style style:name="T15" style:family="text">
      <style:text-properties style:font-name="Times New Roman1" officeooo:rsid="002788dd" style:font-name-asian="DejaVu Sans" style:font-name-complex="Lohit Hindi"/>
    </style:style>
    <style:style style:name="T16" style:family="text">
      <style:text-properties style:font-name="Times New Roman1" officeooo:rsid="0028018a" style:font-name-asian="DejaVu Sans" style:font-name-complex="Lohit Hindi"/>
    </style:style>
    <style:style style:name="T17" style:family="text">
      <style:text-properties style:font-name="Times New Roman1" officeooo:rsid="00297d58" style:font-name-asian="DejaVu Sans" style:font-name-complex="Lohit Hindi"/>
    </style:style>
    <style:style style:name="T18" style:family="text">
      <style:text-properties style:font-name="Times New Roman1" fo:font-style="normal" style:text-underline-style="none" fo:font-weight="normal" officeooo:rsid="002788dd" style:font-style-asian="normal" style:font-weight-asian="normal" style:font-style-complex="normal" style:font-weight-complex="normal"/>
    </style:style>
    <style:style style:name="T19" style:family="text">
      <style:text-properties style:font-name="Times New Roman1" fo:font-style="normal" style:text-underline-style="none" fo:font-weight="normal" officeooo:rsid="00412637" style:font-style-asian="normal" style:font-weight-asian="normal" style:font-style-complex="normal" style:font-weight-complex="normal"/>
    </style:style>
    <style:style style:name="T20" style:family="text">
      <style:text-properties style:font-name="Times New Roman1" fo:font-style="italic" officeooo:rsid="002788dd" style:font-name-asian="DejaVu Sans" style:font-style-asian="italic" style:font-name-complex="Lohit Hindi" style:font-style-complex="italic"/>
    </style:style>
    <style:style style:name="T21" style:family="text">
      <style:text-properties style:font-name="Times New Roman1" fo:font-style="italic" officeooo:rsid="0040aa6f" style:font-name-asian="DejaVu Sans" style:font-style-asian="italic" style:font-name-complex="Lohit Hindi" style:font-style-complex="italic"/>
    </style:style>
    <style:style style:name="T22" style:family="text">
      <style:text-properties style:font-name="Times New Roman1" officeooo:rsid="003eb35a"/>
    </style:style>
    <style:style style:name="T23" style:family="text">
      <style:text-properties style:font-name="Times New Roman" officeooo:rsid="00236711" style:font-name-asian="DejaVu Sans" style:font-name-complex="Lohit Hindi"/>
    </style:style>
    <style:style style:name="T24" style:family="text">
      <style:text-properties style:font-name="Times New Roman" officeooo:rsid="0023181e" style:font-name-asian="DejaVu Sans" style:font-name-complex="Lohit Hindi"/>
    </style:style>
    <style:style style:name="T25" style:family="text">
      <style:text-properties style:font-name="Times New Roman" officeooo:rsid="00264221" style:font-name-asian="DejaVu Sans" style:font-name-complex="Lohit Hindi"/>
    </style:style>
    <style:style style:name="T26" style:family="text">
      <style:text-properties style:font-name="Times New Roman" officeooo:rsid="002788dd" style:font-name-asian="DejaVu Sans" style:font-name-complex="Lohit Hindi"/>
    </style:style>
    <style:style style:name="T27" style:family="text">
      <style:text-properties style:font-name="Times New Roman" officeooo:rsid="0028018a" style:font-name-asian="DejaVu Sans" style:font-name-complex="Lohit Hindi"/>
    </style:style>
    <style:style style:name="T28" style:family="text">
      <style:text-properties style:font-name="Times New Roman" officeooo:rsid="00297d58" style:font-name-asian="DejaVu Sans" style:font-name-complex="Lohit Hindi"/>
    </style:style>
    <style:style style:name="T29" style:family="text">
      <style:text-properties style:font-name="Times New Roman" officeooo:rsid="00390109" style:font-name-asian="DejaVu Sans" style:font-name-complex="Lohit Hindi"/>
    </style:style>
    <style:style style:name="T30" style:family="text">
      <style:text-properties style:font-name="Times New Roman" officeooo:rsid="0047c34d" style:font-name-asian="DejaVu Sans" style:font-name-complex="Lohit Hindi"/>
    </style:style>
    <style:style style:name="T31" style:family="text">
      <style:text-properties style:font-name="Times New Roman" officeooo:rsid="0052f799" style:font-name-asian="DejaVu Sans" style:font-name-complex="Lohit Hindi"/>
    </style:style>
    <style:style style:name="T32" style:family="text">
      <style:text-properties style:font-name="Times New Roman" fo:font-weight="bold" officeooo:rsid="00264221" style:font-name-asian="DejaVu Sans" style:font-weight-asian="bold" style:font-name-complex="Lohit Hindi" style:font-weight-complex="bold"/>
    </style:style>
    <style:style style:name="T33" style:family="text">
      <style:text-properties style:font-name="Times New Roman" fo:font-style="italic" officeooo:rsid="002788dd" style:font-name-asian="DejaVu Sans" style:font-style-asian="italic" style:font-name-complex="Lohit Hindi" style:font-style-complex="italic"/>
    </style:style>
    <style:style style:name="T34" style:family="text">
      <style:text-properties style:font-name="Times New Roman" fo:font-style="italic" officeooo:rsid="0040aa6f" style:font-name-asian="DejaVu Sans" style:font-style-asian="italic" style:font-name-complex="Lohit Hindi" style:font-style-complex="italic"/>
    </style:style>
    <style:style style:name="T35" style:family="text">
      <style:text-properties style:font-name="Times New Roman" fo:font-size="10pt" fo:font-weight="normal" officeooo:rsid="0057ed75" style:font-name-asian="DejaVu Sans" style:font-size-asian="8.75pt" style:font-weight-asian="normal" style:font-name-complex="Lohit Hindi" style:font-size-complex="10pt" style:font-weight-complex="normal"/>
    </style:style>
    <style:style style:name="T36" style:family="text">
      <style:text-properties style:text-position="super 58%"/>
    </style:style>
    <style:style style:name="T37" style:family="text">
      <style:text-properties style:text-position="super 58%" style:font-name="Times New Roman" style:font-name-asian="DejaVu Sans" style:font-name-complex="Lohit Hindi"/>
    </style:style>
    <style:style style:name="T38" style:family="text">
      <style:text-properties style:text-position="super 58%" style:font-name="Times New Roman" officeooo:rsid="00236711" style:font-name-asian="DejaVu Sans" style:font-name-complex="Lohit Hindi"/>
    </style:style>
    <style:style style:name="T39" style:family="text">
      <style:text-properties style:text-position="super 58%" style:font-name="Times New Roman" officeooo:rsid="00297d58" style:font-name-asian="DejaVu Sans" style:font-name-complex="Lohit Hindi"/>
    </style:style>
    <style:style style:name="T40" style:family="text">
      <style:text-properties style:text-position="super 58%" style:font-name="Times New Roman" officeooo:rsid="0040aa6f" style:font-name-asian="DejaVu Sans" style:font-name-complex="Lohit Hindi"/>
    </style:style>
    <style:style style:name="T41" style:family="text">
      <style:text-properties style:text-position="super 58%" style:font-name="Times New Roman1" fo:font-style="normal" style:text-underline-style="none" fo:font-weight="normal" officeooo:rsid="00336d95" style:font-style-asian="normal" style:font-weight-asian="normal" style:font-style-complex="normal" style:font-weight-complex="normal"/>
    </style:style>
    <style:style style:name="T42" style:family="text">
      <style:text-properties style:text-position="super 58%" style:font-name="Times New Roman1" officeooo:rsid="003eb35a"/>
    </style:style>
    <style:style style:name="T43" style:family="text">
      <style:text-properties style:text-position="super 58%" officeooo:rsid="00412637"/>
    </style:style>
    <style:style style:name="T44" style:family="text">
      <style:text-properties style:text-position="super 58%" officeooo:rsid="00432754"/>
    </style:style>
    <style:style style:name="T45" style:family="text">
      <style:text-properties style:text-position="super 58%" officeooo:rsid="0043946c"/>
    </style:style>
    <style:style style:name="T46" style:family="text">
      <style:text-properties style:text-position="super 58%" officeooo:rsid="004426a7"/>
    </style:style>
    <style:style style:name="T47" style:family="text">
      <style:text-properties style:text-position="super 58%" style:text-underline-style="none" officeooo:rsid="00524483"/>
    </style:style>
    <style:style style:name="T48" style:family="text">
      <style:text-properties style:text-position="super 58%" fo:font-size="8pt" fo:font-style="italic" style:font-size-asian="8pt" style:font-style-asian="italic" style:font-size-complex="8pt" style:font-style-complex="italic"/>
    </style:style>
    <style:style style:name="T49" style:family="text">
      <style:text-properties style:font-name="URW Chancery L" officeooo:rsid="0028018a" style:font-name-asian="DejaVu Sans" style:font-name-complex="Lohit Hindi"/>
    </style:style>
    <style:style style:name="T50" style:family="text">
      <style:text-properties style:font-name="URW Chancery L" fo:font-style="normal" style:text-underline-style="none" officeooo:rsid="0028018a" style:font-name-asian="DejaVu Sans" style:font-style-asian="normal" style:font-name-complex="Lohit Hindi" style:font-style-complex="normal"/>
    </style:style>
    <style:style style:name="T51" style:family="text">
      <style:text-properties style:text-position="sub 58%" style:font-name="Times New Roman" officeooo:rsid="0028018a" style:font-name-asian="DejaVu Sans" style:font-name-complex="Lohit Hindi"/>
    </style:style>
    <style:style style:name="T52" style:family="text">
      <style:text-properties style:text-position="sub 58%" style:font-name="Times New Roman" officeooo:rsid="0047c34d" style:font-name-asian="DejaVu Sans" style:font-name-complex="Lohit Hindi"/>
    </style:style>
    <style:style style:name="T53" style:family="text">
      <style:text-properties style:text-position="sub 58%" style:font-name="Times New Roman" fo:font-style="normal" style:text-underline-style="none" officeooo:rsid="0028018a" style:font-name-asian="DejaVu Sans" style:font-style-asian="normal" style:font-name-complex="Lohit Hindi" style:font-style-complex="normal"/>
    </style:style>
    <style:style style:name="T54" style:family="text">
      <style:text-properties style:text-position="sub 58%" officeooo:rsid="001ffc89"/>
    </style:style>
    <style:style style:name="T55" style:family="text">
      <style:text-properties style:text-position="sub 58%" officeooo:rsid="0022bf4c"/>
    </style:style>
    <style:style style:name="T56" style:family="text">
      <style:text-properties style:text-position="sub 58%" officeooo:rsid="0033422e"/>
    </style:style>
    <style:style style:name="T57" style:family="text">
      <style:text-properties style:text-position="sub 58%" style:font-name="Times New Roman1" fo:font-style="normal" style:text-underline-style="none" fo:font-weight="normal" officeooo:rsid="00336d95" style:font-style-asian="normal" style:font-weight-asian="normal" style:font-style-complex="normal" style:font-weight-complex="normal"/>
    </style:style>
    <style:style style:name="T58" style:family="text">
      <style:text-properties style:text-position="sub 58%" style:font-name="Times New Roman1" fo:font-style="normal" style:text-underline-style="none" fo:font-weight="normal" officeooo:rsid="00412637" style:font-style-asian="normal" style:font-weight-asian="normal" style:font-style-complex="normal" style:font-weight-complex="normal"/>
    </style:style>
    <style:style style:name="T59" style:family="text">
      <style:text-properties style:text-position="sub 58%" officeooo:rsid="00412637"/>
    </style:style>
    <style:style style:name="T60" style:family="text">
      <style:text-properties style:text-position="sub 58%" officeooo:rsid="0042c452"/>
    </style:style>
    <style:style style:name="T61" style:family="text">
      <style:text-properties style:text-position="sub 58%" officeooo:rsid="00432754"/>
    </style:style>
    <style:style style:name="T62" style:family="text">
      <style:text-properties style:text-position="sub 58%" officeooo:rsid="0043946c"/>
    </style:style>
    <style:style style:name="T63" style:family="text">
      <style:text-properties style:text-position="sub 58%" style:text-underline-style="none" officeooo:rsid="0048000b"/>
    </style:style>
    <style:style style:name="T64" style:family="text">
      <style:text-properties style:text-position="sub 58%" officeooo:rsid="0047c34d"/>
    </style:style>
    <style:style style:name="T65" style:family="text">
      <style:text-properties style:text-position="0% 100%"/>
    </style:style>
    <style:style style:name="T66" style:family="text">
      <style:text-properties style:text-position="0% 100%" style:font-name="Times New Roman" style:font-name-asian="DejaVu Sans" style:font-name-complex="Lohit Hindi"/>
    </style:style>
    <style:style style:name="T67" style:family="text">
      <style:text-properties style:text-position="0% 100%" style:font-name="Times New Roman" officeooo:rsid="0028018a" style:font-name-asian="DejaVu Sans" style:font-name-complex="Lohit Hindi"/>
    </style:style>
    <style:style style:name="T68" style:family="text">
      <style:text-properties style:text-position="0% 100%" style:font-name="Times New Roman" officeooo:rsid="00297d58" style:font-name-asian="DejaVu Sans" style:font-name-complex="Lohit Hindi"/>
    </style:style>
    <style:style style:name="T69" style:family="text">
      <style:text-properties style:text-position="0% 100%" style:font-name="Times New Roman" officeooo:rsid="002e5f44" style:font-name-asian="DejaVu Sans" style:font-name-complex="Lohit Hindi"/>
    </style:style>
    <style:style style:name="T70" style:family="text">
      <style:text-properties style:text-position="0% 100%" style:font-name="Times New Roman" officeooo:rsid="00236711" style:font-name-asian="DejaVu Sans" style:font-name-complex="Lohit Hindi"/>
    </style:style>
    <style:style style:name="T71" style:family="text">
      <style:text-properties style:text-position="0% 100%" style:font-name="Times New Roman" officeooo:rsid="002f3c2c" style:font-name-asian="DejaVu Sans" style:font-name-complex="Lohit Hindi"/>
    </style:style>
    <style:style style:name="T72" style:family="text">
      <style:text-properties style:text-position="0% 100%" style:font-name="Times New Roman" officeooo:rsid="0040aa6f" style:font-name-asian="DejaVu Sans" style:font-name-complex="Lohit Hindi"/>
    </style:style>
    <style:style style:name="T73" style:family="text">
      <style:text-properties style:text-position="0% 100%" style:font-name="Times New Roman" officeooo:rsid="002788dd" style:font-name-asian="DejaVu Sans" style:font-name-complex="Lohit Hindi"/>
    </style:style>
    <style:style style:name="T74" style:family="text">
      <style:text-properties style:text-position="0% 100%" style:font-name="Times New Roman" officeooo:rsid="0052f799" style:font-name-asian="DejaVu Sans" style:font-name-complex="Lohit Hindi"/>
    </style:style>
    <style:style style:name="T75" style:family="text">
      <style:text-properties style:text-position="0% 100%" style:font-name="Times New Roman" officeooo:rsid="0053e5d4" style:font-name-asian="DejaVu Sans" style:font-name-complex="Lohit Hindi"/>
    </style:style>
    <style:style style:name="T76" style:family="text">
      <style:text-properties style:text-position="0% 100%" style:font-name="Times New Roman" officeooo:rsid="00546499" style:font-name-asian="DejaVu Sans" style:font-name-complex="Lohit Hindi"/>
    </style:style>
    <style:style style:name="T77" style:family="text">
      <style:text-properties style:text-position="0% 100%" style:font-name="Times New Roman" fo:font-style="normal" style:text-underline-style="none" officeooo:rsid="0028018a" style:font-name-asian="DejaVu Sans" style:font-style-asian="normal" style:font-name-complex="Lohit Hindi" style:font-style-complex="normal"/>
    </style:style>
    <style:style style:name="T78" style:family="text">
      <style:text-properties style:text-position="0% 100%" style:font-name="Times New Roman" fo:font-style="normal" style:text-underline-style="none" officeooo:rsid="002e5f44" style:font-name-asian="DejaVu Sans" style:font-style-asian="normal" style:font-name-complex="Lohit Hindi" style:font-style-complex="normal"/>
    </style:style>
    <style:style style:name="T79" style:family="text">
      <style:text-properties style:text-position="0% 100%" style:font-name="Times New Roman" style:text-underline-style="none" style:font-name-asian="DejaVu Sans" style:font-name-complex="Lohit Hindi"/>
    </style:style>
    <style:style style:name="T80" style:family="text">
      <style:text-properties style:text-position="0% 100%" style:font-name="URW Chancery L" officeooo:rsid="0028018a" style:font-name-asian="DejaVu Sans" style:font-name-complex="Lohit Hindi"/>
    </style:style>
    <style:style style:name="T81" style:family="text">
      <style:text-properties style:text-position="0% 100%" style:font-name="URW Chancery L" officeooo:rsid="002f3c2c" style:font-name-asian="DejaVu Sans" style:font-name-complex="Lohit Hindi"/>
    </style:style>
    <style:style style:name="T82" style:family="text">
      <style:text-properties style:text-position="0% 100%" style:font-name="URW Chancery L" fo:font-style="normal" style:text-underline-style="none" officeooo:rsid="0028018a" style:font-name-asian="DejaVu Sans" style:font-style-asian="normal" style:font-name-complex="Lohit Hindi" style:font-style-complex="normal"/>
    </style:style>
    <style:style style:name="T83" style:family="text">
      <style:text-properties style:text-position="0% 100%" style:font-name="URW Chancery L" officeooo:rsid="00432754"/>
    </style:style>
    <style:style style:name="T84" style:family="text">
      <style:text-properties style:text-position="0% 100%" style:font-name="Times New Roman1" officeooo:rsid="00297d58" style:font-name-asian="DejaVu Sans" style:font-name-complex="Lohit Hindi"/>
    </style:style>
    <style:style style:name="T85" style:family="text">
      <style:text-properties style:text-position="0% 100%" style:font-name="Times New Roman1" officeooo:rsid="002788dd" style:font-name-asian="DejaVu Sans" style:font-name-complex="Lohit Hindi"/>
    </style:style>
    <style:style style:name="T86" style:family="text">
      <style:text-properties style:text-position="0% 100%" style:font-name="Times New Roman1" officeooo:rsid="0040aa6f" style:font-name-asian="DejaVu Sans" style:font-name-complex="Lohit Hindi"/>
    </style:style>
    <style:style style:name="T87" style:family="text">
      <style:text-properties style:text-position="0% 100%" style:font-name="Times New Roman1" officeooo:rsid="00236711" style:font-name-asian="Times New Roman1" style:font-name-complex="Times New Roman1"/>
    </style:style>
    <style:style style:name="T88" style:family="text">
      <style:text-properties style:text-position="0% 100%" style:font-name="Times New Roman1" fo:font-style="normal" style:text-underline-style="none" fo:font-weight="normal" officeooo:rsid="00336d95" style:font-style-asian="normal" style:font-weight-asian="normal" style:font-style-complex="normal" style:font-weight-complex="normal"/>
    </style:style>
    <style:style style:name="T89" style:family="text">
      <style:text-properties style:text-position="0% 100%" style:font-name="Times New Roman1" officeooo:rsid="0040aa6f"/>
    </style:style>
    <style:style style:name="T90" style:family="text">
      <style:text-properties style:text-position="0% 100%" officeooo:rsid="0028018a"/>
    </style:style>
    <style:style style:name="T91" style:family="text">
      <style:text-properties style:text-position="0% 100%" officeooo:rsid="002788dd"/>
    </style:style>
    <style:style style:name="T92" style:family="text">
      <style:text-properties style:text-position="0% 100%" officeooo:rsid="0052f799"/>
    </style:style>
    <style:style style:name="T93" style:family="text">
      <style:text-properties officeooo:rsid="002bc2aa"/>
    </style:style>
    <style:style style:name="T94" style:family="text">
      <style:text-properties fo:color="#4700b8" officeooo:rsid="002bc2aa"/>
    </style:style>
    <style:style style:name="T95" style:family="text">
      <style:text-properties fo:color="#dc2300"/>
    </style:style>
    <style:style style:name="T96" style:family="text">
      <style:text-properties fo:color="#00ae00"/>
    </style:style>
    <style:style style:name="T97" style:family="text">
      <style:text-properties officeooo:rsid="0033422e"/>
    </style:style>
    <style:style style:name="T98" style:family="text">
      <style:text-properties style:text-underline-style="solid" style:text-underline-width="auto" style:text-underline-color="font-color"/>
    </style:style>
    <style:style style:name="T99" style:family="text">
      <style:text-properties style:text-underline-style="solid" style:text-underline-width="auto" style:text-underline-color="font-color" officeooo:rsid="0042c452"/>
    </style:style>
    <style:style style:name="T100" style:family="text">
      <style:text-properties officeooo:rsid="00336d95"/>
    </style:style>
    <style:style style:name="T101" style:family="text">
      <style:text-properties officeooo:rsid="0037b0d6"/>
    </style:style>
    <style:style style:name="T102" style:family="text">
      <style:text-properties officeooo:rsid="003d7e66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officeooo:rsid="003eb35a"/>
    </style:style>
    <style:style style:name="T105" style:family="text">
      <style:text-properties officeooo:rsid="00412637"/>
    </style:style>
    <style:style style:name="T106" style:family="text">
      <style:text-properties officeooo:rsid="0042c452"/>
    </style:style>
    <style:style style:name="T107" style:family="text">
      <style:text-properties officeooo:rsid="00432754"/>
    </style:style>
    <style:style style:name="T108" style:family="text">
      <style:text-properties officeooo:rsid="0043946c"/>
    </style:style>
    <style:style style:name="T109" style:family="text">
      <style:text-properties officeooo:rsid="004426a7"/>
    </style:style>
    <style:style style:name="T110" style:family="text">
      <style:text-properties officeooo:rsid="0047c34d"/>
    </style:style>
    <style:style style:name="T111" style:family="text">
      <style:text-properties officeooo:rsid="0047ed7a"/>
    </style:style>
    <style:style style:name="T112" style:family="text">
      <style:text-properties officeooo:rsid="00524483"/>
    </style:style>
    <style:style style:name="T113" style:family="text">
      <style:text-properties officeooo:rsid="0052f799"/>
    </style:style>
    <style:style style:name="T114" style:family="text">
      <style:text-properties fo:font-size="8pt" fo:font-style="italic" style:font-size-asian="8pt" style:font-style-asian="italic" style:font-size-complex="8pt" style:font-style-complex="italic"/>
    </style:style>
    <style:style style:name="T115" style:family="text">
      <style:text-properties fo:font-style="normal" style:font-style-asian="normal" style:font-style-complex="normal"/>
    </style:style>
    <style:style style:name="T116" style:family="text">
      <style:text-properties fo:font-style="normal" officeooo:rsid="00568575" style:font-style-asian="normal" style:font-style-complex="normal"/>
    </style:style>
    <style:style style:name="T117" style:family="text">
      <style:text-properties officeooo:rsid="0057ed75"/>
    </style:style>
    <style:style style:name="T118" style:family="text">
      <style:text-properties officeooo:rsid="0059298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Transmission</text:p>
      <text:p text:style-name="P18"/>
      <text:p text:style-name="P23">Représentation des signaux</text:p>
      <text:p text:style-name="P25"/>
      <text:p text:style-name="P18"><text:s/>- binaire : 1 si signal, 0 sinon.</text:p>
      <text:p text:style-name="P18"><text:s/>- NRZ : transition à la période entre 0 et 1, même valeur que binaire.</text:p>
      <text:p text:style-name="P18"><text:s/>- biphase : fronts à la demi-période, montant si 1, descendant si 0.</text:p>
      <text:p text:style-name="P18"><text:s/>- biphase différentiel : fronts à la demi-période, même sens que le dernier front connu si 0, sens inverse si 1.</text:p>
      <text:p text:style-name="P18"><text:s/>- Miller (Delay Mode) : transition à la demi-période si 1, transition à la période entre deux 0, rien sinon.</text:p>
      <text:p text:style-name="P18"><text:s/>- bipolaire : zéro si 0, + ou – si 1 (état opposé du dernier 1).</text:p>
      <text:p text:style-name="P18"><text:s/>- HDBn : bipolaire, avec en plus sur une plage de n+1 bits à 0 : bit de bourrage (B) ramenant la tension moyenne à zéro, n-1 bits à 0, bit de copie (C) ou de viol (V) prenant l'état du dernier 1.</text:p>
      <text:p text:style-name="P26"/>
      <text:p text:style-name="P19">Schémas : voir TD1 ex4.</text:p>
      <text:p text:style-name="P22">Formules sur les réseaux Telecoms</text:p>
      <text:p text:style-name="P27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rows-spanned="2" office:value-type="string">
            <text:p text:style-name="P4"><text:span text:style-name="T3">- Bande Passante :</text:span><text:span text:style-name="T3"><draw:frame draw:style-name="fr1" draw:name="Objet3" text:anchor-type="as-char" svg:y="-0.1244in" svg:width="0.9516in" svg:height="0.1752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3">(F</text:span><text:span text:style-name="T54">min/max</text:span><text:span text:style-name="T1"> : fréquence minimale/maximale du signal)</text:span></text:p>
            <text:p text:style-name="P29"/>
            <text:p text:style-name="P4"><text:span text:style-name="T3">- Echantillonnage :</text:span><text:span text:style-name="T3"><draw:frame draw:style-name="fr1" draw:name="Objet2" text:anchor-type="as-char" svg:y="-0.1244in" svg:width="0.6429in" svg:height="0.1752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3">(F</text:span><text:span text:style-name="T54">e</text:span><text:span text:style-name="T1"> : fréquence d'échantillonnage)</text:span></text:p>
            <text:p text:style-name="P29"/>
            <text:p text:style-name="P4"><text:span text:style-name="T3">- Quantification :</text:span><text:span text:style-name="T3"><draw:frame draw:style-name="fr1" draw:name="Objet4" text:anchor-type="as-char" svg:y="-0.1244in" svg:width="0.6299in" svg:height="0.1752in" draw:z-index="10"><draw:object xlink:href="./Object 2" xlink:type="simple" xlink:show="embed" xlink:actuate="onLoad"/><draw:image xlink:href="./ObjectReplacements/Object 2" xlink:type="simple" xlink:show="embed" xlink:actuate="onLoad"/></draw:frame></text:span><text:span text:style-name="T3">(D : dynamique du signal)</text:span></text:p>
          </table:table-cell>
          <table:table-cell table:style-name="Tableau7.B1" office:value-type="string">
            <text:p text:style-name="P122"/>
          </table:table-cell>
        </table:table-row>
        <table:table-row>
          <table:covered-table-cell/>
          <table:table-cell table:style-name="Tableau7.B2" office:value-type="string">
            <text:p text:style-name="P122"/>
          </table:table-cell>
        </table:table-row>
      </table:table>
      <text:p text:style-name="P1"><text:span text:style-name="T1"><text:s/>- Capacité :</text:span><text:span text:style-name="T1"><draw:frame draw:style-name="fr1" draw:name="Objet5" text:anchor-type="as-char" svg:y="-0.1244in" svg:width="0.5409in" svg:height="0.1752in" draw:z-index="11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<text:p text:style-name="P28"/>
      <text:p text:style-name="P1"><text:span text:style-name="T1"><text:s/>- Rapidité de modulation :</text:span><text:span text:style-name="T1"><draw:frame draw:style-name="fr1" draw:name="Objet6" text:anchor-type="as-char" svg:y="-0.1244in" svg:width="0.5382in" svg:height="0.1543in" draw:z-index="12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"> (BP en bauds)</text:span></text:p>
      <text:p text:style-name="P28"/>
      <text:p text:style-name="P1"><text:span text:style-name="T3">- Débit :</text:span><text:span text:style-name="T3"><draw:frame draw:style-name="fr1" draw:name="Objet7" text:anchor-type="as-char" svg:y="-0.1244in" svg:width="0.7417in" svg:height="0.1752in" draw:z-index="19"><draw:object xlink:href="./Object 7" xlink:type="simple" xlink:show="embed" xlink:actuate="onLoad"/><draw:image xlink:href="./ObjectReplacements/Object 7" xlink:type="simple" xlink:show="embed" xlink:actuate="onLoad"/></draw:frame></text:span><text:span text:style-name="T3">(n : valence) avec n =</text:span><text:span text:style-name="T3"><draw:frame draw:style-name="fr1" draw:name="Objet1" text:anchor-type="as-char" svg:y="-0.2335in" svg:width="0.5228in" svg:height="0.3783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(N</text:span><text:span text:style-name="T55">0</text:span><text:span text:style-name="T2"> : amplitude du bruit, S : puissance du signal)</text:span></text:p>
      <text:p text:style-name="P30"/>
      <text:p text:style-name="P2"><text:span text:style-name="T3">- Débit maximal :</text:span><text:span text:style-name="T3"><draw:frame draw:style-name="fr1" draw:name="Objet8" text:anchor-type="as-char" svg:y="-0.2035in" svg:width="1.2035in" svg:height="0.3484in" draw:z-index="3"><draw:object xlink:href="./Object 8" xlink:type="simple" xlink:show="embed" xlink:actuate="onLoad"/><draw:image xlink:href="./ObjectReplacements/Object 8" xlink:type="simple" xlink:show="embed" xlink:actuate="onLoad"/></draw:frame></text:span><text:span text:style-name="T3">;</text:span><text:span text:style-name="T3"><draw:frame draw:style-name="fr1" draw:name="Objet16" text:anchor-type="as-char" svg:y="-0.2043in" svg:width="1.0555in" svg:height="0.3492in" draw:z-index="20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<text:p text:style-name="P31"/>
      <text:p text:style-name="P3"><text:span text:style-name="T3">- Taux d'Erreur Binaire (TEB ou BER) :</text:span><text:span text:style-name="T3"><draw:frame draw:style-name="fr1" draw:name="Objet9" text:anchor-type="as-char" svg:y="-0.2043in" svg:width="0.4654in" svg:height="0.3283in" draw:z-index="4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<text:p text:style-name="P31"/>
      <text:p text:style-name="P3"><text:span text:style-name="T3">- Probabilité d'envoi sans erreur :</text:span><text:span text:style-name="T3"><draw:frame draw:style-name="fr1" draw:name="Objet10" text:anchor-type="as-char" svg:y="-0.1437in" svg:width="0.7638in" svg:height="0.1945in" draw:z-index="5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<text:p text:style-name="P31"/>
      <text:p text:style-name="P3"><text:span text:style-name="T3">- Taux de Transfert des Informations :</text:span><text:span text:style-name="T3"><draw:frame draw:style-name="fr1" draw:name="Objet11" text:anchor-type="as-char" svg:y="-0.2043in" svg:width="1.522in" svg:height="0.3283in" draw:z-index="6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3">(message sans contrôle)</text:span></text:p>
      <text:p text:style-name="P31"/>
      <text:p text:style-name="P3"><text:span text:style-name="T3">- Rendement du support :</text:span><text:span text:style-name="T3"><draw:frame draw:style-name="fr1" draw:name="Objet12" text:anchor-type="as-char" svg:y="-0.2043in" svg:width="1.3346in" svg:height="0.3283in" draw:z-index="7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<text:p text:style-name="P31"/>
      <text:p text:style-name="P3"><text:span text:style-name="T3">- Intensité du trafic :</text:span><text:span text:style-name="T4"><draw:frame draw:style-name="fr1" draw:name="Objet13" text:anchor-type="as-char" svg:y="-0.2437in" svg:width="1.1098in" svg:height="0.3937in" draw:z-index="21"><draw:object xlink:href="./Object 13" xlink:type="simple" xlink:show="embed" xlink:actuate="onLoad"/><draw:image xlink:href="./ObjectReplacements/Object 13" xlink:type="simple" xlink:show="embed" xlink:actuate="onLoad"/></draw:frame></text:span><text:span text:style-name="T3">(en erlang, entre 0 et 1)</text:span></text:p>
      <text:p text:style-name="P31"/>
      <text:p text:style-name="P3"><text:span text:style-name="T3">- Probabilité de perte :</text:span><text:span text:style-name="T3"><draw:frame draw:style-name="fr1" draw:name="Objet14" text:anchor-type="as-char" svg:y="-0.3972in" svg:width="0.6862in" svg:height="0.7425in" draw:z-index="8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<text:p text:style-name="P31"/>
      <text:p text:style-name="P3"><text:span text:style-name="T3">- Efficacité de liaison :</text:span><text:span text:style-name="T3"><draw:frame draw:style-name="fr1" draw:name="Objet15" text:anchor-type="as-char" svg:y="-0.2252in" svg:width="1.122in" svg:height="0.5654in" draw:z-index="9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<text:p text:style-name="P31"/>
      <text:p text:style-name="P21"><text:span text:style-name="T3">Systèmes de contrôle :</text:span><text:span text:style-name="T5"><text:tab/> <text:s text:c="3"/></text:span><text:span text:style-name="T3">Cryptographie :</text:span><text:span text:style-name="T5"><text:tab/><text:tab/><text:tab/> <text:s text:c="3"/></text:span><text:span text:style-name="T10">Compression :</text:span></text:p>
      <text:p text:style-name="P32"/>
      <text:p text:style-name="P15">VRC : bit de parité<text:tab/><text:tab/> <text:s text:c="4"/>- Symétrique : AES (128bits)<text:tab/><text:tab/> | <text:s text:c="2"/>- Huffman</text:p>
      <text:p text:style-name="P15">LRC : caractère de parité<text:tab/><text:tab/> <text:s text:c="4"/>- Asymétrique : RSA (&gt;1000bits)<text:tab/> | <text:s text:c="2"/>- Run Length Coding (RLC ou RLE)</text:p>
      <text:p text:style-name="P5"><text:span text:style-name="T3">CRC : redondance cyclique<text:tab/> <text:s text:c="6"/></text:span><text:span text:style-name="T11">└</text:span><text:span text:style-name="T23">&gt; double cryptage (public, privé)<text:tab/> | <text:s/></text:span><text:span text:style-name="T24"><text:s text:c="2"/></text:span><text:span text:style-name="T11">└</text:span><text:span text:style-name="T23">&gt; couple par longueur de plage</text:span></text:p>
      <text:p text:style-name="P5"><text:span text:style-name="T23"><text:tab/><text:tab/><text:tab/><text:tab/><text:tab/><text:tab/><text:tab/><text:tab/><text:tab/> | <text:s/></text:span><text:span text:style-name="T24"><text:s text:c="2"/></text:span><text:span text:style-name="T11">└</text:span><text:span text:style-name="T23">&gt; binaire : 1</text:span><text:span text:style-name="T38">er</text:span><text:span text:style-name="T23"> bit + longueur plages</text:span></text:p>
      <text:p text:style-name="P5"><text:span text:style-name="T23"><text:tab/><text:tab/><text:tab/><text:tab/><text:tab/><text:tab/><text:tab/><text:tab/><text:tab/></text:span><text:span text:style-name="T11">└ </text:span><text:span text:style-name="T23">deux VLC : codes à longueur variable</text:span></text:p>
      <text:p text:style-name="P33">Organisation du réseau</text:p>
      <text:p text:style-name="P37"/>
      <text:p text:style-name="P41">ZAA : Zone à Autonomie d'Acheminement<text:tab/> <text:span text:style-name="T101">| <text:s/></text:span>ZTP : Zone de Transit Primaire</text:p>
      <text:p text:style-name="P41">ZTS  : Zone de Transit Secondaire<text:tab/><text:tab/> <text:span text:style-name="T101">| <text:s/></text:span>ZTI : Zone de Transit International</text:p>
      <text:p text:style-name="P75"><text:soft-page-break/>Traitement</text:p>
      <text:p text:style-name="P42"/>
      <text:p text:style-name="P34">Bases du traitement des signaux</text:p>
      <text:p text:style-name="P42"/>
      <text:p text:style-name="P57">1) Qu'est-ce qu'un signal ?</text:p>
      <text:p text:style-name="P42">On appelle <text:span text:style-name="T98">signal</text:span> toute <text:span text:style-name="T98">variation</text:span> d'une grandeur <text:span text:style-name="T98">en fonction d</text:span>'une autre grandeur extensive.</text:p>
      <text:p text:style-name="P42">Il existe différents types de signaux : chimiques , magnétiques, électriques... etc.</text:p>
      <text:p text:style-name="P42"/>
      <text:p text:style-name="P6"><text:span text:style-name="T32">2) Axes des signaux :</text:span><text:span text:style-name="T25"><text:tab/><text:tab/><text:tab/></text:span><text:span text:style-name="T32">3) Transformations de Fourier et Laplace :</text:span></text:p>
      <text:p text:style-name="P42">- temporel (radio, son...)<text:tab/><text:tab/><text:tab/><text:span text:style-name="T98">Transformation</text:span> : fonction mathématique changeant le problème d'espace</text:p>
      <text:p text:style-name="P10"><text:span text:style-name="T25">- spatial (image, GPS...)<text:tab/><text:tab/><text:tab/><text:tab/><text:tab/>pour le simplifier. </text:span><text:span text:style-name="T33">(voir annexe sur Fourier / Laplace)</text:span></text:p>
      <text:p text:style-name="P70"/>
      <text:p text:style-name="P70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74">Annexe : FOURIER / LAPLACE</text:p>
            <text:p text:style-name="P74"/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109"/>
                  <text:p text:style-name="P109"/>
                </table:table-cell>
                <table:table-cell table:style-name="Tableau12.B1" office:value-type="string">
                  <text:p text:style-name="P109"/>
                </table:table-cell>
                <table:table-cell table:style-name="Tableau12.B1" table:number-rows-spanned="2" table:number-columns-spanned="2" office:value-type="string">
                  <text:p text:style-name="P109"><draw:frame draw:style-name="fr1" draw:name="Objet25" text:anchor-type="as-char" svg:y="-0.1138in" svg:width="0.7717in" svg:height="0.1528in" draw:z-index="41"><draw:object xlink:href="./Object 25" xlink:type="simple" xlink:show="embed" xlink:actuate="onLoad"/><draw:image xlink:href="./ObjectReplacements/Object 25" xlink:type="simple" xlink:show="embed" xlink:actuate="onLoad"/><svg:desc>formule</svg:desc></draw:frame><draw:frame draw:style-name="fr1" draw:name="Objet26" text:anchor-type="as-char" svg:y="-0.1138in" svg:width="0.7661in" svg:height="0.1528in" draw:z-index="42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        <text:p text:style-name="P208"/>
                  <text:p text:style-name="P109"><draw:frame draw:style-name="fr1" draw:name="Objet27" text:anchor-type="as-char" svg:y="-0.1138in" svg:width="0.7807in" svg:height="0.1528in" draw:z-index="43"><draw:object xlink:href="./Object 27" xlink:type="simple" xlink:show="embed" xlink:actuate="onLoad"/><draw:image xlink:href="./ObjectReplacements/Object 27" xlink:type="simple" xlink:show="embed" xlink:actuate="onLoad"/><svg:desc>formule</svg:desc></draw:frame><draw:frame draw:style-name="fr1" draw:name="Objet28" text:anchor-type="as-char" svg:y="-0.1728in" svg:width="0.5902in" svg:height="0.2839in" draw:z-index="44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        <text:p text:style-name="P208"/>
                  <text:p text:style-name="P109"><draw:frame draw:style-name="fr1" draw:name="Objet29" text:anchor-type="as-char" svg:y="-0.1138in" svg:width="0.9071in" svg:height="0.1528in" draw:z-index="45"><draw:object xlink:href="./Object 29" xlink:type="simple" xlink:show="embed" xlink:actuate="onLoad"/><draw:image xlink:href="./ObjectReplacements/Object 29" xlink:type="simple" xlink:show="embed" xlink:actuate="onLoad"/><svg:desc>formule</svg:desc></draw:frame><draw:frame draw:style-name="fr1" draw:name="Objet30" text:anchor-type="as-char" svg:y="-0.1138in" svg:width="1.8783in" svg:height="0.1528in" draw:z-index="46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      </table:table-cell>
                <table:covered-table-cell/>
              </table:table-row>
              <table:table-row>
                <table:table-cell table:style-name="Tableau12.A2" office:value-type="string">
                  <text:p text:style-name="P109"/>
                  <text:p text:style-name="P109"/>
                </table:table-cell>
                <table:table-cell table:style-name="Tableau12.B1" office:value-type="string">
                  <text:p text:style-name="P109"/>
                </table:table-cell>
                <table:covered-table-cell/>
                <table:covered-table-cell/>
              </table:table-row>
              <table:table-row>
                <table:table-cell table:style-name="Tableau12.B1" office:value-type="string">
                  <text:p text:style-name="P109"/>
                </table:table-cell>
                <table:table-cell table:style-name="Tableau12.B1" office:value-type="string">
                  <text:p text:style-name="P109"/>
                </table:table-cell>
                <table:table-cell table:style-name="Tableau12.B1" table:number-columns-spanned="2" office:value-type="string">
                  <text:p text:style-name="P109"/>
                </table:table-cell>
                <table:covered-table-cell/>
              </table:table-row>
              <table:table-row>
                <table:table-cell table:style-name="Tableau12.A1" office:value-type="string">
                  <text:p text:style-name="P109"/>
                </table:table-cell>
                <table:table-cell table:style-name="Tableau12.B1" office:value-type="string">
                  <text:p text:style-name="P109"/>
                </table:table-cell>
                <table:table-cell table:style-name="Tableau12.C4" office:value-type="string">
                  <text:p text:style-name="P108"><text:span text:style-name="T104">cos(</text:span><text:span text:style-name="T22">α)+i sin(α)=e</text:span><text:span text:style-name="T42">iα</text:span></text:p>
                </table:table-cell>
                <table:table-cell table:style-name="Tableau12.D4" table:number-rows-spanned="3" office:value-type="string">
                  <text:p text:style-name="P110">|a-b| → déphasage</text:p>
                  <text:p text:style-name="P110">b &gt; a → signal proche</text:p>
                  <text:p text:style-name="P110">a &gt; b → signal décalé</text:p>
                </table:table-cell>
              </table:table-row>
              <table:table-row>
                <table:table-cell table:style-name="Tableau12.A2" office:value-type="string">
                  <text:p text:style-name="P109"/>
                </table:table-cell>
                <table:table-cell table:style-name="Tableau12.B1" office:value-type="string">
                  <text:p text:style-name="P109"/>
                </table:table-cell>
                <table:table-cell table:style-name="Tableau12.B1" office:value-type="string">
                  <text:p text:style-name="P197">S(f) = a+bi</text:p>
                </table:table-cell>
                <table:covered-table-cell/>
              </table:table-row>
              <table:table-row>
                <table:table-cell table:style-name="Tableau12.B1" office:value-type="string">
                  <text:p text:style-name="P109"/>
                </table:table-cell>
                <table:table-cell table:style-name="Tableau12.B1" office:value-type="string">
                  <text:p text:style-name="P109"/>
                </table:table-cell>
                <table:table-cell table:style-name="Tableau12.B1" office:value-type="string">
                  <text:p text:style-name="P108"/>
                </table:table-cell>
                <table:covered-table-cell/>
              </table:table-row>
            </table:table>
            <text:p text:style-name="P74">Propriétés :</text:p>
            <table:table table:name="Tableau13" table:style-name="Tableau13">
              <table:table-column table:style-name="Tableau13.A" table:number-columns-repeated="3"/>
              <table:table-row>
                <table:table-cell table:style-name="Tableau13.A1" office:value-type="string">
                  <text:p text:style-name="P71"><text:s/>→ linéaire x,y</text:p>
                  <text:p text:style-name="P11"><text:span text:style-name="T34"><text:s/>→ p=2</text:span><text:span text:style-name="T20">π</text:span><text:span text:style-name="T21">i</text:span><text:span text:style-name="T20">f </text:span><text:span text:style-name="T21">(si p=0, pas de variation)</text:span></text:p>
                </table:table-cell>
                <table:table-cell table:style-name="Tableau13.A1" office:value-type="string">
                  <text:p text:style-name="P9"><text:span text:style-name="T81">F</text:span><text:span text:style-name="T71">{</text:span><text:span text:style-name="T72">x(t)+y(t)} = </text:span><text:span text:style-name="T81">F</text:span><text:span text:style-name="T71">{</text:span><text:span text:style-name="T72">x(t)} + </text:span><text:span text:style-name="T81">F</text:span><text:span text:style-name="T71">{</text:span><text:span text:style-name="T72">y(t)}</text:span></text:p>
                  <text:p text:style-name="P9"><text:span text:style-name="T81">F</text:span><text:span text:style-name="T71">{</text:span><text:span text:style-name="T86">λ.x(t)} = λ.</text:span><text:span text:style-name="T81">F</text:span><text:span text:style-name="T71">{</text:span><text:span text:style-name="T72">x(t)}</text:span></text:p>
                  <text:p text:style-name="P9"><text:span text:style-name="T81">F</text:span><text:span text:style-name="T71">{</text:span><text:span text:style-name="T72">x'(t)} = 2</text:span><text:span text:style-name="T85">π</text:span><text:span text:style-name="T86">i</text:span><text:span text:style-name="T85">f </text:span><text:span text:style-name="T81">F</text:span><text:span text:style-name="T71">{</text:span><text:span text:style-name="T72">x(t)}</text:span></text:p>
                </table:table-cell>
                <table:table-cell table:style-name="Tableau13.A1" office:value-type="string">
                  <text:p text:style-name="P11"><text:span text:style-name="T49">L</text:span><text:span text:style-name="T51">p</text:span><text:span text:style-name="T67">{</text:span><text:span text:style-name="T72">x(t)}</text:span></text:p>
                  <text:p text:style-name="P11"><text:span text:style-name="T80">L</text:span><text:span text:style-name="T51">p</text:span><text:span text:style-name="T67">{</text:span><text:span text:style-name="T72">x'(t)} = p.</text:span><text:span text:style-name="T80">L</text:span><text:span text:style-name="T51">p</text:span><text:span text:style-name="T67">{</text:span><text:span text:style-name="T72">x(t)}</text:span></text:p>
                  <text:p text:style-name="P11"><text:span text:style-name="T80">L</text:span><text:span text:style-name="T51">p</text:span><text:span text:style-name="T67">{</text:span><text:span text:style-name="T72">x(t+T)} = e</text:span><text:span text:style-name="T40">pT</text:span><text:span text:style-name="T72">.</text:span><text:span text:style-name="T80">L</text:span><text:span text:style-name="T51">p</text:span><text:span text:style-name="T67">{</text:span><text:span text:style-name="T72">x(t)}</text:span></text:p>
                </table:table-cell>
              </table:table-row>
            </table:table>
            <text:p text:style-name="P46"/>
          </table:table-cell>
        </table:table-row>
      </table:table>
      <text:p text:style-name="P45"/>
      <text:p text:style-name="P4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0">4) Signaux élémentaires :</text:p>
            <text:p text:style-name="P7"><text:span text:style-name="T26">- pulsation : </text:span><text:span text:style-name="T15">ω = 2πf ou 2πυ</text:span></text:p>
            <text:p text:style-name="P7"><text:span text:style-name="T11">└</text:span><text:span text:style-name="T23">&gt; </text:span><text:span text:style-name="T26">p = i </text:span><text:span text:style-name="T15">ω (variable de Laplace)</text:span></text:p>
            <text:p text:style-name="P78"/>
            <text:p text:style-name="P7"><text:span text:style-name="T15">- échelon : 0 </text:span><text:span text:style-name="T16">dans ]-</text:span><text:span text:style-name="T26">∞;0</text:span><text:span text:style-name="T27">[ , 1 dans [0;+</text:span><text:span text:style-name="T26">∞</text:span><text:span text:style-name="T27">[</text:span></text:p>
            <text:p text:style-name="P7"><text:span text:style-name="T11">└</text:span><text:span text:style-name="T23">&gt; </text:span><text:span text:style-name="T27">H(t) : Heaviside</text:span></text:p>
            <text:p text:style-name="P7"><text:span text:style-name="T11">└</text:span><text:span text:style-name="T23">&gt; </text:span><text:span text:style-name="T49">L</text:span><text:span text:style-name="T51">p</text:span><text:span text:style-name="T67">{H(t)} =</text:span><text:span text:style-name="T67"><draw:frame draw:style-name="fr1" draw:name="Objet17" text:anchor-type="as-char" svg:y="-0.1783in" svg:width="0.1772in" svg:height="0.2618in" draw:z-index="13"><draw:object xlink:href="./Object 17" xlink:type="simple" xlink:show="embed" xlink:actuate="onLoad"/><draw:image xlink:href="./ObjectReplacements/Object 17" xlink:type="simple" xlink:show="embed" xlink:actuate="onLoad"/></draw:frame></text:span></text:p>
            <text:p text:style-name="P78"/>
            <text:p text:style-name="P7"><text:span text:style-name="T15">- fenêtre : </text:span><text:span text:style-name="T16">0 dans ]-</text:span><text:span text:style-name="T26">∞;0</text:span><text:span text:style-name="T27">[ et ]T;+</text:span><text:span text:style-name="T26">∞</text:span><text:span text:style-name="T27">[ , 1 dans [0;T]</text:span></text:p>
            <text:p text:style-name="P7"><text:span text:style-name="T11">└</text:span><text:span text:style-name="T23">&gt; </text:span><text:span text:style-name="T27">WT(t) = H(t) - H(t-T)</text:span></text:p>
            <text:p text:style-name="P7"><text:span text:style-name="T11">└</text:span><text:span text:style-name="T23">&gt; <text:s/></text:span><text:span text:style-name="T49">L</text:span><text:span text:style-name="T51">p</text:span><text:span text:style-name="T67">{WT(t)} </text:span><text:span text:style-name="T27">=</text:span><text:span text:style-name="T27"><draw:frame draw:style-name="fr1" draw:name="Objet18" text:anchor-type="as-char" svg:y="-0.1953in" svg:width="0.4201in" svg:height="0.2783in" draw:z-index="14"><draw:object xlink:href="./Object 18" xlink:type="simple" xlink:show="embed" xlink:actuate="onLoad"/><draw:image xlink:href="./ObjectReplacements/Object 18" xlink:type="simple" xlink:show="embed" xlink:actuate="onLoad"/></draw:frame></text:span></text:p>
            <text:p text:style-name="P78"/>
            <text:p text:style-name="P7"><text:span text:style-name="T15">- rang : </text:span><text:span text:style-name="T16">0 dans ]-</text:span><text:span text:style-name="T26">∞;0</text:span><text:span text:style-name="T27">[ , t dans [0;+</text:span><text:span text:style-name="T26">∞</text:span><text:span text:style-name="T27">[</text:span></text:p>
            <text:p text:style-name="P7"><text:span text:style-name="T11">└</text:span><text:span text:style-name="T23">&gt; </text:span><text:span text:style-name="T27">R(t) = t H(t) ; R'(t) = H(t)</text:span></text:p>
            <text:p text:style-name="P7"><text:span text:style-name="T11">└</text:span><text:span text:style-name="T23">&gt; </text:span><text:span text:style-name="T49">L</text:span><text:span text:style-name="T51">p</text:span><text:span text:style-name="T67">{R(t)</text:span><text:span text:style-name="T69">}</text:span><text:span text:style-name="T67"> =</text:span><text:span text:style-name="T23"><draw:frame draw:style-name="fr1" draw:name="Objet19" text:anchor-type="as-char" svg:y="-0.1783in" svg:width="0.2126in" svg:height="0.2783in" draw:z-index="15"><draw:object xlink:href="./Object 19" xlink:type="simple" xlink:show="embed" xlink:actuate="onLoad"/><draw:image xlink:href="./ObjectReplacements/Object 19" xlink:type="simple" xlink:show="embed" xlink:actuate="onLoad"/></draw:frame></text:span></text:p>
            <text:p text:style-name="P78"/>
            <text:p text:style-name="P79">- parabole :</text:p>
            <text:p text:style-name="P7"><text:span text:style-name="T11">└</text:span><text:span text:style-name="T23">&gt; </text:span><text:span text:style-name="T27">P(t) = </text:span><text:span text:style-name="T28">½ t</text:span><text:span text:style-name="T39">2</text:span><text:span text:style-name="T28"> H(t) ; P'(t) = R(t)</text:span></text:p>
            <text:p text:style-name="P7"><text:span text:style-name="T11">└</text:span><text:span text:style-name="T23">&gt; </text:span><text:span text:style-name="T49">L</text:span><text:span text:style-name="T51">p</text:span><text:span text:style-name="T67">{</text:span><text:span text:style-name="T68">P(t)} =</text:span><text:span text:style-name="T23"><draw:frame draw:style-name="fr1" draw:name="Objet20" text:anchor-type="as-char" svg:y="-0.1783in" svg:width="0.2102in" svg:height="0.2783in" draw:z-index="16"><draw:object xlink:href="./Object 20" xlink:type="simple" xlink:show="embed" xlink:actuate="onLoad"/><draw:image xlink:href="./ObjectReplacements/Object 20" xlink:type="simple" xlink:show="embed" xlink:actuate="onLoad"/></draw:frame></text:span></text:p>
            <text:p text:style-name="P78"/>
            <text:p text:style-name="P79">- impulsion de Dirac :</text:p>
            <text:p text:style-name="P7"><text:span text:style-name="T11">└</text:span><text:span text:style-name="T23">&gt; </text:span><text:span text:style-name="T17">δ</text:span><text:span text:style-name="T28">(t) a :</text:span></text:p>
            <text:p text:style-name="P7"><text:span text:style-name="T23"><text:s text:c="7"/></text:span><text:span text:style-name="T27">- </text:span><text:span text:style-name="T28">intégrale égale à 1</text:span></text:p>
            <text:p text:style-name="P7"><text:span text:style-name="T27"><text:s text:c="7"/>- </text:span><text:span text:style-name="T28">pente ]-</text:span><text:span text:style-name="T26">∞;0</text:span><text:span text:style-name="T28">[ et ]0;+</text:span><text:span text:style-name="T26">∞</text:span><text:span text:style-name="T28">[  égale à 0</text:span></text:p>
            <text:p text:style-name="P7"><text:span text:style-name="T27"><text:s text:c="7"/>- </text:span><text:span text:style-name="T28">pente [0] égale à </text:span><text:span text:style-name="T26">∞</text:span></text:p>
            <text:p text:style-name="P7"><text:span text:style-name="T11">└</text:span><text:span text:style-name="T23">&gt; </text:span><text:span text:style-name="T49">L</text:span><text:span text:style-name="T51">p</text:span><text:span text:style-name="T67">{</text:span><text:span text:style-name="T84">δ</text:span><text:span text:style-name="T68">(t)} = </text:span><text:span text:style-name="T80">L</text:span><text:span text:style-name="T51">p</text:span><text:span text:style-name="T67">{</text:span><text:span text:style-name="T68">H'(t)} = 1</text:span></text:p>
          </table:table-cell>
          <table:table-cell table:style-name="Tableau1.A1" office:value-type="string">
            <text:p text:style-name="P92">5) Système linéaire :</text:p>
            <text:p text:style-name="P120"/>
            <table:table table:name="Tableau2" table:style-name="Tableau2">
              <table:table-column table:style-name="Tableau2.A"/>
              <table:table-column table:style-name="Tableau2.B" table:number-columns-repeated="2"/>
              <table:table-row>
                <table:table-cell table:style-name="Tableau2.A1" office:value-type="string">
                  <text:p text:style-name="P98"><text:span text:style-name="T93"><text:s text:c="15"/></text:span><text:span text:style-name="T94"><text:s/>e1(t) →</text:span></text:p>
                  <text:p text:style-name="P95"><text:s text:c="3"/><text:span text:style-name="T95"><text:s/>e1(t) + e2(t) →</text:span></text:p>
                  <text:p text:style-name="P95"><text:s text:c="16"/><text:span text:style-name="T96">e2(t) →</text:span></text:p>
                </table:table-cell>
                <table:table-cell table:style-name="Tableau2.B1" office:value-type="string">
                  <text:p text:style-name="P101"/>
                  <text:p text:style-name="P101">Système Linéaire</text:p>
                </table:table-cell>
                <table:table-cell table:style-name="Tableau2.A1" office:value-type="string">
                  <text:p text:style-name="P117">→ s1(t)</text:p>
                  <text:p text:style-name="P118">→ s1(t) + s2(t)</text:p>
                  <text:p text:style-name="P119">→ s2(t)</text:p>
                </table:table-cell>
              </table:table-row>
            </table:table>
            <text:p text:style-name="P95"/>
            <table:table table:name="Tableau3" table:style-name="Tableau3">
              <table:table-column table:style-name="Tableau3.A" table:number-columns-repeated="3"/>
              <table:table-row>
                <table:table-cell table:style-name="Tableau3.A1" office:value-type="string">
                  <text:p text:style-name="P102">e(t) →</text:p>
                </table:table-cell>
                <table:table-cell table:style-name="Tableau3.B1" office:value-type="string">
                  <text:p text:style-name="P104">Système Linéaire</text:p>
                </table:table-cell>
                <table:table-cell table:style-name="Tableau3.A1" office:value-type="string">
                  <text:p text:style-name="P104">→ s(t)</text:p>
                </table:table-cell>
              </table:table-row>
            </table:table>
            <text:p text:style-name="P182"><text:s text:c="27"/>↓ <text:s text:c="16"/>↓ <text:s text:c="16"/>↓</text:p>
            <text:p text:style-name="P182"><text:s text:c="25"/>E(p) <text:s text:c="11"/>F(p) <text:s text:c="11"/>S(p)</text:p>
            <text:p text:style-name="P198"/>
            <text:p text:style-name="P186">S(p) = F(p).E(p)</text:p>
            <text:p text:style-name="P183"/>
            <text:p text:style-name="P185">Si un système est linéaire :</text:p>
            <text:p text:style-name="P185">- fonctionnement décrit par équations différentielles</text:p>
            <text:p text:style-name="P96"><text:span text:style-name="T12">- E(p) = </text:span><text:span text:style-name="T50">L</text:span><text:span text:style-name="T53">p</text:span><text:span text:style-name="T77">{</text:span><text:span text:style-name="T78">e(t)} et S(p) = </text:span><text:span text:style-name="T82">L</text:span><text:span text:style-name="T53">p</text:span><text:span text:style-name="T77">{</text:span><text:span text:style-name="T78">s(t)}</text:span></text:p>
            <text:p text:style-name="P201">- Fonction de transfert F(p) = S(p).E(p)-1</text:p>
            <text:p text:style-name="P201">- Réponse impulsionnelle f(t)</text:p>
            <text:p text:style-name="P201">- s(t) est un mélange de e(t) et f(t)</text:p>
            <text:p text:style-name="P8"><text:span text:style-name="T87">└</text:span><text:span text:style-name="T70">&gt;</text:span><text:span text:style-name="T70"><draw:frame draw:style-name="fr1" draw:name="Objet21" text:anchor-type="as-char" svg:y="-0.1138in" svg:width="0.8445in" svg:height="0.15in" draw:z-index="17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      <text:p text:style-name="P8"><text:span text:style-name="T87">└</text:span><text:span text:style-name="T70">&gt; </text:span><text:span text:style-name="T81">F</text:span><text:span text:style-name="T71">{s(t)} = </text:span><text:span text:style-name="T81">F</text:span><text:span text:style-name="T71">{</text:span><text:span text:style-name="T70"><draw:frame draw:style-name="fr2" draw:name="Objet22" text:anchor-type="as-char" svg:y="-0.1098in" svg:width="0.5429in" svg:height="0.15in" draw:z-index="18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71">} = </text:span><text:span text:style-name="T81">F</text:span><text:span text:style-name="T71">{f(t)}.</text:span><text:span text:style-name="T81">F</text:span><text:span text:style-name="T71">{e(t)}</text:span></text:p>
            <text:p text:style-name="P183"/>
            <text:p text:style-name="P183"/>
          </table:table-cell>
        </table:table-row>
      </table:table>
      <text:p text:style-name="P45"/>
      <text:p text:style-name="P67"/>
      <text:p text:style-name="P67"><text:soft-page-break/>6) Représentation graphique :</text:p>
      <text:p text:style-name="P50">Abscisses : log(f)  <text:s text:c="8"/>Ordonnées : 20 log(A(p)) en dB</text:p>
      <text:p text:style-name="P47"/>
      <text:p text:style-name="P77"><text:s text:c="18"/>passe-bas <text:s text:c="52"/>passe-haut<text:tab/><text:tab/><text:tab/> <text:s text:c="9"/>passe-bande <text:tab/><text:tab/> <text:s text:c="15"/>réjecteur de bande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office:value-type="string">
            <text:p text:style-name="P125"/>
            <text:p text:style-name="P125"/>
            <text:p text:style-name="P125"/>
            <text:p text:style-name="P125"/>
          </table:table-cell>
          <table:table-cell table:style-name="Tableau4.B1" office:value-type="string">
            <text:p text:style-name="P125"/>
          </table:table-cell>
          <table:table-cell table:style-name="Tableau4.A1" office:value-type="string">
            <text:p text:style-name="P125"/>
          </table:table-cell>
          <table:table-cell table:style-name="Tableau4.B1" office:value-type="string">
            <text:p text:style-name="P125"/>
          </table:table-cell>
          <table:table-cell table:style-name="Tableau4.A1" office:value-type="string">
            <text:p text:style-name="P125"/>
          </table:table-cell>
          <table:table-cell table:style-name="Tableau4.B1" office:value-type="string">
            <text:p text:style-name="P125"/>
          </table:table-cell>
          <table:table-cell table:style-name="Tableau4.A1" office:value-type="string">
            <text:p text:style-name="P125"/>
          </table:table-cell>
        </table:table-row>
      </table:table>
      <text:p text:style-name="P47"/>
      <text:p text:style-name="P47"/>
      <text:p text:style-name="P43"><text:span text:style-name="T97">f</text:span><text:span text:style-name="T56">c</text:span><text:span text:style-name="T97"> : fréquence de coupure</text:span></text:p>
      <text:p text:style-name="P43"><text:span text:style-name="T97">filtre en -3dB : filtre couramment utilisé avec f</text:span><text:span text:style-name="T56">c</text:span><text:span text:style-name="T97"> au niveau de l'amplitude gardée à laquelle on soustrait 3dB</text:span></text:p>
      <text:p text:style-name="P48"/>
      <text:p text:style-name="P61">7) Gabarit de filtre :</text:p>
      <text:p text:style-name="P38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49">- Butterworth : réponse la plus plate</text:p>
            <text:p text:style-name="P49">de la BP pour un ordre donné</text:p>
            <text:p text:style-name="P49">- Chebitcher : meilleure atténuation</text:p>
            <text:p text:style-name="P49">en dehors de la BP</text:p>
            <text:p text:style-name="P48">- Bessel : déphasage minimal</text:p>
          </table:table-cell>
          <table:table-cell table:style-name="Tableau5.B1" office:value-type="string">
            <text:p text:style-name="P125"/>
          </table:table-cell>
          <table:table-cell table:style-name="Tableau5.A1" table:number-rows-spanned="2" office:value-type="string">
            <text:p text:style-name="P127"><text:span text:style-name="T97"><draw:frame draw:style-name="fr2" draw:name="Objet23" text:anchor-type="as-char" svg:y="-0.1835in" svg:width="0.8071in" svg:height="0.3161in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97"> où n est l'ordre </text:span></text:p>
            <text:p text:style-name="P127"><text:span text:style-name="T100">coupé à </text:span><text:span text:style-name="T18">ω</text:span><text:span text:style-name="T57">c</text:span><text:span text:style-name="T18"> = 2πf</text:span><text:span text:style-name="T57">c</text:span><text:span text:style-name="T88"> = 1 rad.s</text:span><text:span text:style-name="T41">-1</text:span></text:p>
            <text:p text:style-name="P206"/>
            <text:p text:style-name="P126"><text:span text:style-name="T18"><text:s/></text:span><text:span text:style-name="T18"><draw:frame draw:style-name="fr2" draw:name="Objet24" text:anchor-type="as-char" svg:y="-0.1835in" svg:width="0.8701in" svg:height="0.2654in" draw:z-index="25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    </table:table-cell>
        </table:table-row>
        <table:table-row>
          <table:table-cell table:style-name="Tableau5.A1" office:value-type="string">
            <text:p text:style-name="P43"/>
          </table:table-cell>
          <table:table-cell table:style-name="Tableau5.B2" office:value-type="string">
            <text:p text:style-name="P125"/>
          </table:table-cell>
          <table:covered-table-cell/>
        </table:table-row>
      </table:table>
      <text:p text:style-name="P6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63">8) Associations de fonctions de tranfert :</text:p>
            <table:table table:name="Tableau8" table:style-name="Tableau8">
              <table:table-column table:style-name="Tableau8.A" table:number-columns-repeated="2"/>
              <table:table-column table:style-name="Tableau8.C"/>
              <table:table-column table:style-name="Tableau8.D"/>
              <table:table-column table:style-name="Tableau8.E"/>
              <table:table-column table:style-name="Tableau8.A" table:number-columns-repeated="3"/>
              <table:table-column table:style-name="Tableau8.I"/>
              <table:table-row>
                <table:table-cell table:style-name="Tableau8.A1" office:value-type="string">
                  <text:p text:style-name="P129">e → </text:p>
                </table:table-cell>
                <table:table-cell table:style-name="Tableau8.B1" office:value-type="string">
                  <text:p text:style-name="P132">F</text:p>
                </table:table-cell>
                <table:table-cell table:style-name="Tableau8.A1" office:value-type="string">
                  <text:p text:style-name="P134">→u→</text:p>
                </table:table-cell>
                <table:table-cell table:style-name="Tableau8.B1" office:value-type="string">
                  <text:p text:style-name="P132">G</text:p>
                </table:table-cell>
                <table:table-cell table:style-name="Tableau8.A1" office:value-type="string">
                  <text:p text:style-name="P134">→ s</text:p>
                </table:table-cell>
                <table:table-cell table:style-name="Tableau8.A1" office:value-type="string">
                  <text:p text:style-name="P131">↔</text:p>
                </table:table-cell>
                <table:table-cell table:style-name="Tableau8.A1" office:value-type="string">
                  <text:p text:style-name="P129">e →</text:p>
                </table:table-cell>
                <table:table-cell table:style-name="Tableau8.B1" office:value-type="string">
                  <text:p text:style-name="P132">F.G</text:p>
                </table:table-cell>
                <table:table-cell table:style-name="Tableau8.A1" office:value-type="string">
                  <text:p text:style-name="P134">→ s</text:p>
                </table:table-cell>
              </table:table-row>
            </table:table>
            <text:p text:style-name="P51"/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column table:style-name="Tableau9.B" table:number-columns-repeated="3"/>
              <table:table-column table:style-name="Tableau9.G"/>
              <table:table-row>
                <table:table-cell table:style-name="Tableau9.A1" table:number-rows-spanned="3" office:value-type="string">
                  <text:p text:style-name="P189">┌</text:p>
                  <text:p text:style-name="P188"><text:span text:style-name="T29">e </text:span><text:span text:style-name="T13">─</text:span>┤</text:p>
                  <text:p text:style-name="P189">└</text:p>
                </table:table-cell>
                <table:table-cell table:style-name="Tableau9.B1" office:value-type="string">
                  <text:p text:style-name="P137">F</text:p>
                </table:table-cell>
                <table:table-cell table:style-name="Tableau9.A1" table:number-rows-spanned="3" office:value-type="string">
                  <text:p text:style-name="P191">┐u1</text:p>
                  <text:p text:style-name="P191">├── s</text:p>
                  <text:p text:style-name="P191">┘u2</text:p>
                </table:table-cell>
                <table:table-cell table:style-name="Tableau9.A1" table:number-rows-spanned="3" office:value-type="string">
                  <text:p text:style-name="P137">↔</text:p>
                </table:table-cell>
                <table:table-cell table:style-name="Tableau9.A1" table:number-rows-spanned="3" office:value-type="string">
                  <text:p text:style-name="P136">e →</text:p>
                </table:table-cell>
                <table:table-cell table:style-name="Tableau9.A1" office:value-type="string">
                  <text:p text:style-name="P125"/>
                </table:table-cell>
                <table:table-cell table:style-name="Tableau9.A1" table:number-rows-spanned="3" office:value-type="string">
                  <text:p text:style-name="P139">→ s</text:p>
                </table:table-cell>
              </table:table-row>
              <table:table-row table:style-name="Tableau9.2">
                <table:covered-table-cell/>
                <table:table-cell table:style-name="Tableau9.A1" office:value-type="string">
                  <text:p text:style-name="P125"/>
                </table:table-cell>
                <table:covered-table-cell/>
                <table:covered-table-cell/>
                <table:covered-table-cell/>
                <table:table-cell table:style-name="Tableau9.B1" office:value-type="string">
                  <text:p text:style-name="P139">F+G</text:p>
                </table:table-cell>
                <table:covered-table-cell/>
              </table:table-row>
              <table:table-row>
                <table:covered-table-cell/>
                <table:table-cell table:style-name="Tableau9.B1" office:value-type="string">
                  <text:p text:style-name="P137">G</text:p>
                </table:table-cell>
                <table:covered-table-cell/>
                <table:covered-table-cell/>
                <table:covered-table-cell/>
                <table:table-cell table:style-name="Tableau9.A1" office:value-type="string">
                  <text:p text:style-name="P125"/>
                </table:table-cell>
                <table:covered-table-cell/>
              </table:table-row>
            </table:table>
            <text:p text:style-name="P51"/>
          </table:table-cell>
          <table:table-cell table:style-name="Tableau6.A1" office:value-type="string">
            <text:p text:style-name="P154"><text:s text:c="10"/>9) Equations différentielles :</text:p>
            <text:p text:style-name="P161"><text:s/><text:span text:style-name="T103"><text:s text:c="10"/></text:span><text:span text:style-name="T102">→ mise sous forme causale</text:span></text:p>
            <text:p text:style-name="P161"><text:span text:style-name="T103"><text:s text:c="10"/></text:span><text:span text:style-name="T102"><text:s/>→ transformation de Laplace</text:span></text:p>
            <text:p text:style-name="P161"><text:span text:style-name="T103"><text:s text:c="10"/></text:span><text:span text:style-name="T102"><text:s/>→ dérivations</text:span></text:p>
            <text:p text:style-name="P161"><text:span text:style-name="T103"><text:s text:c="10"/></text:span><text:span text:style-name="T102"><text:s/>→ résolution linéaire</text:span></text:p>
          </table:table-cell>
        </table:table-row>
      </table:table>
      <text:p text:style-name="P51"/>
      <text:p text:style-name="P51"/>
      <text:p text:style-name="P35">Traitement des signaux discrets</text:p>
      <text:p text:style-name="P51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65">1) Transformée de Fourier Numérique (DFT)</text:p>
            <text:p text:style-name="P54">- signal discret ↔ transformée continue</text:p>
            <text:p text:style-name="P54">- signal continu ↔ transformée discrète</text:p>
            <text:p text:style-name="P54"/>
            <table:table table:name="Tableau11" table:style-name="Tableau11">
              <table:table-column table:style-name="Tableau11.A"/>
              <table:table-column table:style-name="Tableau11.B"/>
              <table:table-row>
                <table:table-cell table:style-name="Tableau11.A1" office:value-type="string">
                  <text:p text:style-name="P125"/>
                  <text:p text:style-name="P125"/>
                  <text:p text:style-name="P125"/>
                </table:table-cell>
                <table:table-cell table:style-name="Tableau11.B1" office:value-type="string">
                  <text:p text:style-name="P125"><draw:frame draw:style-name="fr2" draw:name="Objet31" text:anchor-type="as-char" svg:y="-0.2138in" svg:width="0.939in" svg:height="0.3402in" draw:z-index="26"><draw:object xlink:href="./Object 31" xlink:type="simple" xlink:show="embed" xlink:actuate="onLoad"/><draw:image xlink:href="./ObjectReplacements/Object 31" xlink:type="simple" xlink:show="embed" xlink:actuate="onLoad"/><svg:desc>formule</svg:desc></draw:frame> <text:span text:style-name="T105">(DFT)</text:span></text:p>
                  <text:p text:style-name="P172"/>
                  <text:p text:style-name="P125"><draw:frame draw:style-name="fr2" draw:name="Objet32" text:anchor-type="as-char" svg:y="-0.2138in" svg:width="1.0083in" svg:height="0.3402in" draw:z-index="27"><draw:object xlink:href="./Object 32" xlink:type="simple" xlink:show="embed" xlink:actuate="onLoad"/><draw:image xlink:href="./ObjectReplacements/Object 32" xlink:type="simple" xlink:show="embed" xlink:actuate="onLoad"/><svg:desc>formule</svg:desc></draw:frame> <text:span text:style-name="T105">(IDFT)</text:span></text:p>
                </table:table-cell>
              </table:table-row>
              <table:table-row>
                <table:table-cell table:style-name="Tableau11.B1" office:value-type="string">
                  <text:p text:style-name="P128"><text:span text:style-name="T13"><text:s text:c="3"/>↓</text:span><text:span text:style-name="T102">TF</text:span></text:p>
                </table:table-cell>
                <table:table-cell table:style-name="Tableau11.B1" office:value-type="string">
                  <text:p text:style-name="P125"/>
                </table:table-cell>
              </table:table-row>
              <table:table-row>
                <table:table-cell table:style-name="Tableau11.A1" office:value-type="string">
                  <text:p text:style-name="P125"/>
                  <text:p text:style-name="P125"/>
                  <text:p text:style-name="P125"/>
                  <text:p text:style-name="P125"/>
                </table:table-cell>
                <table:table-cell table:style-name="Tableau11.B1" office:value-type="string">
                  <text:p text:style-name="P144">N : nombre d'échantillons</text:p>
                  <text:p text:style-name="P140"><text:span text:style-name="T105">s</text:span><text:span text:style-name="T59">n</text:span><text:span text:style-name="T105"> : n</text:span><text:span text:style-name="T43">ième</text:span><text:span text:style-name="T105"> échantillon de S(</text:span><text:span text:style-name="T18">ω</text:span><text:span text:style-name="T105">)</text:span></text:p>
                </table:table-cell>
              </table:table-row>
            </table:table>
            <text:p text:style-name="P54"/>
          </table:table-cell>
          <table:table-cell table:style-name="Tableau10.A1" office:value-type="string">
            <text:p text:style-name="P125"/>
          </table:table-cell>
          <table:table-cell table:style-name="Tableau10.A1" office:value-type="string">
            <text:p text:style-name="P155">2) Echanillonage des signaux</text:p>
            <text:p text:style-name="P155"/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row table:style-name="Tableau15.1">
                <table:table-cell table:style-name="Tableau15.A1" office:value-type="string">
                  <text:p text:style-name="P125"/>
                </table:table-cell>
                <table:table-cell table:style-name="Tableau15.B1" table:number-rows-spanned="2" office:value-type="string">
                  <text:p text:style-name="P145">→ </text:p>
                  <text:p text:style-name="P145"/>
                </table:table-cell>
                <table:table-cell table:style-name="Tableau15.C1" office:value-type="string">
                  <text:p text:style-name="P125"/>
                </table:table-cell>
                <table:table-cell table:style-name="Tableau15.A1" office:value-type="string">
                  <text:p text:style-name="P125"/>
                </table:table-cell>
                <table:table-cell table:style-name="Tableau15.A1" office:value-type="string">
                  <text:p text:style-name="P125"/>
                </table:table-cell>
              </table:table-row>
              <table:table-row table:style-name="Tableau15.2">
                <table:table-cell table:style-name="Tableau15.A2" office:value-type="string">
                  <text:p text:style-name="P176"/>
                </table:table-cell>
                <table:covered-table-cell/>
                <table:table-cell table:style-name="Tableau15.C2" office:value-type="string">
                  <text:p text:style-name="P176"/>
                </table:table-cell>
                <table:table-cell table:style-name="Tableau15.D2" office:value-type="string">
                  <text:p text:style-name="P176"/>
                </table:table-cell>
                <table:table-cell table:style-name="Tableau15.E2" office:value-type="string">
                  <text:p text:style-name="P176"/>
                </table:table-cell>
              </table:table-row>
              <table:table-row>
                <table:table-cell table:style-name="Tableau15.A3" table:number-columns-spanned="5" office:value-type="string">
                  <text:p text:style-name="P140"><text:span text:style-name="T105">Pour reconstruire s(t) à partir de S</text:span><text:span text:style-name="T59">k</text:span><text:span text:style-name="T105">, il faut </text:span><text:span text:style-name="T18">ω</text:span><text:span text:style-name="T58">e</text:span><text:span text:style-name="T19"> &gt; 2</text:span><text:span text:style-name="T18">ω</text:span><text:span text:style-name="T58">m</text:span><text:span text:style-name="T19"> (</text:span><text:span text:style-name="T18">ω</text:span><text:span text:style-name="T58">m</text:span><text:span text:style-name="T19"> : plus haute fréquence du signal) </text:span></text:p>
                  <text:p text:style-name="P195">→ condition de Shanon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213"/>
            <table:table table:name="Tableau16" table:style-name="Tableau16">
              <table:table-column table:style-name="Tableau16.A"/>
              <table:table-column table:style-name="Tableau16.B"/>
              <table:table-column table:style-name="Tableau16.C"/>
              <table:table-row table:style-name="Tableau16.1">
                <table:table-cell table:style-name="Tableau16.A1" office:value-type="string">
                  <text:p text:style-name="P125"/>
                </table:table-cell>
                <table:table-cell table:style-name="Tableau16.B1" table:number-rows-spanned="2" office:value-type="string">
                  <text:p text:style-name="P180"><text:span text:style-name="T105">T</text:span><text:span text:style-name="T59">e</text:span><text:span text:style-name="T105"> &lt; T</text:span><text:span text:style-name="T59">m </text:span><text:span text:style-name="T105">/</text:span><text:span text:style-name="T59"> </text:span><text:span text:style-name="T105">2</text:span></text:p>
                  <text:p text:style-name="P145">→</text:p>
                  <text:p text:style-name="P181"/>
                </table:table-cell>
                <table:table-cell table:style-name="Tableau16.A1" office:value-type="string">
                  <text:p text:style-name="P125"/>
                </table:table-cell>
              </table:table-row>
              <table:table-row>
                <table:table-cell table:style-name="Tableau16.A2" office:value-type="string">
                  <text:p text:style-name="P177"/>
                </table:table-cell>
                <table:covered-table-cell/>
                <table:table-cell table:style-name="Tableau16.C2" office:value-type="string">
                  <text:p text:style-name="P177"/>
                </table:table-cell>
              </table:table-row>
            </table:table>
            <text:p text:style-name="P163"/>
          </table:table-cell>
        </table:table-row>
      </table:table>
      <text:p text:style-name="Text_20_body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156">3) FT et DFT</text:p>
            <text:p text:style-name="P164"/>
            <table:table table:name="Tableau18" table:style-name="Tableau18">
              <table:table-column table:style-name="Tableau18.A"/>
              <table:table-column table:style-name="Tableau18.B"/>
              <table:table-column table:style-name="Tableau18.C"/>
              <table:table-row>
                <table:table-cell table:style-name="Tableau18.A1" office:value-type="string">
                  <text:p text:style-name="Table_20_Contents"/>
                </table:table-cell>
                <table:table-cell table:style-name="Tableau18.B1" office:value-type="string">
                  <text:p text:style-name="Table_20_Contents"/>
                  <text:p text:style-name="Table_20_Contents"/>
                  <text:p text:style-name="Table_20_Contents"/>
                </table:table-cell>
                <table:table-cell table:style-name="Tableau18.C1" table:number-rows-spanned="2" office:value-type="string">
                  <text:p text:style-name="P207"><draw:frame draw:style-name="fr2" draw:name="Objet33" text:anchor-type="as-char" svg:y="-0.2016in" svg:width="1.1945in" svg:height="0.3134in" draw:z-index="29"><draw:object xlink:href="./Object 33" xlink:type="simple" xlink:show="embed" xlink:actuate="onLoad"/><draw:image xlink:href="./ObjectReplacements/Object 33" xlink:type="simple" xlink:show="embed" xlink:actuate="onLoad"/></draw:frame></text:p>
                </table:table-cell>
              </table:table-row>
              <table:table-row>
                <table:table-cell table:style-name="Tableau18.A2" office:value-type="string">
                  <text:p text:style-name="Table_20_Contents"/>
                </table:table-cell>
                <table:table-cell table:style-name="Tableau18.B2" office:value-type="string">
                  <text:p text:style-name="Table_20_Contents"/>
                </table:table-cell>
                <table:covered-table-cell/>
              </table:table-row>
            </table:table>
            <text:p text:style-name="P164"/>
            <text:p text:style-name="P164"/>
          </table:table-cell>
          <table:table-cell table:style-name="Tableau17.A1" office:value-type="string">
            <text:p text:style-name="P162"><text:span text:style-name="T6">→ </text:span><text:span text:style-name="T99">Exemple :</text:span><text:span text:style-name="T106"> passe-haut</text:span></text:p>
            <text:p text:style-name="P164"/>
            <table:table table:name="Tableau19" table:style-name="Tableau19">
              <table:table-column table:style-name="Tableau19.A"/>
              <table:table-column table:style-name="Tableau19.B"/>
              <table:table-column table:style-name="Tableau19.C"/>
              <table:table-column table:style-name="Tableau19.D"/>
              <table:table-row table:style-name="Tableau19.1">
                <table:table-cell table:style-name="Tableau19.A1" table:number-rows-spanned="2" office:value-type="string">
                  <text:p text:style-name="P141"><text:span text:style-name="T106">f</text:span><text:span text:style-name="T60">e</text:span><text:span text:style-name="T106"> = 2000Hz</text:span></text:p>
                  <text:p text:style-name="P146">N = 200</text:p>
                  <text:p text:style-name="P141"><text:span text:style-name="T106">f</text:span><text:span text:style-name="T60">c</text:span><text:span text:style-name="T106"> = 500Hz</text:span></text:p>
                  <text:p text:style-name="P146"/>
                  <text:p text:style-name="P146">n.df = 500</text:p>
                  <text:p text:style-name="P146">→ n = 50</text:p>
                </table:table-cell>
                <table:table-cell table:style-name="Tableau19.B1" office:value-type="string">
                  <text:p text:style-name="P141"/>
                </table:table-cell>
                <table:table-cell table:style-name="Tableau19.C1" office:value-type="string">
                  <text:p text:style-name="P141"/>
                </table:table-cell>
                <table:table-cell table:style-name="Tableau19.C1" office:value-type="string">
                  <text:p text:style-name="P141"/>
                </table:table-cell>
              </table:table-row>
              <table:table-row>
                <table:covered-table-cell/>
                <table:table-cell table:style-name="Tableau19.A1" office:value-type="string">
                  <text:p text:style-name="P141"/>
                </table:table-cell>
                <table:table-cell table:style-name="Tableau19.C2" office:value-type="string">
                  <text:p text:style-name="P141"/>
                </table:table-cell>
                <table:table-cell table:style-name="Tableau19.C2" office:value-type="string">
                  <text:p text:style-name="P141"/>
                </table:table-cell>
              </table:table-row>
            </table:table>
            <text:p text:style-name="P164"/>
          </table:table-cell>
        </table:table-row>
      </table:table>
      <table:table table:name="Tableau20" table:style-name="Tableau20">
        <table:table-column table:style-name="Tableau20.A"/>
        <table:table-column table:style-name="Tableau20.B"/>
        <text:soft-page-break/>
        <table:table-row>
          <table:table-cell table:style-name="Tableau20.A1" office:value-type="string">
            <text:p text:style-name="P66">4) Manipulation des signaux discrets : la transformée en Z</text:p>
            <text:p text:style-name="P52"><text:span text:style-name="T107">z = e</text:span><text:span text:style-name="T44">Tp</text:span><text:span text:style-name="T107"> avec p : variable de Laplace</text:span></text:p>
            <text:p text:style-name="P52"><text:span text:style-name="T107">Linéarité : </text:span><text:span text:style-name="T83">Z</text:span><text:span text:style-name="T107">{x</text:span><text:span text:style-name="T61">k</text:span><text:span text:style-name="T107">+y</text:span><text:span text:style-name="T61">k</text:span><text:span text:style-name="T107">} = </text:span><text:span text:style-name="T83">Z</text:span><text:span text:style-name="T107">{x</text:span><text:span text:style-name="T61">k</text:span><text:span text:style-name="T107">}+</text:span><text:span text:style-name="T83">Z</text:span><text:span text:style-name="T107">{y</text:span><text:span text:style-name="T61">k</text:span><text:span text:style-name="T107">} et </text:span><text:span text:style-name="T83">Z</text:span><text:span text:style-name="T107">{</text:span><text:span text:style-name="T89">λ.</text:span><text:span text:style-name="T107">x</text:span><text:span text:style-name="T61">k</text:span><text:span text:style-name="T107">} = </text:span><text:span text:style-name="T89">λ.</text:span><text:span text:style-name="T83">Z</text:span><text:span text:style-name="T107">{x</text:span><text:span text:style-name="T61">k</text:span><text:span text:style-name="T107">}</text:span></text:p>
            <text:p text:style-name="P52"><text:span text:style-name="T107"><draw:frame draw:style-name="fr2" draw:name="Objet34" text:anchor-type="as-char" svg:y="-0.1665in" svg:width="0.8744in" svg:height="0.2929in" draw:z-index="22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07"> ; z</text:span><text:span text:style-name="T44">-1</text:span><text:span text:style-name="T83">Z</text:span><text:span text:style-name="T107">{x</text:span><text:span text:style-name="T61">k</text:span><text:span text:style-name="T107">} = </text:span><text:span text:style-name="T83">Z</text:span><text:span text:style-name="T107">{x</text:span><text:span text:style-name="T61">k-1</text:span><text:span text:style-name="T107">}</text:span></text:p>
            <text:p text:style-name="P39"/>
            <table:table table:name="Tableau21" table:style-name="Tableau21">
              <table:table-column table:style-name="Tableau21.A"/>
              <table:table-column table:style-name="Tableau21.B"/>
              <table:table-column table:style-name="Tableau21.C"/>
              <table:table-column table:style-name="Tableau21.D"/>
              <table:table-row>
                <table:table-cell table:style-name="Tableau21.A1" office:value-type="string">
                  <text:p text:style-name="P142"><text:span text:style-name="T107">x</text:span><text:span text:style-name="T61">k</text:span><text:span text:style-name="T107"> → </text:span></text:p>
                </table:table-cell>
                <table:table-cell table:style-name="Tableau21.B1" office:value-type="string">
                  <text:p text:style-name="P147">boîte</text:p>
                  <text:p text:style-name="P147">numérique</text:p>
                </table:table-cell>
                <table:table-cell table:style-name="Tableau21.A1" office:value-type="string">
                  <text:p text:style-name="P143"><text:span text:style-name="T107">→ y</text:span><text:span text:style-name="T61">k</text:span></text:p>
                </table:table-cell>
                <table:table-cell table:style-name="Tableau21.A1" office:value-type="string">
                  <text:p text:style-name="P143"><text:span text:style-name="T107">yk = a</text:span><text:span text:style-name="T61">0</text:span><text:span text:style-name="T107">x</text:span><text:span text:style-name="T44">k</text:span><text:span text:style-name="T107">+a</text:span><text:span text:style-name="T61">1</text:span><text:span text:style-name="T107">x</text:span><text:span text:style-name="T44">k-1</text:span><text:span text:style-name="T107">+...+a</text:span><text:span text:style-name="T61">n</text:span><text:span text:style-name="T107">x</text:span><text:span text:style-name="T44">k-n</text:span><text:span text:style-name="T107">+...</text:span></text:p>
                </table:table-cell>
              </table:table-row>
            </table:table>
            <text:p text:style-name="P53"><text:span text:style-name="T108">y</text:span><text:span text:style-name="T62">k</text:span><text:span text:style-name="T108"> est l'échantillonnage d'une transformation sur x(t) donc x</text:span><text:span text:style-name="T62">k</text:span><text:span text:style-name="T108"> est l’échantillonnage de x(t).</text:span></text:p>
            <table:table table:name="Tableau22" table:style-name="Tableau22">
              <table:table-column table:style-name="Tableau22.A" table:number-columns-repeated="3"/>
              <table:table-row>
                <table:table-cell table:style-name="Tableau22.A1" office:value-type="string">
                  <text:p text:style-name="P148">x(t) →</text:p>
                </table:table-cell>
                <table:table-cell table:style-name="Tableau22.B1" office:value-type="string">
                  <text:p text:style-name="P149">Système Linéaire</text:p>
                </table:table-cell>
                <table:table-cell table:style-name="Tableau22.A1" office:value-type="string">
                  <text:p text:style-name="P150">→ y(t)</text:p>
                </table:table-cell>
              </table:table-row>
            </table:table>
            <text:p text:style-name="P194"><text:s text:c="30"/>↓ <text:s text:c="37"/>↓</text:p>
            <text:p text:style-name="P193"><text:span text:style-name="T108"><text:s text:c="29"/>x</text:span><text:span text:style-name="T62">k</text:span><text:span text:style-name="T108"> <text:s text:c="36"/>y</text:span><text:span text:style-name="T62">k</text:span></text:p>
            <text:p text:style-name="P202"><text:span text:style-name="T108">Dirac : d</text:span><text:span text:style-name="T62">0</text:span><text:span text:style-name="T108"> = 1 et d</text:span><text:span text:style-name="T62">i</text:span><text:span text:style-name="T108"> = 0 si i </text:span><text:span text:style-name="T14">≠ </text:span><text:span text:style-name="T108">0 <text:s text:c="4"/>→ <text:s text:c="4"/>D(z) = d</text:span><text:span text:style-name="T62">0</text:span><text:span text:style-name="T108">z</text:span><text:span text:style-name="T45">0</text:span><text:span text:style-name="T108">+d</text:span><text:span text:style-name="T62">1</text:span><text:span text:style-name="T108">z</text:span><text:span text:style-name="T45">-1</text:span><text:span text:style-name="T108">...</text:span></text:p>
            <text:p text:style-name="P204"><text:s text:c="71"/>= 1+0... = 1</text:p>
            <text:p text:style-name="P202"><text:span text:style-name="T108">Echelon : H(z) = z</text:span><text:span text:style-name="T45">0</text:span><text:span text:style-name="T108">+z</text:span><text:span text:style-name="T45">-1</text:span><text:span text:style-name="T108">+z</text:span><text:span text:style-name="T45">-2</text:span><text:span text:style-name="T108">...</text:span></text:p>
            <text:p text:style-name="P202"><text:span text:style-name="T108"><text:s text:c="16"/>H(z) – zH(z) = (1-z)H(z) = z</text:span><text:span text:style-name="T45">-n</text:span><text:span text:style-name="T108">-z</text:span></text:p>
            <text:p text:style-name="P202"><text:span text:style-name="T108"><text:s text:c="16"/></text:span><text:span text:style-name="T108"><draw:frame draw:style-name="fr2" draw:name="Objet35" text:anchor-type="as-char" svg:y="-0.2016in" svg:width="1.7398in" svg:height="0.3134in" draw:z-index="28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p>
            <text:p text:style-name="P205"/>
            <text:p text:style-name="P203"><text:span text:style-name="T109">Echelon retardé d'un échantillon : z</text:span><text:span text:style-name="T46">-1</text:span><text:span text:style-name="T109">.H(z)</text:span></text:p>
          </table:table-cell>
          <table:table-cell table:style-name="Tableau20.A1" office:value-type="string">
            <text:p text:style-name="P157">5) Systèmes numériques</text:p>
            <text:p text:style-name="P97"/>
            <table:table table:name="Tableau23" table:style-name="Tableau23">
              <table:table-column table:style-name="Tableau23.A"/>
              <table:table-column table:style-name="Tableau23.B"/>
              <table:table-column table:style-name="Tableau23.C"/>
              <table:table-row>
                <table:table-cell table:style-name="Tableau23.A1" office:value-type="string">
                  <text:p text:style-name="P103"><text:span text:style-name="T110">x</text:span><text:span text:style-name="T64">k</text:span> →</text:p>
                </table:table-cell>
                <table:table-cell table:style-name="Tableau23.B1" office:value-type="string">
                  <text:p text:style-name="P106">Système Linéaire</text:p>
                </table:table-cell>
                <table:table-cell table:style-name="Tableau23.A1" office:value-type="string">
                  <text:p text:style-name="P105">→ <text:span text:style-name="T110">y</text:span><text:span text:style-name="T64">k</text:span></text:p>
                </table:table-cell>
              </table:table-row>
            </table:table>
            <text:p text:style-name="P184"><text:s text:c="19"/>↓ <text:s text:c="18"/>↓ <text:s text:c="17"/>↓</text:p>
            <text:p text:style-name="P184"><text:s text:c="17"/><text:span text:style-name="T110">X(z</text:span>) <text:s text:c="13"/>F(<text:span text:style-name="T110">z</text:span>) <text:s text:c="11"/><text:span text:style-name="T110">Y</text:span>(<text:span text:style-name="T110">z</text:span>)</text:p>
            <text:p text:style-name="P199"/>
            <text:p text:style-name="P187">Y(z) = F(z).X(z)</text:p>
            <text:p text:style-name="P200"/>
            <text:p text:style-name="P196"><draw:frame draw:style-name="fr2" draw:name="Objet36" text:anchor-type="as-char" svg:y="-0.3508in" svg:width="2.6165in" svg:height="0.6425in" draw:z-index="23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  <text:p text:style-name="P196"/>
            <text:p text:style-name="P64"/>
            <table:table table:name="Tableau24" table:style-name="Tableau24">
              <table:table-column table:style-name="Tableau24.A"/>
              <table:table-column table:style-name="Tableau24.B"/>
              <table:table-column table:style-name="Tableau24.C"/>
              <table:table-column table:style-name="Tableau24.D"/>
              <table:table-column table:style-name="Tableau24.E"/>
              <table:table-column table:style-name="Tableau24.F"/>
              <table:table-row>
                <table:table-cell table:style-name="Tableau24.A1" office:value-type="string">
                  <text:p text:style-name="P130"><text:span text:style-name="T110">x</text:span><text:span text:style-name="T64">k</text:span> → </text:p>
                </table:table-cell>
                <table:table-cell table:style-name="Tableau24.B1" office:value-type="string">
                  <text:p text:style-name="P133">F<text:span text:style-name="T110">(z)</text:span></text:p>
                </table:table-cell>
                <table:table-cell table:style-name="Tableau24.A1" office:value-type="string">
                  <text:p text:style-name="P135">→<text:span text:style-name="T110">y</text:span><text:span text:style-name="T64">k</text:span>→</text:p>
                </table:table-cell>
                <table:table-cell table:style-name="Tableau24.B1" office:value-type="string">
                  <text:p text:style-name="P133">G<text:span text:style-name="T110">(z)</text:span></text:p>
                </table:table-cell>
                <table:table-cell table:style-name="Tableau24.A1" office:value-type="string">
                  <text:p text:style-name="P135">→ <text:span text:style-name="T110">w</text:span><text:span text:style-name="T64">k</text:span></text:p>
                </table:table-cell>
                <table:table-cell table:style-name="Tableau24.A1" office:value-type="string">
                  <text:p text:style-name="P152"/>
                </table:table-cell>
              </table:table-row>
            </table:table>
            <text:p text:style-name="P171">W(z) = G(z).Y(z) = G(z).F(z).X(z)</text:p>
            <text:p text:style-name="P178"/>
            <table:table table:name="Tableau25" table:style-name="Tableau25">
              <table:table-column table:style-name="Tableau25.A"/>
              <table:table-column table:style-name="Tableau25.B"/>
              <table:table-column table:style-name="Tableau25.C"/>
              <table:table-column table:style-name="Tableau25.D"/>
              <table:table-row>
                <table:table-cell table:style-name="Tableau25.A1" table:number-rows-spanned="3" office:value-type="string">
                  <text:p text:style-name="P190">┌</text:p>
                  <text:p text:style-name="P190"><text:span text:style-name="T30">x</text:span><text:span text:style-name="T52">k</text:span><text:span text:style-name="T29"> </text:span><text:span text:style-name="T102">─</text:span>┤</text:p>
                  <text:p text:style-name="P190">└</text:p>
                </table:table-cell>
                <table:table-cell table:style-name="Tableau25.B1" office:value-type="string">
                  <text:p text:style-name="P138">F<text:span text:style-name="T110">(z)</text:span></text:p>
                </table:table-cell>
                <table:table-cell table:style-name="Tableau25.A1" table:number-rows-spanned="3" office:value-type="string">
                  <text:p text:style-name="P192">┐</text:p>
                  <text:p text:style-name="P192">├─ <text:span text:style-name="T110">y</text:span><text:span text:style-name="T64">k</text:span></text:p>
                  <text:p text:style-name="P192">┘</text:p>
                </table:table-cell>
                <table:table-cell table:style-name="Tableau25.A1" table:number-rows-spanned="3" office:value-type="string">
                  <text:p text:style-name="P152"/>
                </table:table-cell>
              </table:table-row>
              <table:table-row table:style-name="Tableau25.2">
                <table:covered-table-cell/>
                <table:table-cell table:style-name="Tableau25.A1" office:value-type="string">
                  <text:p text:style-name="P151"/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Tableau25.B1" office:value-type="string">
                  <text:p text:style-name="P138">G<text:span text:style-name="T110">(z)</text:span></text:p>
                </table:table-cell>
                <table:covered-table-cell/>
                <table:covered-table-cell/>
              </table:table-row>
            </table:table>
            <text:p text:style-name="P171">Y(z) = [F(z)+G(z)].X(z)</text:p>
          </table:table-cell>
        </table:table-row>
      </table:table>
      <text:p text:style-name="P55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68">6) Algorithmique</text:p>
            <text:p text:style-name="P69"><text:span text:style-name="T111">Exemple :</text:span><text:span text:style-name="T7"> </text:span><text:span text:style-name="T8">x</text:span><text:span text:style-name="T63">k</text:span><text:span text:style-name="T8"> → H(z) → y</text:span><text:span text:style-name="T63">k</text:span><text:span text:style-name="T8"> <text:s text:c="5"/>avec </text:span><text:span text:style-name="T8"><draw:frame draw:style-name="fr2" draw:name="Objet37" text:anchor-type="as-char" svg:y="-0.2016in" svg:width="1.0626in" svg:height="0.3307in" draw:z-index="30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      <text:p text:style-name="P72">Déroulement de l'algorithme :</text:p>
            <text:p text:style-name="P72"><draw:frame draw:style-name="fr2" draw:name="Objet38" text:anchor-type="as-char" svg:y="-1.1925in" svg:width="2.6161in" svg:height="2.3165in" draw:z-index="31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</table:table-cell>
          <table:table-cell table:style-name="Tableau26.A1" office:value-type="string">
            <text:p text:style-name="P158">7) Filtrage numérique</text:p>
            <text:p text:style-name="P165"><draw:frame draw:style-name="fr2" draw:name="Objet39" text:anchor-type="as-char" svg:y="-0.361in" svg:width="1.4307in" svg:height="0.672in" draw:z-index="32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  <text:p text:style-name="P173"/>
            <text:p text:style-name="P166">Si F(p) un filtre défini dans l'espace continu, alors G(z) aura les mêmes propriétés si G(z)=F(t(z)).</text:p>
            <text:p text:style-name="P166"><draw:frame draw:style-name="fr2" draw:name="Objet40" text:anchor-type="as-char" svg:y="-0.4201in" svg:width="2.7035in" svg:height="0.7728in" draw:z-index="33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  <text:p text:style-name="P174"/>
            <text:p text:style-name="P167">Fréquence de coupure numérique :</text:p>
            <text:p text:style-name="P167"><draw:frame draw:style-name="fr2" draw:name="Objet41" text:anchor-type="as-char" svg:y="-0.3602in" svg:width="1.7925in" svg:height="0.6709in" draw:z-index="34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  <text:p text:style-name="P175"/>
            <text:p text:style-name="P170"><text:span text:style-name="T112">Remarque :</text:span><text:span text:style-name="T9"> on s'arrange pour obtenir z</text:span><text:span text:style-name="T47">-1</text:span><text:span text:style-name="T9"> au numérateur de G(z) pour faciliter l'algorithmique récursive.</text:span></text:p>
          </table:table-cell>
        </table:table-row>
      </table:table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6"><text:soft-page-break/><text:span text:style-name="T113">Outils de t</text:span>raitement</text:p>
      <text:p text:style-name="P44"/>
      <text:p text:style-name="P36">Introduction</text:p>
      <text:p text:style-name="P58"/>
      <table:table table:name="Tableau27" table:style-name="Tableau27">
        <table:table-column table:style-name="Tableau27.A"/>
        <table:table-column table:style-name="Tableau27.B"/>
        <table:table-row table:style-name="Tableau27.1">
          <table:table-cell table:style-name="Tableau27.A1" office:value-type="string">
            <text:p text:style-name="P125"/>
          </table:table-cell>
          <table:table-cell table:style-name="Tableau27.B1" office:value-type="string">
            <text:p text:style-name="P153"/>
            <text:p text:style-name="P153">Un des buts des outils de traitement du signal</text:p>
            <text:p text:style-name="P153">est de pouvoir nettoyer le signal du bruit qu'il contient.</text:p>
          </table:table-cell>
        </table:table-row>
      </table:table>
      <text:p text:style-name="P44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p text:style-name="P59">1) <text:span text:style-name="T113">Corrélation linéaire</text:span></text:p>
            <text:p text:style-name="P40"/>
            <text:p text:style-name="P12"><text:span text:style-name="T26">- </text:span><text:span text:style-name="T31">covariance</text:span><text:span text:style-name="T26"> :</text:span><text:span text:style-name="T67"><draw:frame draw:style-name="fr1" draw:name="Objet43" text:anchor-type="as-char" svg:y="-0.1874in" svg:width="1.2654in" svg:height="0.3008in" draw:z-index="50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p>
            <text:p text:style-name="P80"/>
            <text:p text:style-name="P12"><text:span text:style-name="T73">- </text:span><text:span text:style-name="T74">variance</text:span><text:span text:style-name="T73"> :</text:span><text:span text:style-name="T67"><draw:frame draw:style-name="fr1" draw:name="Objet42" text:anchor-type="as-char" svg:y="-0.2134in" svg:width="1.011in" svg:height="0.3264in" draw:z-index="51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p>
            <text:p text:style-name="P80"/>
            <text:p text:style-name="P12"><text:span text:style-name="T73">- </text:span><text:span text:style-name="T74">moyenne</text:span><text:span text:style-name="T73"> :</text:span><text:span text:style-name="T67"><draw:frame draw:style-name="fr1" draw:name="Objet44" text:anchor-type="as-char" svg:y="-0.1874in" svg:width="0.6244in" svg:height="0.3008in" draw:z-index="52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      <text:p text:style-name="P80"/>
            <text:p text:style-name="P56"><text:span text:style-name="T91">- </text:span><text:span text:style-name="T92">coefficient de Pearson</text:span><text:span text:style-name="T91"> :</text:span><text:span text:style-name="T90"><draw:frame draw:style-name="fr1" draw:name="Objet45" text:anchor-type="as-char" svg:y="-0.1646in" svg:width="0.5866in" svg:height="0.2665in" draw:z-index="53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p>
            <text:p text:style-name="P83">(1 → linéarité, 0 → pas de linéarité)</text:p>
          </table:table-cell>
          <table:table-cell table:style-name="Tableau28.A1" office:value-type="string">
            <text:p text:style-name="P159">2) Application aux signaux</text:p>
            <text:p text:style-name="P179"/>
            <text:p text:style-name="P168">→ ressemblance</text:p>
            <text:p text:style-name="P168">→ lien de causalité : mesure du déphasage</text:p>
            <text:p text:style-name="P168">→ extraire un signal périodique d'une mesure bruitée</text:p>
            <text:p text:style-name="P168">→ mesurer le tempo d'une musique</text:p>
            <text:p text:style-name="P169">→ repérer la présence d'un écho sur un radar...etc.</text:p>
            <text:p text:style-name="P123"/>
            <text:p text:style-name="P123"/>
            <text:p text:style-name="P94">** SAD (Sum of Absolute Difference) → 0 si identique</text:p>
            <text:p text:style-name="P160"><draw:frame draw:style-name="fr1" draw:name="Objet50" text:anchor-type="as-char" svg:y="-0.1874in" svg:width="1.1929in" svg:height="0.3008in" draw:z-index="54"><draw:object xlink:href="./Object 50" xlink:type="simple" xlink:show="embed" xlink:actuate="onLoad"/><draw:image xlink:href="./ObjectReplacements/Object 50" xlink:type="simple" xlink:show="embed" xlink:actuate="onLoad"/><svg:desc>formule</svg:desc></draw:frame></text:p>
          </table:table-cell>
        </table:table-row>
      </table:table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82"/>
            <text:p text:style-name="P84"/>
            <text:p text:style-name="P16"><text:span text:style-name="T76">3</text:span><text:span text:style-name="T75">) Auto-corrélation</text:span></text:p>
            <text:p text:style-name="P90"/>
            <text:p text:style-name="P85">→ comparaison du signal avec ses copies retardées</text:p>
            <text:p text:style-name="P14"><text:span text:style-name="T66"><draw:frame draw:style-name="fr1" draw:name="Objet46" text:anchor-type="as-char" svg:y="-0.1555in" svg:width="1.3165in" svg:height="0.2354in" draw:z-index="35"><draw:object xlink:href="./Object 46" xlink:type="simple" xlink:show="embed" xlink:actuate="onLoad"/><draw:image xlink:href="./ObjectReplacements/Object 46" xlink:type="simple" xlink:show="embed" xlink:actuate="onLoad"/></draw:frame></text:span><text:span text:style-name="T66"> <text:s text:c="9"/></text:span></text:p>
            <text:p text:style-name="P91"/>
            <text:p text:style-name="P13"><text:span text:style-name="T66">→ si le signal est réel, on a x</text:span><text:span text:style-name="T37">c</text:span><text:span text:style-name="T66"> = x :</text:span></text:p>
            <text:p text:style-name="P14"><text:span text:style-name="T66"><draw:frame draw:style-name="fr1" draw:name="Objet47" text:anchor-type="as-char" svg:y="-0.1555in" svg:width="1.2835in" svg:height="0.2354in" draw:z-index="36"><draw:object xlink:href="./Object 47" xlink:type="simple" xlink:show="embed" xlink:actuate="onLoad"/><draw:image xlink:href="./ObjectReplacements/Object 47" xlink:type="simple" xlink:show="embed" xlink:actuate="onLoad"/></draw:frame></text:span><text:span text:style-name="T66"> <text:s text:c="9"/></text:span></text:p>
            <text:p text:style-name="P86"/>
            <text:p text:style-name="P87">Déterminer la fréquence d'un signal :</text:p>
            <table:table table:name="Tableau30" table:style-name="Tableau30">
              <table:table-column table:style-name="Tableau30.A"/>
              <table:table-column table:style-name="Tableau30.B"/>
              <table:table-column table:style-name="Tableau30.C"/>
              <table:table-row table:style-name="Tableau30.1">
                <table:table-cell table:style-name="Tableau30.A1" office:value-type="string">
                  <text:p text:style-name="P111"/>
                </table:table-cell>
                <table:table-cell table:style-name="Tableau30.B1" office:value-type="string">
                  <text:p text:style-name="P107"/>
                  <text:p text:style-name="P107">→</text:p>
                </table:table-cell>
                <table:table-cell table:style-name="Tableau30.A1" office:value-type="string">
                  <text:p text:style-name="P111"/>
                </table:table-cell>
              </table:table-row>
            </table:table>
            <text:p text:style-name="P87"/>
            <text:p text:style-name="P88">Propriétés :</text:p>
            <text:p text:style-name="P17"><text:span text:style-name="T79">- Homogène à une puissance :</text:span><text:span text:style-name="T79"><draw:frame draw:style-name="fr1" draw:name="Objet56" text:anchor-type="as-char" svg:y="-0.1555in" svg:width="0.9272in" svg:height="0.2354in" draw:z-index="55"><draw:object xlink:href="./Object 56" xlink:type="simple" xlink:show="embed" xlink:actuate="onLoad"/><draw:image xlink:href="./ObjectReplacements/Object 56" xlink:type="simple" xlink:show="embed" xlink:actuate="onLoad"/></draw:frame></text:span></text:p>
            <text:p text:style-name="P81"/>
            <text:p text:style-name="P17"><text:span text:style-name="T79">- Vérifie toujours : </text:span><text:span text:style-name="T79"><draw:frame draw:style-name="fr1" draw:name="Objet57" text:anchor-type="as-char" svg:y="-0.102in" svg:width="0.7154in" svg:height="0.1429in" draw:z-index="56"><draw:object xlink:href="./Object 57" xlink:type="simple" xlink:show="embed" xlink:actuate="onLoad"/><draw:image xlink:href="./ObjectReplacements/Object 57" xlink:type="simple" xlink:show="embed" xlink:actuate="onLoad"/></draw:frame></text:span></text:p>
            <text:p text:style-name="P81"/>
            <text:p text:style-name="P17"><text:span text:style-name="T79">- Pour un signal aléatoire :</text:span><text:span text:style-name="T66"><draw:frame draw:style-name="fr1" draw:name="Objet58" text:anchor-type="as-char" svg:y="-0.102in" svg:width="0.6799in" svg:height="0.2008in" draw:z-index="57"><draw:object xlink:href="./Object 58" xlink:type="simple" xlink:show="embed" xlink:actuate="onLoad"/><draw:image xlink:href="./ObjectReplacements/Object 58" xlink:type="simple" xlink:show="embed" xlink:actuate="onLoad"/></draw:frame></text:span></text:p>
            <text:p text:style-name="P81"/>
            <text:p text:style-name="P17"><text:span text:style-name="T79">- Fonction paire :</text:span><text:span text:style-name="T79"><draw:frame draw:style-name="fr1" draw:name="Objet59" text:anchor-type="as-char" svg:y="-0.102in" svg:width="0.798in" svg:height="0.1429in" draw:z-index="58"><draw:object xlink:href="./Object 59" xlink:type="simple" xlink:show="embed" xlink:actuate="onLoad"/><draw:image xlink:href="./ObjectReplacements/Object 59" xlink:type="simple" xlink:show="embed" xlink:actuate="onLoad"/></draw:frame></text:span></text:p>
            <text:p text:style-name="P87"/>
            <text:p text:style-name="P88">Problèmes :</text:p>
            <text:p text:style-name="P87">- Si l'énergie du signal est infinie, l'intégrale diverge</text:p>
            <text:p text:style-name="P81"/>
            <text:p text:style-name="P87">- L'utilisation de l'auto-corrélation est en moyenne :</text:p>
            <text:p text:style-name="P89"><draw:frame draw:style-name="fr1" draw:name="Objet48" text:anchor-type="as-char" svg:y="-0.2791in" svg:width="1.6146in" svg:height="0.4827in" draw:z-index="59"><draw:object xlink:href="./Object 48" xlink:type="simple" xlink:show="embed" xlink:actuate="onLoad"/><draw:image xlink:href="./ObjectReplacements/Object 48" xlink:type="simple" xlink:show="embed" xlink:actuate="onLoad"/></draw:frame></text:p>
            <text:p text:style-name="P81"/>
            <text:p text:style-name="P87">- Pour les signaux discrets, on utilise le fenêtrage :</text:p>
            <text:p text:style-name="P89"><draw:frame draw:style-name="fr1" draw:name="Objet49" text:anchor-type="as-char" svg:y="-0.1874in" svg:width="1.2925in" svg:height="0.3008in" draw:z-index="60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Tableau29.A1" office:value-type="string">
            <text:p text:style-name="P209"/>
            <text:p text:style-name="P93"/>
            <text:p text:style-name="P94">4) Cross correlation</text:p>
            <text:p text:style-name="P121"/>
            <text:p text:style-name="P99">- Signaux continus (si réel, f<text:span text:style-name="T36">c</text:span> = f) :</text:p>
            <text:p text:style-name="P100"><draw:frame draw:style-name="fr1" draw:name="Objet51" text:anchor-type="as-char" svg:y="-0.1555in" svg:width="1.3165in" svg:height="0.2354in" draw:z-index="37"><draw:object xlink:href="./Object 51" xlink:type="simple" xlink:show="embed" xlink:actuate="onLoad"/><draw:image xlink:href="./ObjectReplacements/Object 51" xlink:type="simple" xlink:show="embed" xlink:actuate="onLoad"/></draw:frame><text:span text:style-name="T114">avec f</text:span><text:span text:style-name="T48">c</text:span><text:span text:style-name="T114"> le conjugué de f</text:span></text:p>
            <text:p text:style-name="P211"/>
            <text:p text:style-name="P112">- Signaux discrets :</text:p>
            <text:p text:style-name="P112"><text:s text:c="11"/><draw:frame draw:style-name="fr1" draw:name="Objet52" text:anchor-type="as-char" svg:y="-0.148in" svg:width="1.3709in" svg:height="0.2201in" draw:z-index="38"><draw:object xlink:href="./Object 52" xlink:type="simple" xlink:show="embed" xlink:actuate="onLoad"/><draw:image xlink:href="./ObjectReplacements/Object 52" xlink:type="simple" xlink:show="embed" xlink:actuate="onLoad"/></draw:frame></text:p>
            <text:p text:style-name="P212"/>
            <text:p text:style-name="P112">- Si facteur d'échelle, corrélation normalisée :</text:p>
            <text:p text:style-name="P20"><draw:frame draw:style-name="fr1" draw:name="Objet53" text:anchor-type="as-char" svg:y="-0.2598in" svg:width="1.5244in" svg:height="0.4744in" draw:z-index="39"><draw:object xlink:href="./Object 53" xlink:type="simple" xlink:show="embed" xlink:actuate="onLoad"/><draw:image xlink:href="./ObjectReplacements/Object 53" xlink:type="simple" xlink:show="embed" xlink:actuate="onLoad"/></draw:frame></text:p>
            <text:p text:style-name="P211"/>
            <text:p text:style-name="P112">- Si offset, corrélation centrée :</text:p>
            <text:p text:style-name="P20"><draw:frame draw:style-name="fr1" draw:name="Objet54" text:anchor-type="as-char" svg:y="-0.148in" svg:width="1.8346in" svg:height="0.2201in" draw:z-index="40"><draw:object xlink:href="./Object 54" xlink:type="simple" xlink:show="embed" xlink:actuate="onLoad"/><draw:image xlink:href="./ObjectReplacements/Object 54" xlink:type="simple" xlink:show="embed" xlink:actuate="onLoad"/></draw:frame></text:p>
            <text:p text:style-name="P211"/>
            <text:p text:style-name="P112">-Si combinaison des deux, normalisée centrée :</text:p>
            <text:p text:style-name="P20"><draw:frame draw:style-name="fr1" draw:name="Objet55" text:anchor-type="as-char" svg:y="-0.2598in" svg:width="2.0193in" svg:height="0.4744in" draw:z-index="47"><draw:object xlink:href="./Object 55" xlink:type="simple" xlink:show="embed" xlink:actuate="onLoad"/><draw:image xlink:href="./ObjectReplacements/Object 55" xlink:type="simple" xlink:show="embed" xlink:actuate="onLoad"/></draw:frame></text:p>
            <text:p text:style-name="P211"/>
            <text:p text:style-name="P113">A cause de supports limités dans le temps, l'infini ne pouvant être atteint, nous irons seulement de m=0 à M.</text:p>
            <text:p text:style-name="P113"/>
            <text:p text:style-name="P113"/>
            <text:p text:style-name="P114">5) Corrélation et convolution</text:p>
            <text:p text:style-name="P124"/>
            <text:p text:style-name="P113">corrélation :<draw:frame draw:style-name="fr1" draw:name="Objet60" text:anchor-type="as-char" svg:y="-0.148in" svg:width="1.4437in" svg:height="0.2201in" draw:z-index="48"><draw:object xlink:href="./Object 60" xlink:type="simple" xlink:show="embed" xlink:actuate="onLoad"/><draw:image xlink:href="./ObjectReplacements/Object 60" xlink:type="simple" xlink:show="embed" xlink:actuate="onLoad"/></draw:frame></text:p>
            <text:p text:style-name="P210"/>
            <text:p text:style-name="P113">convolution :<draw:frame draw:style-name="fr1" draw:name="Objet61" text:anchor-type="as-char" svg:y="-0.148in" svg:width="1.4437in" svg:height="0.2201in" draw:z-index="49"><draw:object xlink:href="./Object 61" xlink:type="simple" xlink:show="embed" xlink:actuate="onLoad"/><draw:image xlink:href="./ObjectReplacements/Object 61" xlink:type="simple" xlink:show="embed" xlink:actuate="onLoad"/></draw:frame></text:p>
            <text:p text:style-name="P113"/>
            <table:table table:name="Tableau31" table:style-name="Tableau31">
              <table:table-column table:style-name="Tableau31.A"/>
              <table:table-column table:style-name="Tableau31.B"/>
              <table:table-column table:style-name="Tableau31.C"/>
              <table:table-column table:style-name="Tableau31.D"/>
              <table:table-row>
                <table:table-cell table:style-name="Tableau31.A1" office:value-type="string">
                  <text:p text:style-name="P115"/>
                  <text:p text:style-name="P115">f</text:p>
                  <text:p text:style-name="P115">g</text:p>
                  <text:p text:style-name="P115">f*g</text:p>
                </table:table-cell>
                <table:table-cell table:style-name="Tableau31.A1" office:value-type="string">
                  <text:p text:style-name="P116">Corrélation</text:p>
                  <text:p text:style-name="P115"/>
                  <text:p text:style-name="P115"/>
                  <text:p text:style-name="P115"/>
                </table:table-cell>
                <table:table-cell table:style-name="Tableau31.A1" office:value-type="string">
                  <text:p text:style-name="P116">Convolution</text:p>
                  <text:p text:style-name="P115"/>
                </table:table-cell>
                <table:table-cell table:style-name="Tableau31.A1" office:value-type="string">
                  <text:p text:style-name="P116">Auto-corrélation</text:p>
                  <text:p text:style-name="P115"/>
                </table:table-cell>
              </table:table-row>
            </table:table>
            <text:p text:style-name="P113"/>
            <text:p text:style-name="P113"/>
            <text:p text:style-name="P113"/>
            <text:p text:style-name="P113"/>
            <text:p text:style-name="P113"/>
            <text:p text:style-name="P113"/>
            <text:p text:style-name="P113"/>
          </table:table-cell>
        </table:table-row>
      </table:table>
      <text:p text:style-name="P215"><text:soft-page-break/><text:span text:style-name="T65">Filtrage</text:span></text:p>
      <text:p text:style-name="P214"/>
      <table:table table:name="Tableau33" table:style-name="Tableau33">
        <table:table-column table:style-name="Tableau33.A"/>
        <table:table-column table:style-name="Tableau33.B"/>
        <table:table-row>
          <table:table-cell table:style-name="Tableau33.A1" office:value-type="string">
            <text:p text:style-name="P225"><text:span text:style-name="T117">1</text:span>) Moyenne</text:p>
            <text:p text:style-name="P235"/>
            <text:p text:style-name="P230">- Signaux continus :</text:p>
            <text:p text:style-name="P230"><draw:frame draw:style-name="fr1" draw:name="Objet62" text:anchor-type="as-char" svg:y="-0.1957in" svg:width="0.7654in" svg:height="0.3161in" draw:z-index="61"><draw:object xlink:href="./Object 62" xlink:type="simple" xlink:show="embed" xlink:actuate="onLoad"/><draw:image xlink:href="./ObjectReplacements/Object 62" xlink:type="simple" xlink:show="embed" xlink:actuate="onLoad"/></draw:frame> <text:span text:style-name="T115">La moyenne se note</text:span><text:span text:style-name="T115"><draw:frame draw:style-name="fr3" draw:name="Objet63" text:anchor-type="as-char" svg:y="-0.1244in" svg:width="0.1583in" svg:height="0.1543in" draw:z-index="62"><draw:object xlink:href="./Object 63" xlink:type="simple" xlink:show="embed" xlink:actuate="onLoad"/><draw:image xlink:href="./ObjectReplacements/Object 63" xlink:type="simple" xlink:show="embed" xlink:actuate="onLoad"/></draw:frame></text:span><text:span text:style-name="T115">ou &lt;x(t)&gt;.</text:span></text:p>
            <text:p text:style-name="P217"/>
            <text:p text:style-name="P218">- Signaux discrets :</text:p>
            <text:p text:style-name="P218"><draw:frame draw:style-name="fr1" draw:name="Objet64" text:anchor-type="as-char" svg:y="-0.1874in" svg:width="0.7453in" svg:height="0.3008in" draw:z-index="63"><draw:object xlink:href="./Object 64" xlink:type="simple" xlink:show="embed" xlink:actuate="onLoad"/><draw:image xlink:href="./ObjectReplacements/Object 64" xlink:type="simple" xlink:show="embed" xlink:actuate="onLoad"/></draw:frame></text:p>
            <text:p text:style-name="P218"/>
            <text:p text:style-name="P218">Si le signal est bruité (exemple) :</text:p>
            <text:p text:style-name="P218"><draw:frame draw:style-name="fr1" draw:name="Objet65" text:anchor-type="as-char" svg:y="-0.3189in" svg:width="2.6661in" svg:height="0.5665in" draw:z-index="64"><draw:object xlink:href="./Object 65" xlink:type="simple" xlink:show="embed" xlink:actuate="onLoad"/><draw:image xlink:href="./ObjectReplacements/Object 65" xlink:type="simple" xlink:show="embed" xlink:actuate="onLoad"/></draw:frame></text:p>
            <text:p text:style-name="P217"/>
            <text:p text:style-name="P218">Pour débruiter :</text:p>
            <text:p text:style-name="P230"><text:span text:style-name="T115">→</text:span><text:span text:style-name="T116"> Transformations de Fourier / Laplace</text:span></text:p>
            <text:p text:style-name="P219">→ Bruit associé aux hautes fréquences (HF)</text:p>
            <text:p text:style-name="P219">→ Valeur moyenne associée au continu</text:p>
            <text:p text:style-name="P219">Nous devons donc réaliser un filtre passe-bas.</text:p>
            <text:p text:style-name="P219"/>
            <text:p text:style-name="P219"/>
            <text:p text:style-name="P223">4) Médiane</text:p>
            <text:p text:style-name="P239"/>
            <text:p text:style-name="P220">m est définie telle que :</text:p>
            <text:p text:style-name="P220">- <text:span text:style-name="T118">|x tel que x&lt;m| = |x tel que x&gt;m|</text:span></text:p>
            <text:p text:style-name="P220">- <text:span text:style-name="T118">m est la valeur centrale de l'ensemble d'échantillons</text:span></text:p>
            <text:p text:style-name="P220"/>
            <text:p text:style-name="P220"><text:span text:style-name="T118">Meilleure robustesse, moins bonne précision.</text:span></text:p>
            <text:p text:style-name="P221">→<text:span text:style-name="T118"> Compromis nécessaire.</text:span></text:p>
            <text:p text:style-name="P232"/>
            <text:p text:style-name="P232"/>
            <text:p text:style-name="P227">5) Moyenne VS Médiane</text:p>
            <text:p text:style-name="P238"/>
            <text:p text:style-name="P233">- Si le système est déjà robuste : utiliser la moyenne.</text:p>
            <text:p text:style-name="P222">- Si le système n'est pas robuste : utiliser la médiane.</text:p>
          </table:table-cell>
          <table:table-cell table:style-name="Tableau33.A1" office:value-type="string">
            <text:p text:style-name="P224"><text:span text:style-name="T117">2</text:span>) Fenêtre glissante</text:p>
            <text:p text:style-name="P236"/>
            <text:p text:style-name="P229">→ Pas de périodicité</text:p>
            <text:p text:style-name="P229">→ Evolue dans le temps</text:p>
            <text:p text:style-name="P229">Pour un signal discret en k avec une fenêtre de taille 2m+1 :</text:p>
            <text:p text:style-name="P228"><draw:frame draw:style-name="fr1" draw:name="Objet66" text:anchor-type="as-char" svg:y="-0.1874in" svg:width="1.2799in" svg:height="0.3008in" draw:z-index="65"><draw:object xlink:href="./Object 66" xlink:type="simple" xlink:show="embed" xlink:actuate="onLoad"/><draw:image xlink:href="./ObjectReplacements/Object 66" xlink:type="simple" xlink:show="embed" xlink:actuate="onLoad"/></draw:frame></text:p>
            <text:p text:style-name="P229"><text:span text:style-name="T98">Réactivité :</text:span> plus m est grand, moins le filtre est réactif.</text:p>
            <text:p text:style-name="P229"><text:span text:style-name="T98">Précision :</text:span> plus m est grand, plus on risque de détériorer le signal mais moins m est grand, moins on filtre.</text:p>
            <text:p text:style-name="P229">→ Compromis nécessaire.</text:p>
            <text:p text:style-name="P225"/>
            <text:p text:style-name="P225"/>
            <text:p text:style-name="P226">3) Eliminer les valeurs aberrantes</text:p>
            <text:p text:style-name="P237"/>
            <text:p text:style-name="P231">→ Moyenne Winsorisée : les k plus petites (resp. grandes) valeurs sont remplacées par la k+1<text:span text:style-name="T36">ième</text:span> plus petite (resp. grande) valeur.</text:p>
            <text:p text:style-name="P231">→ Moyenne tronquée : les k plus petites et les k plus grandes valeurs sont ommises.</text:p>
            <text:p text:style-name="P231"/>
            <text:p text:style-name="P231">Ces deux techniques sont moins significatives que la moyenne standard.</text:p>
            <text:p text:style-name="P231"/>
            <text:p text:style-name="P231"/>
            <text:p text:style-name="P227">6) Utilisation de l'histogramme</text:p>
            <text:p text:style-name="P227"/>
            <text:p text:style-name="P233">→ repérer le mode</text:p>
            <text:p text:style-name="P233">→ égalisation de l'histogramme</text:p>
            <text:p text:style-name="P233">→ transformation, pour L valeurs possibles :</text:p>
            <text:p text:style-name="P234"><draw:frame draw:style-name="fr1" draw:name="Objet67" text:anchor-type="as-char" svg:y="-0.2925in" svg:width="1.2063in" svg:height="0.589in" draw:z-index="66"><draw:object xlink:href="./Object 67" xlink:type="simple" xlink:show="embed" xlink:actuate="onLoad"/><draw:image xlink:href="./ObjectReplacements/Object 67" xlink:type="simple" xlink:show="embed" xlink:actuate="onLoad"/><svg:desc>formule</svg:desc></draw:frame></text:p>
          </table:table-cell>
        </table:table-row>
      </table:table>
      <text:p text:style-name="P2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URW Chancery L" svg:font-family="'URW Chancery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er </meta:initial-creator>
    <meta:creation-date>2013-11-09T11:03:34</meta:creation-date>
    <dc:date>2014-01-05T16:46:10.431047498</dc:date>
    <dc:creator>silver </dc:creator>
    <meta:editing-duration>PT5H18M8S</meta:editing-duration>
    <meta:editing-cycles>33</meta:editing-cycles>
    <meta:generator>LibreOffice/4.1.3.2$Linux_X86_64 LibreOffice_project/410m0$Build-2</meta:generator>
    <meta:document-statistic meta:table-count="32" meta:image-count="0" meta:object-count="67" meta:page-count="6" meta:paragraph-count="318" meta:word-count="1624" meta:character-count="9334" meta:non-whitespace-character-count="7196"/>
  </office:meta>
</office:document-meta>
</file>

<file path=Object 1/content.xml><?xml version="1.0" encoding="utf-8"?>
<math xmlns="http://www.w3.org/1998/Math/MathML">
  <semantics>
    <mrow>
      <mstyle mathsize="10pt">
        <mrow>
          <mrow>
            <msqrt>
              <mrow>
                <mrow>
                  <mn>1</mn>
                  <mo stretchy="false">+</mo>
                  <mrow>
                    <mfrac>
                      <mi>S</mi>
                      <mrow>
                        <msub>
                          <mi>N</mi>
                          <mn>0</mn>
                        </msub>
                      </mrow>
                    </mfrac>
                  </mrow>
                </mrow>
              </mrow>
            </msqrt>
          </mrow>
        </mrow>
      </mstyle>
    </mrow>
    <annotation encoding="StarMath 5.0">size -2{sqrt{1+{S over {N sub 0}}} }</annotation>
  </semantics>
</math>
</file>

<file path=Object 10/content.xml><?xml version="1.0" encoding="utf-8"?>
<math xmlns="http://www.w3.org/1998/Math/MathML">
  <semantics>
    <mrow>
      <mstyle mathsize="10pt">
        <mrow>
          <mrow>
            <mrow>
              <mi>P</mi>
              <mo stretchy="false">=</mo>
              <msup>
                <mrow>
                  <mo stretchy="false">(</mo>
                  <mrow>
                    <mrow>
                      <mn>1</mn>
                      <mo stretchy="false">−</mo>
                      <msub>
                        <mi>T</mi>
                        <mi>e</mi>
                      </msub>
                    </mrow>
                  </mrow>
                  <mo stretchy="false">)</mo>
                </mrow>
                <mi>n</mi>
              </msup>
            </mrow>
          </mrow>
        </mrow>
      </mstyle>
    </mrow>
    <annotation encoding="StarMath 5.0">size -2{P=(1- T_e )^n}</annotation>
  </semantics>
</math>
</file>

<file path=Object 11/content.xml><?xml version="1.0" encoding="utf-8"?>
<math xmlns="http://www.w3.org/1998/Math/MathML">
  <semantics>
    <mrow>
      <mstyle mathsize="10pt">
        <mrow>
          <mrow>
            <mrow>
              <mi mathvariant="italic">TTI</mi>
              <mo stretchy="false">=</mo>
              <mfrac>
                <mrow>
                  <mi mathvariant="italic">nb</mi>
                  <mi/>
                  <mi mathvariant="italic">bits</mi>
                  <mi/>
                  <mi mathvariant="italic">utiles</mi>
                </mrow>
                <mrow>
                  <mi mathvariant="italic">durée</mi>
                  <mi/>
                  <mi mathvariant="italic">transmission</mi>
                </mrow>
              </mfrac>
            </mrow>
          </mrow>
        </mrow>
      </mstyle>
    </mrow>
    <annotation encoding="StarMath 5.0">size -2{TTI={nb`bits`utiles} over {durée`transmission}}</annotation>
  </semantics>
</math>
</file>

<file path=Object 12/content.xml><?xml version="1.0" encoding="utf-8"?>
<math xmlns="http://www.w3.org/1998/Math/MathML">
  <semantics>
    <mrow>
      <mstyle mathsize="10pt">
        <mrow>
          <mrow>
            <mrow>
              <mi mathvariant="italic">Rend</mi>
              <mo stretchy="false">=</mo>
              <mfrac>
                <mi mathvariant="italic">TTI</mi>
                <mrow>
                  <mi mathvariant="italic">débit</mi>
                  <mi/>
                  <mi mathvariant="italic">nominal</mi>
                </mrow>
              </mfrac>
            </mrow>
          </mrow>
        </mrow>
      </mstyle>
    </mrow>
    <annotation encoding="StarMath 5.0">size -2{Rend = TTI over {débit`nominal}}</annotation>
  </semantics>
</math>
</file>

<file path=Object 13/content.xml><?xml version="1.0" encoding="utf-8"?>
<math xmlns="http://www.w3.org/1998/Math/MathML">
  <semantics>
    <mrow>
      <mstyle mathsize="10pt">
        <mrow>
          <mrow>
            <mi>I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frac>
                <mn>1</mn>
                <mi>T</mi>
              </mfrac>
            </mrow>
            <mrow>
              <munderover>
                <mo stretchy="false">∫</mo>
                <mn>0</mn>
                <mi>T</mi>
              </munderover>
              <mi>N</mi>
            </mrow>
            <mrow>
              <mo stretchy="false">(</mo>
              <mrow>
                <mi>t</mi>
              </mrow>
              <mo stretchy="false">)</mo>
            </mrow>
            <mi mathvariant="italic">dt</mi>
          </mrow>
        </mrow>
      </mstyle>
    </mrow>
    <annotation encoding="StarMath 5.0">size -2{I(t)= 1 over T int from 0 to T N(t)dt}</annotation>
  </semantics>
</math>
</file>

<file path=Object 14/content.xml><?xml version="1.0" encoding="utf-8"?>
<math xmlns="http://www.w3.org/1998/Math/MathML">
  <semantics>
    <mrow>
      <mstyle mathsize="10pt">
        <mrow>
          <mrow>
            <mrow>
              <mi>p</mi>
              <mo stretchy="false">=</mo>
              <mfrac>
                <mrow>
                  <mfrac>
                    <msup>
                      <mi>E</mi>
                      <mi>m</mi>
                    </msup>
                    <mrow>
                      <mi>m</mi>
                      <mi>!</mi>
                    </mrow>
                  </mfrac>
                </mrow>
                <mrow>
                  <mrow>
                    <munderover>
                      <mo stretchy="false">∑</mo>
                      <mrow>
                        <mi>k</mi>
                        <mo stretchy="false">=</mo>
                        <mn>0</mn>
                      </mrow>
                      <mi>m</mi>
                    </munderover>
                    <mrow>
                      <mfrac>
                        <msup>
                          <mi>E</mi>
                          <mi>k</mi>
                        </msup>
                        <mrow>
                          <mi>k</mi>
                          <mi>!</mi>
                        </mrow>
                      </mfrac>
                    </mrow>
                  </mrow>
                </mrow>
              </mfrac>
            </mrow>
          </mrow>
        </mrow>
      </mstyle>
    </mrow>
    <annotation encoding="StarMath 5.0">size -2{p={E^m over {m!}} over {sum from k=0 to m {E^k over {k!}}}}</annotation>
  </semantics>
</math>
</file>

<file path=Object 15/content.xml><?xml version="1.0" encoding="utf-8"?>
<math xmlns="http://www.w3.org/1998/Math/MathML">
  <semantics>
    <mrow>
      <mstyle mathsize="10pt">
        <mrow>
          <mrow>
            <mrow>
              <mrow>
                <mi mathvariant="italic">Eff</mi>
                <mo stretchy="false">=</mo>
                <mfrac>
                  <msub>
                    <mi>T</mi>
                    <mn>1</mn>
                  </msub>
                  <mi>T</mi>
                </mfrac>
              </mrow>
              <mo stretchy="false">=</mo>
              <mfrac>
                <mn>1</mn>
                <mrow>
                  <mrow>
                    <mn>1</mn>
                    <mo stretchy="false">+</mo>
                    <mfrac>
                      <msub>
                        <mn>2T</mn>
                        <mi>p</mi>
                      </msub>
                      <msub>
                        <mi>T</mi>
                        <mn>1</mn>
                      </msub>
                    </mfrac>
                  </mrow>
                </mrow>
              </mfrac>
            </mrow>
          </mrow>
        </mrow>
      </mstyle>
    </mrow>
    <annotation encoding="StarMath 5.0">size -2{Eff= T_1 over T = 1 over {1+ 2T_p over T_1}}</annotation>
  </semantics>
</math>
</file>

<file path=Object 16/content.xml><?xml version="1.0" encoding="utf-8"?>
<math xmlns="http://www.w3.org/1998/Math/MathML">
  <semantics>
    <mrow>
      <mstyle mathsize="10pt">
        <mrow>
          <mrow>
            <mrow>
              <mfrac>
                <mi>S</mi>
                <mi>B</mi>
              </mfrac>
              <mo stretchy="false">=</mo>
              <mn>10</mn>
            </mrow>
            <msub>
              <mi>log</mi>
              <mn>10</mn>
            </msub>
            <mrow>
              <mo stretchy="false">(</mo>
              <mrow>
                <mrow>
                  <mfrac>
                    <mi>S</mi>
                    <msub>
                      <mi>N</mi>
                      <mn>0</mn>
                    </msub>
                  </mfrac>
                </mrow>
              </mrow>
              <mo stretchy="false">)</mo>
            </mrow>
          </mrow>
        </mrow>
      </mstyle>
    </mrow>
    <annotation encoding="StarMath 5.0">size -2{S over B =10 log_10 ({S over N_0})}</annotation>
  </semantics>
</math>
</file>

<file path=Object 17/content.xml><?xml version="1.0" encoding="utf-8"?>
<math xmlns="http://www.w3.org/1998/Math/MathML">
  <semantics>
    <mrow>
      <mstyle mathsize="8pt">
        <mrow>
          <mrow>
            <mfrac>
              <mn>1</mn>
              <mi>p</mi>
            </mfrac>
          </mrow>
        </mrow>
      </mstyle>
    </mrow>
    <annotation encoding="StarMath 5.0">size -4{1 over p}</annotation>
  </semantics>
</math>
</file>

<file path=Object 18/content.xml><?xml version="1.0" encoding="utf-8"?>
<math xmlns="http://www.w3.org/1998/Math/MathML">
  <semantics>
    <mrow>
      <mstyle mathsize="8pt">
        <mrow>
          <mrow>
            <mfrac>
              <mrow>
                <mrow>
                  <mn>1</mn>
                  <mo stretchy="false">−</mo>
                  <msup>
                    <mi>e</mi>
                    <mrow>
                      <mo stretchy="false">−</mo>
                      <mi mathvariant="italic">pt</mi>
                    </mrow>
                  </msup>
                </mrow>
              </mrow>
              <mi>p</mi>
            </mfrac>
          </mrow>
        </mrow>
      </mstyle>
    </mrow>
    <annotation encoding="StarMath 5.0">size -4{{1-e^-pt} over p}</annotation>
  </semantics>
</math>
</file>

<file path=Object 19/content.xml><?xml version="1.0" encoding="utf-8"?>
<math xmlns="http://www.w3.org/1998/Math/MathML">
  <semantics>
    <mrow>
      <mstyle mathsize="8pt">
        <mrow>
          <mrow>
            <mfrac>
              <mn>1</mn>
              <msup>
                <mi>p</mi>
                <mn>2</mn>
              </msup>
            </mfrac>
          </mrow>
        </mrow>
      </mstyle>
    </mrow>
    <annotation encoding="StarMath 5.0">size -4{1 over p^2}</annotation>
  </semantics>
</math>
</file>

<file path=Object 2/content.xml><?xml version="1.0" encoding="utf-8"?>
<math xmlns="http://www.w3.org/1998/Math/MathML">
  <semantics>
    <mrow>
      <mstyle mathsize="10pt">
        <mrow>
          <mrow>
            <mrow>
              <mi>n</mi>
              <mo stretchy="false">≥</mo>
              <msub>
                <mi>log</mi>
                <mn>2</mn>
              </msub>
            </mrow>
            <mi>D</mi>
          </mrow>
        </mrow>
      </mstyle>
    </mrow>
    <annotation encoding="StarMath 5.0">size -2{n&gt;=log_2 D}</annotation>
  </semantics>
</math>
</file>

<file path=Object 20/content.xml><?xml version="1.0" encoding="utf-8"?>
<math xmlns="http://www.w3.org/1998/Math/MathML">
  <semantics>
    <mrow>
      <mstyle mathsize="8pt">
        <mrow>
          <mrow>
            <mfrac>
              <mn>1</mn>
              <msup>
                <mi>p</mi>
                <mn>3</mn>
              </msup>
            </mfrac>
          </mrow>
        </mrow>
      </mstyle>
    </mrow>
    <annotation encoding="StarMath 5.0">size -4{1 over p^3}</annotation>
  </semantics>
</math>
</file>

<file path=Object 21/content.xml><?xml version="1.0" encoding="utf-8"?>
<math xmlns="http://www.w3.org/1998/Math/MathML">
  <semantics>
    <mrow>
      <mstyle mathsize="9pt">
        <mrow>
          <mrow>
            <mi>s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false">(</mo>
                <mrow>
                  <mi>f</mi>
                  <mo stretchy="false">∘</mo>
                  <mi>e</mi>
                </mrow>
                <mo stretchy="false">)</mo>
              </mrow>
            </mrow>
            <mrow>
              <mo stretchy="false">(</mo>
              <mrow>
                <mi>t</mi>
              </mrow>
              <mo stretchy="false">)</mo>
            </mrow>
          </mrow>
        </mrow>
      </mstyle>
    </mrow>
    <annotation encoding="StarMath 5.0">size -3{s(t)=(f circ e)(t)}</annotation>
  </semantics>
</math>
</file>

<file path=Object 22/content.xml><?xml version="1.0" encoding="utf-8"?>
<math xmlns="http://www.w3.org/1998/Math/MathML">
  <semantics>
    <mrow>
      <mstyle mathsize="9pt">
        <mrow>
          <mrow>
            <mrow>
              <mo stretchy="false">(</mo>
              <mrow>
                <mi>f</mi>
                <mo stretchy="false">∘</mo>
                <mi>e</mi>
              </mrow>
              <mo stretchy="false">)</mo>
            </mrow>
            <mrow>
              <mo stretchy="false">(</mo>
              <mrow>
                <mi>t</mi>
              </mrow>
              <mo stretchy="false">)</mo>
            </mrow>
          </mrow>
        </mrow>
      </mstyle>
    </mrow>
    <annotation encoding="StarMath 5.0">size -3{(f circ e)(t)}</annotation>
  </semantics>
</math>
</file>

<file path=Object 23/content.xml><?xml version="1.0" encoding="utf-8"?>
<math xmlns="http://www.w3.org/1998/Math/MathML">
  <semantics>
    <mrow>
      <mstyle mathsize="9pt">
        <mrow>
          <mrow>
            <mi>B</mi>
            <mrow>
              <mrow>
                <mo stretchy="false">(</mo>
                <mrow>
                  <mi>p</mi>
                </mrow>
                <mo stretchy="false">)</mo>
              </mrow>
              <mo stretchy="false">=</mo>
              <mfrac>
                <mn>1</mn>
                <mrow>
                  <msub>
                    <mi>D</mi>
                    <mi>n</mi>
                  </msub>
                  <mrow>
                    <mo stretchy="false">(</mo>
                    <mrow>
                      <mi>p</mi>
                    </mrow>
                    <mo stretchy="false">)</mo>
                  </mrow>
                </mrow>
              </mfrac>
            </mrow>
          </mrow>
        </mrow>
      </mstyle>
    </mrow>
    <annotation encoding="StarMath 5.0">size -3{B(p)= 1 over {D_n (p)}}</annotation>
  </semantics>
</math>
</file>

<file path=Object 24/content.xml><?xml version="1.0" encoding="utf-8"?>
<math xmlns="http://www.w3.org/1998/Math/MathML">
  <semantics>
    <mrow>
      <mstyle mathsize="9pt">
        <mrow>
          <mrow>
            <msub>
              <mi>B</mi>
              <mi mathvariant="italic">fc</mi>
            </msub>
            <mrow>
              <mrow>
                <mo stretchy="false">(</mo>
                <mrow>
                  <mi>p</mi>
                </mrow>
                <mo stretchy="false">)</mo>
              </mrow>
              <mo stretchy="false">=</mo>
              <mi>B</mi>
            </mrow>
            <mrow>
              <mo stretchy="false">(</mo>
              <mrow>
                <mfrac>
                  <mi>p</mi>
                  <msub>
                    <mo stretchy="false">ω</mo>
                    <mi>c</mi>
                  </msub>
                </mfrac>
              </mrow>
              <mo stretchy="false">)</mo>
            </mrow>
          </mrow>
        </mrow>
      </mstyle>
    </mrow>
    <annotation encoding="StarMath 5.0">size -3{B_fc (p)= B( p over %omega_c)}</annotation>
  </semantics>
</math>
</file>

<file path=Object 25/content.xml><?xml version="1.0" encoding="utf-8"?>
<math xmlns="http://www.w3.org/1998/Math/MathML">
  <semantics>
    <mrow>
      <mstyle mathsize="8pt">
        <mrow>
          <mrow>
            <mrow>
              <mrow>
                <mo stretchy="false">∑</mo>
                <mrow>
                  <mi>x</mi>
                  <mrow>
                    <mo stretchy="false">(</mo>
                    <mrow>
                      <mi>t</mi>
                    </mrow>
                    <mo stretchy="false">)</mo>
                  </mrow>
                  <mi>x</mi>
                  <mrow>
                    <mo stretchy="false">(</mo>
                    <mrow>
                      <mi>t</mi>
                    </mrow>
                    <mo stretchy="false">)</mo>
                  </mrow>
                </mrow>
              </mrow>
              <mo stretchy="false">=</mo>
              <mn>8</mn>
            </mrow>
          </mrow>
        </mrow>
      </mstyle>
    </mrow>
    <annotation encoding="StarMath 5.0">size -4{sum {x(t)x(t)} = 8}</annotation>
  </semantics>
</math>
</file>

<file path=Object 26/content.xml><?xml version="1.0" encoding="utf-8"?>
<math xmlns="http://www.w3.org/1998/Math/MathML">
  <semantics>
    <mrow>
      <mstyle mathsize="8pt">
        <mrow>
          <mrow>
            <mrow>
              <mrow>
                <mo stretchy="false">∑</mo>
                <mrow>
                  <mi>z</mi>
                  <mrow>
                    <mo stretchy="false">(</mo>
                    <mrow>
                      <mi>t</mi>
                    </mrow>
                    <mo stretchy="false">)</mo>
                  </mrow>
                  <mi>x</mi>
                  <mrow>
                    <mo stretchy="false">(</mo>
                    <mrow>
                      <mi>t</mi>
                    </mrow>
                    <mo stretchy="false">)</mo>
                  </mrow>
                </mrow>
              </mrow>
              <mo stretchy="false">=</mo>
              <mn>8</mn>
            </mrow>
          </mrow>
        </mrow>
      </mstyle>
    </mrow>
    <annotation encoding="StarMath 5.0">size -4{sum {z(t)x(t)} = 8}</annotation>
  </semantics>
</math>
</file>

<file path=Object 27/content.xml><?xml version="1.0" encoding="utf-8"?>
<math xmlns="http://www.w3.org/1998/Math/MathML">
  <semantics>
    <mrow>
      <mstyle mathsize="8pt">
        <mrow>
          <mrow>
            <mrow>
              <mrow>
                <mo stretchy="false">∑</mo>
                <mrow>
                  <mi>x</mi>
                  <mrow>
                    <mo stretchy="false">(</mo>
                    <mrow>
                      <mi>t</mi>
                    </mrow>
                    <mo stretchy="false">)</mo>
                  </mrow>
                  <mi>y</mi>
                  <mrow>
                    <mo stretchy="false">(</mo>
                    <mrow>
                      <mi>t</mi>
                    </mrow>
                    <mo stretchy="false">)</mo>
                  </mrow>
                </mrow>
              </mrow>
              <mo stretchy="false">=</mo>
              <mn>0</mn>
            </mrow>
          </mrow>
        </mrow>
      </mstyle>
    </mrow>
    <annotation encoding="StarMath 5.0">size -4{sum {x(t)y(t)} = 0}</annotation>
  </semantics>
</math>
</file>

<file path=Object 28/content.xml><?xml version="1.0" encoding="utf-8"?>
<math xmlns="http://www.w3.org/1998/Math/MathML">
  <semantics>
    <mrow>
      <mstyle mathsize="8pt">
        <mrow>
          <mrow>
            <mrow>
              <mrow>
                <mo stretchy="false">∑</mo>
                <mrow>
                  <mfrac>
                    <mrow>
                      <mi>z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>x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rac>
                </mrow>
              </mrow>
              <mo stretchy="false">=</mo>
              <mn>8</mn>
            </mrow>
          </mrow>
        </mrow>
      </mstyle>
    </mrow>
    <annotation encoding="StarMath 5.0">size -4{sum {{z(t)} over {x(t)}} = 8}</annotation>
  </semantics>
</math>
</file>

<file path=Object 29/content.xml><?xml version="1.0" encoding="utf-8"?>
<math xmlns="http://www.w3.org/1998/Math/MathML">
  <semantics>
    <mrow>
      <mstyle mathsize="8pt">
        <mrow>
          <mrow>
            <mrow>
              <mrow>
                <mo stretchy="false">∑</mo>
                <mrow>
                  <mi>x</mi>
                  <mrow>
                    <mo stretchy="false">(</mo>
                    <mrow>
                      <mi>t</mi>
                    </mrow>
                    <mo stretchy="false">)</mo>
                  </mrow>
                  <mi>x</mi>
                  <mrow>
                    <mo stretchy="false">(</mo>
                    <mrow>
                      <mrow>
                        <mi>t</mi>
                        <mo stretchy="false">+</mo>
                        <mn>1</mn>
                      </mrow>
                    </mrow>
                    <mo stretchy="false">)</mo>
                  </mrow>
                </mrow>
              </mrow>
              <mo stretchy="false">=</mo>
              <mn>0</mn>
            </mrow>
          </mrow>
        </mrow>
      </mstyle>
    </mrow>
    <annotation encoding="StarMath 5.0">size -4{sum {x(t)x(t+1)} = 0}</annotation>
  </semantics>
</math>
</file>

<file path=Object 3/content.xml><?xml version="1.0" encoding="utf-8"?>
<math xmlns="http://www.w3.org/1998/Math/MathML">
  <semantics>
    <mrow>
      <mstyle mathsize="10pt">
        <mrow>
          <mrow>
            <mrow>
              <mrow>
                <mrow>
                  <msub>
                    <mi>F</mi>
                    <mi mathvariant="italic">min</mi>
                  </msub>
                </mrow>
                <mo stretchy="false">&lt;</mo>
                <mi mathvariant="italic">BP</mi>
              </mrow>
              <mo stretchy="false">&lt;</mo>
              <mrow>
                <msub>
                  <mi>F</mi>
                  <mi mathvariant="italic">max</mi>
                </msub>
              </mrow>
            </mrow>
          </mrow>
        </mrow>
      </mstyle>
    </mrow>
    <annotation encoding="StarMath 5.0">size -2{{F sub min} &lt; BP &lt; {F sub max}}</annotation>
  </semantics>
</math>
</file>

<file path=Object 30/content.xml><?xml version="1.0" encoding="utf-8"?>
<math xmlns="http://www.w3.org/1998/Math/MathML">
  <semantics>
    <mrow>
      <mstyle mathsize="8pt">
        <mrow>
          <mrow>
            <mrow>
              <mrow>
                <mrow>
                  <mo stretchy="false">∑</mo>
                  <mrow>
                    <mi>z</mi>
                    <mrow>
                      <mo stretchy="false">(</mo>
                      <mrow>
                        <mi>t</mi>
                      </mrow>
                      <mo stretchy="false">)</mo>
                    </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row>
                <mo stretchy="false">=</mo>
                <mrow>
                  <mo stretchy="false">∑</mo>
                  <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i>x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y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row>
              </mrow>
              <mo stretchy="false">=</mo>
              <mn>8</mn>
            </mrow>
          </mrow>
        </mrow>
      </mstyle>
    </mrow>
    <annotation encoding="StarMath 5.0">size -4{sum {z(t)x(t)} = sum {x(t)x(t) + x(t)y(t)} = 8}</annotation>
  </semantics>
</math>
</file>

<file path=Object 31/content.xml><?xml version="1.0" encoding="utf-8"?>
<math xmlns="http://www.w3.org/1998/Math/MathML">
  <semantics>
    <mrow>
      <mstyle mathsize="9pt">
        <mrow>
          <mrow>
            <mrow>
              <msub>
                <mi>S</mi>
                <mi>k</mi>
              </msub>
              <mo stretchy="false">=</mo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s</mi>
                    <mi>k</mi>
                  </msub>
                  <msup>
                    <mi>e</mi>
                    <mrow>
                      <mrow>
                        <mo stretchy="false">−</mo>
                        <mi mathvariant="italic">i2</mi>
                      </mrow>
                      <mo stretchy="false">π</mo>
                      <mfrac>
                        <mi mathvariant="italic">kn</mi>
                        <mi>N</mi>
                      </mfrac>
                    </mrow>
                  </msup>
                </mrow>
              </mrow>
            </mrow>
          </mrow>
        </mrow>
      </mstyle>
    </mrow>
    <annotation encoding="StarMath 5.0">size -3{S_k = sum from k=0 to N-1 { s_k e^{-i2%pi kn over N}}}</annotation>
  </semantics>
</math>
</file>

<file path=Object 32/content.xml><?xml version="1.0" encoding="utf-8"?>
<math xmlns="http://www.w3.org/1998/Math/MathML">
  <semantics>
    <mrow>
      <mstyle mathsize="9pt">
        <mrow>
          <mrow>
            <mrow>
              <msub>
                <mi>s</mi>
                <mi>k</mi>
              </msub>
              <mo stretchy="false">=</mo>
              <mfrac>
                <mn>1</mn>
                <mi>N</mi>
              </mfrac>
            </mrow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row>
                <msub>
                  <mi>s</mi>
                  <mi>n</mi>
                </msub>
                <msup>
                  <mi>e</mi>
                  <mrow>
                    <mi mathvariant="italic">i2</mi>
                    <mo stretchy="false">π</mo>
                    <mfrac>
                      <mi mathvariant="italic">kn</mi>
                      <mi>N</mi>
                    </mfrac>
                  </mrow>
                </msup>
              </mrow>
            </mrow>
          </mrow>
        </mrow>
      </mstyle>
    </mrow>
    <annotation encoding="StarMath 5.0">size -3{s_k = 1 over N sum from n=0 to N-1 { s_n e^{i2%pi kn over N}}}</annotation>
  </semantics>
</math>
</file>

<file path=Object 33/content.xml><?xml version="1.0" encoding="utf-8"?>
<math xmlns="http://www.w3.org/1998/Math/MathML">
  <semantics>
    <mrow>
      <mstyle mathsize="9pt">
        <mrow>
          <mrow>
            <mrow>
              <msub>
                <mi>S</mi>
                <mi>n</mi>
              </msub>
              <mo stretchy="false">=</mo>
              <mi>S</mi>
            </mrow>
            <mrow>
              <mrow>
                <mo stretchy="false">(</mo>
                <mrow>
                  <mi mathvariant="italic">ndf</mi>
                </mrow>
                <mo stretchy="false">)</mo>
              </mrow>
              <mo stretchy="false">=</mo>
              <mi>S</mi>
            </mrow>
            <mrow>
              <mo stretchy="false">(</mo>
              <mrow>
                <mfrac>
                  <mrow>
                    <mi>n</mi>
                    <msub>
                      <mi>f</mi>
                      <mi>e</mi>
                    </msub>
                  </mrow>
                  <mi>N</mi>
                </mfrac>
              </mrow>
              <mo stretchy="false">)</mo>
            </mrow>
          </mrow>
        </mrow>
      </mstyle>
    </mrow>
    <annotation encoding="StarMath 5.0">size -3{S_n = S(ndf) = S({n f_e} over N)}</annotation>
  </semantics>
</math>
</file>

<file path=Object 34/content.xml><?xml version="1.0" encoding="utf-8"?>
<math xmlns="http://www.w3.org/1998/Math/MathML">
  <semantics>
    <mrow>
      <mstyle mathsize="9pt">
        <mrow>
          <mrow>
            <mi>S</mi>
            <mrow>
              <mrow>
                <mo stretchy="false">(</mo>
                <mrow>
                  <mi>z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o stretchy="false">∞</mo>
                </munderover>
                <msub>
                  <mi>s</mi>
                  <mi>k</mi>
                </msub>
              </mrow>
            </mrow>
            <msup>
              <mi>z</mi>
              <mrow>
                <mo stretchy="false">−</mo>
                <mi>k</mi>
              </mrow>
            </msup>
          </mrow>
        </mrow>
      </mstyle>
    </mrow>
    <annotation encoding="StarMath 5.0">size -3{S(z) = sum from k=0 to infinity s_k z^-k}</annotation>
  </semantics>
</math>
</file>

<file path=Object 35/content.xml><?xml version="1.0" encoding="utf-8"?>
<math xmlns="http://www.w3.org/1998/Math/MathML">
  <semantics>
    <mrow>
      <mstyle mathsize="9pt">
        <mrow>
          <mrow>
            <mi>H</mi>
            <mrow>
              <mrow>
                <mrow>
                  <mrow>
                    <mo stretchy="false">(</mo>
                    <mrow>
                      <mi>z</mi>
                    </mrow>
                    <mo stretchy="false">)</mo>
                  </mrow>
                  <mo stretchy="false">=</mo>
                  <mrow>
                    <munder>
                      <mi>lim</mi>
                      <mrow>
                        <mi>n</mi>
                        <mi mathvariant="normal">:</mi>
                        <mo stretchy="false">∞</mo>
                      </mrow>
                    </munder>
                    <mrow>
                      <mfrac>
                        <mrow>
                          <mrow>
                            <msup>
                              <mi>z</mi>
                              <mrow>
                                <mo stretchy="false">−</mo>
                                <mi>n</mi>
                              </mrow>
                            </msup>
                            <mo stretchy="false">−</mo>
                            <mi>z</mi>
                          </mrow>
                        </mrow>
                        <mrow>
                          <mrow>
                            <mn>1</mn>
                            <mo stretchy="false">−</mo>
                            <mi>z</mi>
                          </mrow>
                        </mrow>
                      </mfrac>
                    </mrow>
                  </mrow>
                </mrow>
                <mo stretchy="false">=</mo>
                <mfrac>
                  <mrow>
                    <mrow>
                      <mo stretchy="false">−</mo>
                      <mi>z</mi>
                    </mrow>
                  </mrow>
                  <mrow>
                    <mrow>
                      <mn>1</mn>
                      <mo stretchy="false">−</mo>
                      <mi>z</mi>
                    </mrow>
                  </mrow>
                </mfrac>
              </mrow>
              <mo stretchy="false">=</mo>
              <mfrac>
                <mi>z</mi>
                <mrow>
                  <mrow>
                    <mi>z</mi>
                    <mo stretchy="false">−</mo>
                    <mn>1</mn>
                  </mrow>
                </mrow>
              </mfrac>
            </mrow>
          </mrow>
        </mrow>
      </mstyle>
    </mrow>
    <annotation encoding="StarMath 5.0">size -3{H(z)=lim from {n : infinity} {{z^-n -z} over {1-z}} = {-z} over {1-z} = z over {z-1}}</annotation>
  </semantics>
</math>
</file>

<file path=Object 36/content.xml><?xml version="1.0" encoding="utf-8"?>
<math xmlns="http://www.w3.org/1998/Math/MathML">
  <semantics>
    <mtable>
      <mtr>
        <mtd>
          <mrow>
            <mstyle mathsize="9pt">
              <mrow>
                <mrow>
                  <mi mathvariant="italic">Exemple</mi>
                  <mi/>
                  <mi mathvariant="normal">:</mi>
                  <mi/>
                  <mi mathvariant="italic">si</mi>
                  <mrow>
                    <msub>
                      <mi>x</mi>
                      <mi>k</mi>
                    </msub>
                    <mo stretchy="false">=</mo>
                    <mi>H</mi>
                  </mrow>
                  <mrow>
                    <mo stretchy="false">(</mo>
                    <mrow>
                      <mi>k</mi>
                    </mrow>
                    <mo stretchy="false">)</mo>
                  </mrow>
                  <mi/>
                  <mi mathvariant="italic">et</mi>
                  <mi/>
                  <mi>F</mi>
                  <mrow>
                    <mrow>
                      <mo stretchy="false">(</mo>
                      <mrow>
                        <mi>z</mi>
                      </mrow>
                      <mo stretchy="false">)</mo>
                    </mrow>
                    <mo stretchy="false">=</mo>
                    <mfrac>
                      <mn>1</mn>
                      <mrow>
                        <mrow>
                          <msup>
                            <mi mathvariant="italic">az</mi>
                            <mrow>
                              <mrow>
                                <mo stretchy="false">−</mo>
                                <mn>1</mn>
                              </mrow>
                            </mrow>
                          </msup>
                          <mo stretchy="false">+</mo>
                          <mn>1</mn>
                        </mrow>
                      </mrow>
                    </mfrac>
                  </mrow>
                  <mi/>
                </mrow>
              </mrow>
            </mstyle>
          </mrow>
        </mtd>
      </mtr>
      <mtr>
        <mtd>
          <mrow>
            <mstyle mathsize="9pt">
              <mrow>
                <mrow>
                  <mi mathvariant="italic">alors</mi>
                  <mi>Y</mi>
                  <mrow>
                    <mrow>
                      <mo stretchy="false">(</mo>
                      <mrow>
                        <mi>z</mi>
                      </mrow>
                      <mo stretchy="false">)</mo>
                    </mrow>
                    <mo stretchy="false">=</mo>
                    <mfrac>
                      <mn>1</mn>
                      <mrow>
                        <mrow>
                          <mn>1</mn>
                          <mo stretchy="false">−</mo>
                          <msup>
                            <mi>z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frac>
                  </mrow>
                  <mi/>
                  <mi>.</mi>
                  <mrow>
                    <mrow>
                      <mfrac>
                        <mn>1</mn>
                        <mrow>
                          <mrow>
                            <msup>
                              <mi mathvariant="italic">az</mi>
                              <mrow>
                                <mo stretchy="false">−</mo>
                                <mn>1</mn>
                              </mrow>
                            </msup>
                            <mo stretchy="false">+</mo>
                            <mn>1</mn>
                          </mrow>
                        </mrow>
                      </mfrac>
                    </mrow>
                    <mo stretchy="false">=</mo>
                    <mfrac>
                      <mn>1</mn>
                      <mrow>
                        <mrow>
                          <mn>1</mn>
                          <mo stretchy="false">+</mo>
                          <mrow>
                            <mo stretchy="false">(</mo>
                            <mrow>
                              <mrow>
                                <mi>a</mi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  <mrow>
                          <msup>
                            <mi>z</mi>
                            <mrow>
                              <mo stretchy="false">−</mo>
                              <mn>1</mn>
                            </mrow>
                          </msup>
                          <mo stretchy="false">−</mo>
                          <msup>
                            <mi mathvariant="italic">az</mi>
                            <mrow>
                              <mo stretchy="false">−</mo>
                              <mn>2</mn>
                            </mrow>
                          </msup>
                        </mrow>
                      </mrow>
                    </mfrac>
                  </mrow>
                </mrow>
              </mrow>
            </mstyle>
          </mrow>
        </mtd>
      </mtr>
    </mtable>
    <annotation encoding="StarMath 5.0">size -3{Exemple`:~~si x_k =H(k)~et~F(z)= 1 over {az^{-1}+1}~~~~~} newline size -3{alors Y(z)=1 over {1-z^-1}`.{1 over {az^-1 +1}}= 1 over {1+(a-1)z^-1 - az^-2}}</annotation>
  </semantics>
</math>
</file>

<file path=Object 37/content.xml><?xml version="1.0" encoding="utf-8"?>
<math xmlns="http://www.w3.org/1998/Math/MathML">
  <semantics>
    <mtable>
      <mtr>
        <mtd>
          <mrow>
            <mstyle mathsize="9pt">
              <mrow>
                <mrow>
                  <mi>Y</mi>
                  <mrow>
                    <mrow>
                      <mo stretchy="false">(</mo>
                      <mrow>
                        <mi>z</mi>
                      </mrow>
                      <mo stretchy="false">)</mo>
                    </mrow>
                    <mo stretchy="false">=</mo>
                    <mi>H</mi>
                  </mrow>
                  <mrow>
                    <mo stretchy="false">(</mo>
                    <mrow>
                      <mi>z</mi>
                    </mrow>
                    <mo stretchy="false">)</mo>
                  </mrow>
                  <mi>X</mi>
                  <mrow>
                    <mo stretchy="false">(</mo>
                    <mrow>
                      <mi>z</mi>
                    </mrow>
                    <mo stretchy="false">)</mo>
                  </mrow>
                </mrow>
              </mrow>
            </mstyle>
          </mrow>
        </mtd>
      </mtr>
      <mtr>
        <mtd>
          <mrow>
            <mstyle mathsize="9pt">
              <mrow>
                <mrow>
                  <mi>Y</mi>
                  <mrow>
                    <mrow>
                      <mo stretchy="false">(</mo>
                      <mrow>
                        <mi>z</mi>
                      </mrow>
                      <mo stretchy="false">)</mo>
                    </mrow>
                    <mo stretchy="false">=</mo>
                    <mfrac>
                      <mrow>
                        <mrow>
                          <mn>1</mn>
                          <mo stretchy="false">−</mo>
                          <msup>
                            <mi>z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  <mrow>
                        <mrow>
                          <mrow>
                            <mn>2</mn>
                            <mo stretchy="false">−</mo>
                            <msup>
                              <mi>z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  <mo stretchy="false">+</mo>
                          <msup>
                            <mi>z</mi>
                            <mrow>
                              <mo stretchy="false">−</mo>
                              <mn>2</mn>
                            </mrow>
                          </msup>
                        </mrow>
                      </mrow>
                    </mfrac>
                  </mrow>
                  <mi>X</mi>
                  <mrow>
                    <mo stretchy="false">(</mo>
                    <mrow>
                      <mi>z</mi>
                    </mrow>
                    <mo stretchy="false">)</mo>
                  </mrow>
                </mrow>
              </mrow>
            </mstyle>
          </mrow>
        </mtd>
      </mtr>
      <mtr>
        <mtd>
          <mrow>
            <mstyle mathsize="9pt">
              <mrow>
                <mrow>
                  <mrow>
                    <mo stretchy="false">(</mo>
                    <mrow>
                      <mrow>
                        <mrow>
                          <mn>2</mn>
                          <mo stretchy="false">−</mo>
                          <msup>
                            <mi>z</mi>
                            <mrow>
                              <mo stretchy="false">−</mo>
                              <mn>1</mn>
                            </mrow>
                          </msup>
                        </mrow>
                        <mo stretchy="false">+</mo>
                        <msup>
                          <mi>z</mi>
                          <mrow>
                            <mo stretchy="false">−</mo>
                            <mn>2</mn>
                          </mrow>
                        </msup>
                      </mrow>
                    </mrow>
                    <mo stretchy="false">)</mo>
                  </mrow>
                  <mi>Y</mi>
                  <mrow>
                    <mrow>
                      <mo stretchy="false">(</mo>
                      <mrow>
                        <mi>z</mi>
                      </mrow>
                      <mo stretchy="false">)</mo>
                    </mrow>
                    <mo stretchy="false">=</mo>
                    <mrow>
                      <mo stretchy="false">(</mo>
                      <mrow>
                        <mrow>
                          <mn>1</mn>
                          <mo stretchy="false">−</mo>
                          <msup>
                            <mi>z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  <mo stretchy="false">)</mo>
                    </mrow>
                  </mrow>
                  <mi>X</mi>
                  <mrow>
                    <mo stretchy="false">(</mo>
                    <mrow>
                      <mi>z</mi>
                    </mrow>
                    <mo stretchy="false">)</mo>
                  </mrow>
                </mrow>
              </mrow>
            </mstyle>
          </mrow>
        </mtd>
      </mtr>
      <mtr>
        <mtd>
          <mrow>
            <mstyle mathsize="9pt">
              <mrow>
                <mrow>
                  <mn>2Y</mn>
                  <mrow>
                    <mrow>
                      <mo stretchy="false">(</mo>
                      <mrow>
                        <mi>z</mi>
                      </mrow>
                      <mo stretchy="false">)</mo>
                    </mrow>
                    <mo stretchy="false">−</mo>
                    <msup>
                      <mi>z</mi>
                      <mrow>
                        <mo stretchy="false">−</mo>
                        <mn>1</mn>
                      </mrow>
                    </msup>
                  </mrow>
                  <mi>Y</mi>
                  <mrow>
                    <mrow>
                      <mo stretchy="false">(</mo>
                      <mrow>
                        <mi>z</mi>
                      </mrow>
                      <mo stretchy="false">)</mo>
                    </mrow>
                    <mo stretchy="false">+</mo>
                    <msup>
                      <mi>z</mi>
                      <mrow>
                        <mo stretchy="false">−</mo>
                        <mn>2</mn>
                      </mrow>
                    </msup>
                  </mrow>
                  <mi>Y</mi>
                  <mrow>
                    <mrow>
                      <mo stretchy="false">(</mo>
                      <mrow>
                        <mi>z</mi>
                      </mrow>
                      <mo stretchy="false">)</mo>
                    </mrow>
                    <mo stretchy="false">=</mo>
                    <mi>X</mi>
                  </mrow>
                  <mrow>
                    <mrow>
                      <mo stretchy="false">(</mo>
                      <mrow>
                        <mi>z</mi>
                      </mrow>
                      <mo stretchy="false">)</mo>
                    </mrow>
                    <mo stretchy="false">−</mo>
                    <msup>
                      <mi>z</mi>
                      <mrow>
                        <mo stretchy="false">−</mo>
                        <mn>1</mn>
                      </mrow>
                    </msup>
                  </mrow>
                  <mi>X</mi>
                  <mrow>
                    <mo stretchy="false">(</mo>
                    <mrow>
                      <mi>z</mi>
                    </mrow>
                    <mo stretchy="false">)</mo>
                  </mrow>
                </mrow>
              </mrow>
            </mstyle>
          </mrow>
        </mtd>
      </mtr>
      <mtr>
        <mtd>
          <mrow>
            <mstyle mathsize="9pt">
              <mrow>
                <mrow>
                  <mn>2</mn>
                  <mstyle mathvariant="monospace">
                    <mrow>
                      <mi>Z</mi>
                    </mrow>
                  </mstyle>
                  <mrow>
                    <mstyle mathvariant="normal">
                      <mrow>
                        <mrow>
                          <mo stretchy="false">{</mo>
                          <mrow>
                            <msub>
                              <mi>y</mi>
                              <mi>k</mi>
                            </msub>
                          </mrow>
                          <mo stretchy="false">}</mo>
                        </mrow>
                      </mrow>
                    </mstyle>
                    <mo stretchy="false">−</mo>
                    <msup>
                      <mi>z</mi>
                      <mrow>
                        <mo stretchy="false">−</mo>
                        <mn>1</mn>
                      </mrow>
                    </msup>
                  </mrow>
                  <mstyle mathvariant="monospace">
                    <mrow>
                      <mi>Z</mi>
                    </mrow>
                  </mstyle>
                  <mrow>
                    <mstyle mathvariant="normal">
                      <mrow>
                        <mrow>
                          <mo stretchy="false">{</mo>
                          <mrow>
                            <msub>
                              <mi>y</mi>
                              <mi>k</mi>
                            </msub>
                          </mrow>
                          <mo stretchy="false">}</mo>
                        </mrow>
                      </mrow>
                    </mstyle>
                    <mo stretchy="false">+</mo>
                    <msup>
                      <mi>z</mi>
                      <mrow>
                        <mo stretchy="false">−</mo>
                        <mn>2</mn>
                      </mrow>
                    </msup>
                  </mrow>
                  <mstyle mathvariant="monospace">
                    <mrow>
                      <mi>Z</mi>
                    </mrow>
                  </mstyle>
                  <mrow>
                    <mstyle mathvariant="normal">
                      <mrow>
                        <mrow>
                          <mo stretchy="false">{</mo>
                          <mrow>
                            <msub>
                              <mi>y</mi>
                              <mi>k</mi>
                            </msub>
                          </mrow>
                          <mo stretchy="false">}</mo>
                        </mrow>
                      </mrow>
                    </mstyle>
                    <mo stretchy="false">=</mo>
                    <mstyle mathvariant="monospace">
                      <mrow>
                        <mi>Z</mi>
                      </mrow>
                    </mstyle>
                  </mrow>
                  <mrow>
                    <mstyle mathvariant="normal">
                      <mrow>
                        <mrow>
                          <mo stretchy="false">{</mo>
                          <mrow>
                            <msub>
                              <mi>x</mi>
                              <mi>k</mi>
                            </msub>
                          </mrow>
                          <mo stretchy="false">}</mo>
                        </mrow>
                      </mrow>
                    </mstyle>
                    <mo stretchy="false">−</mo>
                    <msup>
                      <mi>z</mi>
                      <mrow>
                        <mo stretchy="false">−</mo>
                        <mn>1</mn>
                      </mrow>
                    </msup>
                  </mrow>
                  <mstyle mathvariant="monospace">
                    <mrow>
                      <mi>Z</mi>
                    </mrow>
                  </mstyle>
                  <mstyle mathvariant="normal">
                    <mrow>
                      <mrow>
                        <mo stretchy="false">{</mo>
                        <mrow>
                          <msub>
                            <mi>x</mi>
                            <mi>k</mi>
                          </msub>
                        </mrow>
                        <mo stretchy="false">}</mo>
                      </mrow>
                    </mrow>
                  </mstyle>
                </mrow>
              </mrow>
            </mstyle>
          </mrow>
        </mtd>
      </mtr>
      <mtr>
        <mtd>
          <mrow>
            <mstyle mathsize="9pt">
              <mrow>
                <mrow>
                  <mn>2</mn>
                  <mstyle mathvariant="monospace">
                    <mrow>
                      <mi>Z</mi>
                    </mrow>
                  </mstyle>
                  <mrow>
                    <mstyle mathvariant="normal">
                      <mrow>
                        <mrow>
                          <mo stretchy="false">{</mo>
                          <mrow>
                            <msub>
                              <mi>y</mi>
                              <mi>k</mi>
                            </msub>
                          </mrow>
                          <mo stretchy="false">}</mo>
                        </mrow>
                      </mrow>
                    </mstyle>
                    <mo stretchy="false">−</mo>
                    <mstyle mathvariant="monospace">
                      <mrow>
                        <mi>Z</mi>
                      </mrow>
                    </mstyle>
                  </mrow>
                  <mrow>
                    <mstyle mathvariant="normal">
                      <mrow>
                        <mrow>
                          <mo stretchy="false">{</mo>
                          <mrow>
                            <msub>
                              <mi>y</mi>
                              <mrow>
                                <mrow>
                                  <mi>k</mi>
                                  <mo stretchy="false">−</mo>
                                  <mn>1</mn>
                                </mrow>
                              </mrow>
                            </msub>
                          </mrow>
                          <mo stretchy="false">}</mo>
                        </mrow>
                      </mrow>
                    </mstyle>
                    <mo stretchy="false">+</mo>
                    <mstyle mathvariant="monospace">
                      <mrow>
                        <mi>Z</mi>
                      </mrow>
                    </mstyle>
                  </mrow>
                  <mrow>
                    <mstyle mathvariant="normal">
                      <mrow>
                        <mrow>
                          <mo stretchy="false">{</mo>
                          <mrow>
                            <msub>
                              <mi>y</mi>
                              <mrow>
                                <mrow>
                                  <mi>k</mi>
                                  <mo stretchy="false">−</mo>
                                  <mn>2</mn>
                                </mrow>
                              </mrow>
                            </msub>
                          </mrow>
                          <mo stretchy="false">}</mo>
                        </mrow>
                      </mrow>
                    </mstyle>
                    <mo stretchy="false">=</mo>
                    <mstyle mathvariant="monospace">
                      <mrow>
                        <mi>Z</mi>
                      </mrow>
                    </mstyle>
                  </mrow>
                  <mrow>
                    <mstyle mathvariant="normal">
                      <mrow>
                        <mrow>
                          <mo stretchy="false">{</mo>
                          <mrow>
                            <msub>
                              <mi>x</mi>
                              <mi>k</mi>
                            </msub>
                          </mrow>
                          <mo stretchy="false">}</mo>
                        </mrow>
                      </mrow>
                    </mstyle>
                    <mo stretchy="false">−</mo>
                    <mstyle mathvariant="monospace">
                      <mrow>
                        <mi>Z</mi>
                      </mrow>
                    </mstyle>
                  </mrow>
                  <mstyle mathvariant="normal">
                    <mrow>
                      <mrow>
                        <mo stretchy="false">{</mo>
                        <mrow>
                          <msub>
                            <mi>x</mi>
                            <mrow>
                              <mrow>
                                <mi>k</mi>
                                <mo stretchy="false">−</mo>
                                <mn>1</mn>
                              </mrow>
                            </mrow>
                          </msub>
                        </mrow>
                        <mo stretchy="false">}</mo>
                      </mrow>
                    </mrow>
                  </mstyle>
                </mrow>
              </mrow>
            </mstyle>
          </mrow>
        </mtd>
      </mtr>
      <mtr>
        <mtd>
          <mrow>
            <mstyle mathsize="9pt">
              <mrow>
                <mrow>
                  <mstyle mathvariant="monospace">
                    <mrow>
                      <mi>Z</mi>
                    </mrow>
                  </mstyle>
                  <mrow>
                    <mstyle mathvariant="normal">
                      <mrow>
                        <mrow>
                          <mo stretchy="false">{</mo>
                          <mrow>
                            <mrow>
                              <mrow>
                                <msub>
                                  <mn>2y</mn>
                                  <mi>k</mi>
                                </msub>
                                <mo stretchy="false">−</mo>
                                <msub>
                                  <mi>y</mi>
                                  <mrow>
                                    <mrow>
                                      <mi>k</mi>
                                      <mo stretchy="false">−</mo>
                                      <mn>1</mn>
                                    </mrow>
                                  </mrow>
                                </msub>
                              </mrow>
                              <mo stretchy="false">+</mo>
                              <msub>
                                <mi>y</mi>
                                <mrow>
                                  <mrow>
                                    <mi>k</mi>
                                    <mo stretchy="false">−</mo>
                                    <mn>2</mn>
                                  </mrow>
                                </mrow>
                              </msub>
                            </mrow>
                          </mrow>
                          <mo stretchy="false">}</mo>
                        </mrow>
                      </mrow>
                    </mstyle>
                    <mo stretchy="false">=</mo>
                    <mstyle mathvariant="monospace">
                      <mrow>
                        <mi>Z</mi>
                      </mrow>
                    </mstyle>
                  </mrow>
                  <mstyle mathvariant="normal">
                    <mrow>
                      <mrow>
                        <mo stretchy="false">{</mo>
                        <mrow>
                          <mrow>
                            <msub>
                              <mi>x</mi>
                              <mi>k</mi>
                            </msub>
                            <mo stretchy="false">−</mo>
                            <msub>
                              <mi>x</mi>
                              <mrow>
                                <mrow>
                                  <mi>k</mi>
                                  <mo stretchy="false">−</mo>
                                  <mn>1</mn>
                                </mrow>
                              </mrow>
                            </msub>
                          </mrow>
                        </mrow>
                        <mo stretchy="false">}</mo>
                      </mrow>
                    </mrow>
                  </mstyle>
                </mrow>
              </mrow>
            </mstyle>
          </mrow>
        </mtd>
      </mtr>
      <mtr>
        <mtd>
          <mrow>
            <mstyle mathsize="9pt">
              <mrow>
                <mrow>
                  <mrow>
                    <mrow>
                      <mrow>
                        <msub>
                          <mn>2y</mn>
                          <mi>k</mi>
                        </msub>
                        <mo stretchy="false">−</mo>
                        <msub>
                          <mi>y</mi>
                          <mrow>
                            <mrow>
                              <mi>k</mi>
                              <mo stretchy="false">−</mo>
                              <mn>1</mn>
                            </mrow>
                          </mrow>
                        </msub>
                      </mrow>
                      <mo stretchy="false">+</mo>
                      <msub>
                        <mi>y</mi>
                        <mrow>
                          <mrow>
                            <mi>k</mi>
                            <mo stretchy="false">−</mo>
                            <mn>2</mn>
                          </mrow>
                        </mrow>
                      </msub>
                    </mrow>
                    <mo stretchy="false">=</mo>
                    <mrow>
                      <msub>
                        <mi>x</mi>
                        <mi>k</mi>
                      </msub>
                      <mo stretchy="false">−</mo>
                      <msub>
                        <mi>x</mi>
                        <mrow>
                          <mrow>
                            <mi>k</mi>
                            <mo stretchy="false">−</mo>
                            <mn>1</mn>
                          </mrow>
                        </mrow>
                      </msub>
                    </mrow>
                  </mrow>
                </mrow>
              </mrow>
            </mstyle>
          </mrow>
        </mtd>
      </mtr>
      <mtr>
        <mtd>
          <mrow>
            <mstyle mathsize="9pt">
              <mrow>
                <mrow>
                  <mrow>
                    <msub>
                      <mi>y</mi>
                      <mi>k</mi>
                    </msub>
                    <mo stretchy="false">=</mo>
                    <mfrac>
                      <mrow>
                        <mrow>
                          <mrow>
                            <mrow>
                              <msub>
                                <mi>y</mi>
                                <mrow>
                                  <mrow>
                                    <mi>k</mi>
                                    <mo stretchy="false">−</mo>
                                    <mn>1</mn>
                                  </mrow>
                                </mrow>
                              </msub>
                              <mo stretchy="false">−</mo>
                              <msub>
                                <mi>y</mi>
                                <mrow>
                                  <mrow>
                                    <mi>k</mi>
                                    <mo stretchy="false">−</mo>
                                    <mn>2</mn>
                                  </mrow>
                                </mrow>
                              </msub>
                            </mrow>
                            <mo stretchy="false">+</mo>
                            <msub>
                              <mi>x</mi>
                              <mi>k</mi>
                            </msub>
                          </mrow>
                          <mo stretchy="false">−</mo>
                          <msub>
                            <mi>x</mi>
                            <mrow>
                              <mrow>
                                <mi>k</mi>
                                <mo stretchy="false">−</mo>
                                <mn>1</mn>
                              </mrow>
                            </mrow>
                          </msub>
                        </mrow>
                      </mrow>
                      <mn>2</mn>
                    </mfrac>
                  </mrow>
                </mrow>
              </mrow>
            </mstyle>
          </mrow>
        </mtd>
      </mtr>
      <mtr>
        <mtd>
          <mrow>
            <mstyle mathsize="9pt">
              <mrow>
                <mrow>
                  <mi mathvariant="italic">si</mi>
                  <mi/>
                  <mrow>
                    <mi>x</mi>
                    <mo stretchy="false">=</mo>
                    <mrow>
                      <mo stretchy="false">{</mo>
                      <mrow>
                        <mn>0,1,2,1,0,1,2,1,0.</mn>
                        <mn>..</mn>
                      </mrow>
                      <mo stretchy="false">}</mo>
                    </mrow>
                  </mrow>
                </mrow>
              </mrow>
            </mstyle>
          </mrow>
        </mtd>
      </mtr>
      <mtr>
        <mtd>
          <mrow>
            <mstyle mathsize="9pt">
              <mrow>
                <mrow>
                  <mi mathvariant="italic">alors</mi>
                  <mi/>
                  <mrow>
                    <msub>
                      <mi>y</mi>
                      <mn>0</mn>
                    </msub>
                    <mo stretchy="false">=</mo>
                    <mn>0</mn>
                  </mrow>
                  <mi/>
                  <mi>;</mi>
                  <mi/>
                  <mrow>
                    <msub>
                      <mi>y</mi>
                      <mn>1</mn>
                    </msub>
                    <mo stretchy="false">=</mo>
                    <mfrac>
                      <mn>1</mn>
                      <mn>2</mn>
                    </mfrac>
                  </mrow>
                  <mi/>
                  <mi>;</mi>
                  <mi/>
                  <mrow>
                    <msub>
                      <mi>y</mi>
                      <mn>2</mn>
                    </msub>
                    <mo stretchy="false">=</mo>
                    <mfrac>
                      <mn>3</mn>
                      <mn>4</mn>
                    </mfrac>
                  </mrow>
                  <mi/>
                  <mi>;</mi>
                  <mi/>
                  <mrow>
                    <msub>
                      <mi>y</mi>
                      <mn>3</mn>
                    </msub>
                    <mo stretchy="false">=</mo>
                    <mrow>
                      <mo stretchy="false">−</mo>
                      <mrow>
                        <mfrac>
                          <mn>3</mn>
                          <mn>8</mn>
                        </mfrac>
                      </mrow>
                    </mrow>
                  </mrow>
                </mrow>
              </mrow>
            </mstyle>
          </mrow>
        </mtd>
      </mtr>
    </mtable>
    <annotation encoding="StarMath 5.0">size -3{Y(z)=H(z)X(z)}
newline
size -3{Y(z)={1-z^-1} over {2-z^-1 +z^-2}X(z)} 
newline
size -3{(2-z^-1 +z^-2)Y(z)=(1-z^-1)X(z)}
newline
size -3{2Y(z)-z^-1 Y(z)+z^-2 Y(z)=X(z)-z^-1 X(z)}
newline
size -3{2 font fixed Z font serif lbrace y_k rbrace - z^-1 font fixed Z font serif lbrace y_k rbrace + z^-2 font fixed Z font serif lbrace y_k rbrace = font fixed Z font serif lbrace x_k rbrace - z^-1 font fixed Z font serif lbrace x_k rbrace}
newline
size -3{2 font fixed Z font serif lbrace y_k rbrace - font fixed Z font serif lbrace y_{k-1} rbrace + font fixed Z font serif lbrace y_{k-2} rbrace = font fixed Z font serif lbrace x_k rbrace - font fixed Z font serif lbrace x_{k-1} rbrace}
newline
size -3{font fixed Z font serif lbrace 2y_k-y_{k-1}+y_{k-2} rbrace = font fixed Z font serif lbrace x_k - x_{k-1} rbrace}
newline
size -3{2y_k-y_{k-1}+y_{k-2}=x_k-x_{k-1}}
newline
size -3{y_k={y_{k-1}-y_{k-2}+x_k-x_{k-1}} over 2}
newline
size -3{si~x= lbrace 0,1,2,1,0,1,2,1,0... rbrace}
newline
size -3{alors~y_0=0~;~y_1=1 over 2~;~y_2=3 over 4~;~y_3=-{3 over 8}}</annotation>
  </semantics>
</math>
</file>

<file path=Object 38/content.xml><?xml version="1.0" encoding="utf-8"?>
<math xmlns="http://www.w3.org/1998/Math/MathML">
  <semantics>
    <mrow>
      <mstyle mathsize="9pt">
        <mrow>
          <mrow>
            <mi>H</mi>
            <mrow>
              <mrow>
                <mo stretchy="false">(</mo>
                <mrow>
                  <mi>z</mi>
                </mrow>
                <mo stretchy="false">)</mo>
              </mrow>
              <mo stretchy="false">=</mo>
              <mfrac>
                <mrow>
                  <mrow>
                    <mn>1</mn>
                    <mo stretchy="false">−</mo>
                    <msup>
                      <mi>z</mi>
                      <mrow>
                        <mo stretchy="false">−</mo>
                        <mn>1</mn>
                      </mrow>
                    </msup>
                  </mrow>
                </mrow>
                <mrow>
                  <mrow>
                    <mrow>
                      <mn>2</mn>
                      <mo stretchy="false">−</mo>
                      <msup>
                        <mi>z</mi>
                        <mrow>
                          <mo stretchy="false">−</mo>
                          <mn>1</mn>
                        </mrow>
                      </msup>
                    </mrow>
                    <mo stretchy="false">+</mo>
                    <msup>
                      <mi>z</mi>
                      <mrow>
                        <mo stretchy="false">−</mo>
                        <mn>2</mn>
                      </mrow>
                    </msup>
                  </mrow>
                </mrow>
              </mfrac>
            </mrow>
          </mrow>
        </mrow>
      </mstyle>
    </mrow>
    <annotation encoding="StarMath 5.0">size -3{H(z) = {1-z^-1} over {2 - z^-1 + z^-2}}</annotation>
  </semantics>
</math>
</file>

<file path=Object 39/content.xml><?xml version="1.0" encoding="utf-8"?>
<math xmlns="http://www.w3.org/1998/Math/MathML">
  <semantics>
    <mtable>
      <mtr>
        <mtd>
          <mrow>
            <mstyle mathsize="9pt">
              <mrow>
                <mrow>
                  <mrow>
                    <msubsup>
                      <mi>B</mi>
                      <mn>3</mn>
                      <mrow>
                        <msub>
                          <mo stretchy="false">ω</mo>
                          <mi>c</mi>
                        </msub>
                      </mrow>
                    </msubsup>
                    <mo stretchy="false">=</mo>
                    <mfrac>
                      <mn>1</mn>
                      <mrow>
                        <mrow>
                          <mo stretchy="false">(</mo>
                          <mrow>
                            <mrow>
                              <mfrac>
                                <mi>p</mi>
                                <mrow>
                                  <msub>
                                    <mo stretchy="false">ω</mo>
                                    <mi>c</mi>
                                  </msub>
                                </mrow>
                              </mfrac>
                              <mo stretchy="false">+</mo>
                              <mn>1</mn>
                            </mrow>
                          </mrow>
                          <mo stretchy="false">)</mo>
                        </mrow>
                        <mrow>
                          <mo stretchy="false">(</mo>
                          <mrow>
                            <mrow>
                              <mrow>
                                <mfrac>
                                  <msup>
                                    <mi>p</mi>
                                    <mn>2</mn>
                                  </msup>
                                  <msup>
                                    <mrow>
                                      <msub>
                                        <mo stretchy="false">ω</mo>
                                        <mi>c</mi>
                                      </msub>
                                    </mrow>
                                    <mn>2</mn>
                                  </msup>
                                </mfrac>
                                <mo stretchy="false">+</mo>
                                <mfrac>
                                  <mi>p</mi>
                                  <mrow>
                                    <msub>
                                      <mo stretchy="false">ω</mo>
                                      <mi>c</mi>
                                    </msub>
                                  </mrow>
                                </mfrac>
                              </mrow>
                              <mo stretchy="false">+</mo>
                              <mn>1</mn>
                            </mrow>
                          </mrow>
                          <mo stretchy="false">)</mo>
                        </mrow>
                      </mrow>
                    </mfrac>
                  </mrow>
                </mrow>
              </mrow>
            </mstyle>
          </mrow>
        </mtd>
      </mtr>
      <mtr>
        <mtd>
          <mrow>
            <mstyle mathsize="9pt">
              <mrow>
                <mrow>
                  <msubsup>
                    <mi>B</mi>
                    <mn>3</mn>
                    <mrow>
                      <msub>
                        <mo stretchy="false">ω</mo>
                        <mi>c</mi>
                      </msub>
                    </mrow>
                  </msubsup>
                  <mrow>
                    <mrow>
                      <mo stretchy="false">(</mo>
                      <mrow>
                        <mi>z</mi>
                      </mrow>
                      <mo stretchy="false">)</mo>
                    </mrow>
                    <mo stretchy="false">=</mo>
                    <mi>?</mi>
                  </mrow>
                  <mi/>
                </mrow>
              </mrow>
            </mstyle>
          </mrow>
        </mtd>
      </mtr>
    </mtable>
    <annotation encoding="StarMath 5.0">size -3{B_3^{%omega_c}=1 over {(p over {%omega_c}+1)(p^2 over {%omega_c}^2 +p over {%omega_c} +1)}}
newline
size -3{B_3^{%omega_c}(z)=?~~~~~~~~~~~~~~~~~`}</annotation>
  </semantics>
</math>
</file>

<file path=Object 4/content.xml><?xml version="1.0" encoding="utf-8"?>
<math xmlns="http://www.w3.org/1998/Math/MathML">
  <semantics>
    <mrow>
      <mstyle mathsize="10pt">
        <mrow>
          <mrow>
            <mrow>
              <msub>
                <mi>F</mi>
                <mi>e</mi>
              </msub>
              <mo stretchy="false">≥</mo>
              <msub>
                <mn>2F</mn>
                <mi mathvariant="italic">max</mi>
              </msub>
            </mrow>
          </mrow>
        </mrow>
      </mstyle>
    </mrow>
    <annotation encoding="StarMath 5.0">size -2{F_e &gt;= 2F_max}</annotation>
  </semantics>
</math>
</file>

<file path=Object 40/content.xml><?xml version="1.0" encoding="utf-8"?>
<math xmlns="http://www.w3.org/1998/Math/MathML">
  <semantics>
    <mtable>
      <mtr>
        <mtd>
          <mrow>
            <mstyle mathsize="9pt">
              <mrow>
                <mrow>
                  <mi mathvariant="italic">Pour</mi>
                  <mi mathvariant="italic">les</mi>
                  <mi mathvariant="italic">basses</mi>
                  <mi mathvariant="italic">fréquences</mi>
                  <mi>,</mi>
                  <mi>t</mi>
                  <mrow>
                    <mrow>
                      <mo stretchy="false">(</mo>
                      <mrow>
                        <mi>z</mi>
                      </mrow>
                      <mo stretchy="false">)</mo>
                    </mrow>
                    <mo stretchy="false">=</mo>
                    <mfrac>
                      <mn>2</mn>
                      <mi>T</mi>
                    </mfrac>
                  </mrow>
                  <mrow>
                    <mo stretchy="false">(</mo>
                    <mrow>
                      <mfrac>
                        <mrow>
                          <mrow>
                            <mi>z</mi>
                            <mo stretchy="false">−</mo>
                            <mn>1</mn>
                          </mrow>
                        </mrow>
                        <mrow>
                          <mrow>
                            <mi>z</mi>
                            <mo stretchy="false">+</mo>
                            <mn>1</mn>
                          </mrow>
                        </mrow>
                      </mfrac>
                    </mrow>
                    <mo stretchy="false">)</mo>
                  </mrow>
                </mrow>
              </mrow>
            </mstyle>
          </mrow>
        </mtd>
      </mtr>
      <mtr>
        <mtd>
          <mrow>
            <mstyle mathsize="9pt">
              <mrow>
                <mrow>
                  <mi mathvariant="italic">Pour</mi>
                  <mi mathvariant="italic">les</mi>
                  <mi mathvariant="italic">hautes</mi>
                  <mi mathvariant="italic">fréquences</mi>
                  <mi>,</mi>
                  <mi>t</mi>
                  <mrow>
                    <mrow>
                      <mo stretchy="false">(</mo>
                      <mrow>
                        <mi>z</mi>
                      </mrow>
                      <mo stretchy="false">)</mo>
                    </mrow>
                    <mo stretchy="false">=</mo>
                    <mfrac>
                      <mrow>
                        <msub>
                          <mo stretchy="false">ω</mo>
                          <mi>c</mi>
                        </msub>
                      </mrow>
                      <mrow>
                        <mi>tan</mi>
                        <mrow>
                          <mo stretchy="false">(</mo>
                          <mrow>
                            <mfrac>
                              <mrow>
                                <msub>
                                  <mo stretchy="false">ω</mo>
                                  <mi>c</mi>
                                </msub>
                                <mi>T</mi>
                              </mrow>
                              <mn>2</mn>
                            </mfrac>
                          </mrow>
                          <mo stretchy="false">)</mo>
                        </mrow>
                      </mrow>
                    </mfrac>
                  </mrow>
                  <mrow>
                    <mo stretchy="false">(</mo>
                    <mrow>
                      <mfrac>
                        <mrow>
                          <mrow>
                            <mi>z</mi>
                            <mo stretchy="false">−</mo>
                            <mn>1</mn>
                          </mrow>
                        </mrow>
                        <mrow>
                          <mrow>
                            <mi>z</mi>
                            <mo stretchy="false">+</mo>
                            <mn>1</mn>
                          </mrow>
                        </mrow>
                      </mfrac>
                    </mrow>
                    <mo stretchy="false">)</mo>
                  </mrow>
                </mrow>
              </mrow>
            </mstyle>
          </mrow>
        </mtd>
      </mtr>
    </mtable>
    <annotation encoding="StarMath 5.0">size -3{Pour les basses fréquences, t(z)=2 over T({z-1} over {z+1})}
newline
size -3{Pour les hautes fréquences, t(z)={%omega_c} over {tan({%omega_c T} over 2)}({z-1} over {z+1})}</annotation>
  </semantics>
</math>
</file>

<file path=Object 41/content.xml><?xml version="1.0" encoding="utf-8"?>
<math xmlns="http://www.w3.org/1998/Math/MathML">
  <semantics>
    <mtable>
      <mtr>
        <mtd>
          <mrow>
            <mstyle mathsize="9pt">
              <mrow>
                <mrow>
                  <mrow>
                    <mo stretchy="false">α</mo>
                    <mo stretchy="false">=</mo>
                    <mfrac>
                      <msub>
                        <mi>f</mi>
                        <mi>c</mi>
                      </msub>
                      <msub>
                        <mi>f</mi>
                        <mi>e</mi>
                      </msub>
                    </mfrac>
                  </mrow>
                  <mi/>
                  <mo stretchy="false">∈</mo>
                  <mi/>
                  <mrow>
                    <mo stretchy="false">[</mo>
                    <mrow>
                      <mn>0</mn>
                      <mi>;</mi>
                      <mfrac>
                        <mn>1</mn>
                        <mn>2</mn>
                      </mfrac>
                    </mrow>
                    <mo stretchy="false">]</mo>
                  </mrow>
                  <mi/>
                  <mi mathvariant="italic">car</mi>
                  <mi/>
                  <msub>
                    <mi>f</mi>
                    <mi>c</mi>
                  </msub>
                  <mrow>
                    <mi/>
                    <mo stretchy="false">&lt;</mo>
                    <mi/>
                  </mrow>
                  <mfrac>
                    <msub>
                      <mi>f</mi>
                      <mi>e</mi>
                    </msub>
                    <mn>2</mn>
                  </mfrac>
                </mrow>
              </mrow>
            </mstyle>
          </mrow>
        </mtd>
      </mtr>
      <mtr>
        <mtd>
          <mrow>
            <mstyle mathsize="9pt">
              <mrow>
                <mrow>
                  <mi mathvariant="italic">On</mi>
                  <mi>a</mi>
                  <mi mathvariant="italic">alors</mi>
                  <mrow>
                    <mrow>
                      <mrow>
                        <mfrac>
                          <mn>2</mn>
                          <mrow>
                            <mi>T</mi>
                            <msub>
                              <mo stretchy="false">ω</mo>
                              <mi>c</mi>
                            </msub>
                          </mrow>
                        </mfrac>
                        <mo stretchy="false">=</mo>
                        <mfrac>
                          <mrow>
                            <msub>
                              <mn>2f</mn>
                              <mi>e</mi>
                            </msub>
                          </mrow>
                          <mrow>
                            <msub>
                              <mo stretchy="false">ω</mo>
                              <mi>c</mi>
                            </msub>
                          </mrow>
                        </mfrac>
                      </mrow>
                      <mo stretchy="false">=</mo>
                      <mfrac>
                        <mrow>
                          <msub>
                            <mn>2f</mn>
                            <mi>e</mi>
                          </msub>
                        </mrow>
                        <mrow>
                          <mo stretchy="false">π</mo>
                          <msub>
                            <mi>f</mi>
                            <mi>c</mi>
                          </msub>
                        </mrow>
                      </mfrac>
                    </mrow>
                    <mo stretchy="false">=</mo>
                    <mfrac>
                      <mn>1</mn>
                      <mrow>
                        <mo stretchy="false">π</mo>
                        <mo stretchy="false">α</mo>
                      </mrow>
                    </mfrac>
                  </mrow>
                </mrow>
              </mrow>
            </mstyle>
          </mrow>
        </mtd>
      </mtr>
    </mtable>
    <annotation encoding="StarMath 5.0">size -3{%alpha= f_c over f_e ~%element~ [0;1 over 2]~car~f_c `&lt;` f_e over 2 }
newline
size -3{On a alors 2 over {T%omega_c}={2f_e} over {%omega_c}={2f_e} over {%pi f_c}=1 over {%pi %alpha}}</annotation>
  </semantics>
</math>
</file>

<file path=Object 42/content.xml><?xml version="1.0" encoding="utf-8"?>
<math xmlns="http://www.w3.org/1998/Math/MathML">
  <semantics>
    <mrow>
      <mstyle mathsize="8pt">
        <mrow>
          <mrow>
            <mrow>
              <msub>
                <mi>r</mi>
                <mrow>
                  <mi>p</mi>
                  <mi/>
                  <mi mathvariant="italic">xy</mi>
                </mrow>
              </msub>
              <mo stretchy="false">=</mo>
              <mfrac>
                <msub>
                  <mo stretchy="false">δ</mo>
                  <mi mathvariant="italic">xy</mi>
                </msub>
                <mrow>
                  <msub>
                    <mo stretchy="false">δ</mo>
                    <mi>x</mi>
                  </msub>
                  <msub>
                    <mo stretchy="false">δ</mo>
                    <mi>y</mi>
                  </msub>
                </mrow>
              </mfrac>
            </mrow>
          </mrow>
        </mrow>
      </mstyle>
    </mrow>
    <annotation encoding="StarMath 5.0">size -4{r_{p`xy} =%delta_xy over {%delta_x %delta_y}}</annotation>
  </semantics>
</math>
</file>

<file path=Object 43/content.xml><?xml version="1.0" encoding="utf-8"?>
<math xmlns="http://www.w3.org/1998/Math/MathML">
  <semantics>
    <mrow>
      <mstyle mathsize="8pt">
        <mrow>
          <mrow>
            <mrow>
              <msub>
                <mo stretchy="false">δ</mo>
                <mi mathvariant="italic">xy</mi>
              </msub>
              <mo stretchy="false">=</mo>
              <mfrac>
                <mn>1</mn>
                <mi>N</mi>
              </mfrac>
            </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row>
                <mrow>
                  <mo stretchy="false">(</mo>
                  <mrow>
                    <mrow>
                      <msub>
                        <mi>x</mi>
                        <mi>i</mi>
                      </msub>
                      <mo stretchy="false">−</mo>
                      <mover accent="true">
                        <mi>x</mi>
                        <mo stretchy="false">̄</mo>
                      </mover>
                    </mrow>
                  </mrow>
                  <mo stretchy="false">)</mo>
                </mrow>
                <mrow>
                  <mo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over accent="true">
                        <mi>y</mi>
                        <mo stretchy="false">̄</mo>
                      </mover>
                    </mrow>
                  </mrow>
                  <mo stretchy="false">)</mo>
                </mrow>
              </mrow>
            </mrow>
          </mrow>
        </mrow>
      </mstyle>
    </mrow>
    <annotation encoding="StarMath 5.0">size -4{%delta_xy = 1 over N sum from i=0 to N-1 {(x_i - bar x)(y_i - bar y)} }</annotation>
  </semantics>
</math>
</file>

<file path=Object 44/content.xml><?xml version="1.0" encoding="utf-8"?>
<math xmlns="http://www.w3.org/1998/Math/MathML">
  <semantics>
    <mrow>
      <mstyle mathsize="8pt">
        <mrow>
          <mrow>
            <mrow>
              <msub>
                <mo stretchy="false">δ</mo>
                <mi>x</mi>
              </msub>
              <mo stretchy="false">=</mo>
              <msqrt>
                <mrow>
                  <mfrac>
                    <mn>1</mn>
                    <mi>N</mi>
                  </mfrac>
                  <mrow>
                    <munderover>
                      <mo stretchy="false">∑</mo>
                      <mrow>
                        <mi>i</mi>
                        <mo stretchy="false">=</mo>
                        <mn>0</mn>
                      </mrow>
                      <mrow>
                        <mi>N</mi>
                        <mo stretchy="false">−</mo>
                        <mn>1</mn>
                      </mrow>
                    </munderover>
                    <mrow>
                      <mrow>
                        <mo stretchy="false">(</mo>
                        <mrow>
                          <mrow>
                            <msub>
                              <mi>x</mi>
                              <mi>i</mi>
                            </msub>
                            <mo stretchy="false">−</mo>
                            <mover accent="true">
                              <mi>x</mi>
                              <mo stretchy="false">̄</mo>
                            </mover>
                          </mrow>
                        </mrow>
                        <mo stretchy="false">)</mo>
                      </mrow>
                      <mn>²</mn>
                    </mrow>
                  </mrow>
                </mrow>
              </msqrt>
            </mrow>
          </mrow>
        </mrow>
      </mstyle>
    </mrow>
    <annotation encoding="StarMath 5.0">size -4{%delta_x = sqrt {1 over N sum from i=0 to N-1 {(x_i - bar x)²}}}</annotation>
  </semantics>
</math>
</file>

<file path=Object 45/content.xml><?xml version="1.0" encoding="utf-8"?>
<math xmlns="http://www.w3.org/1998/Math/MathML">
  <semantics>
    <mrow>
      <mstyle mathsize="8pt">
        <mrow>
          <mrow>
            <mrow>
              <mover accent="true">
                <mi>x</mi>
                <mo stretchy="false">̄</mo>
              </mover>
              <mo stretchy="false">=</mo>
              <mfrac>
                <mn>1</mn>
                <mi>N</mi>
              </mfrac>
            </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b>
                <mi>x</mi>
                <mi>i</mi>
              </msub>
            </mrow>
          </mrow>
        </mrow>
      </mstyle>
    </mrow>
    <annotation encoding="StarMath 5.0">size -4{bar x = 1 over N sum from i=0 to N-1 x_i}</annotation>
  </semantics>
</math>
</file>

<file path=Object 46/content.xml><?xml version="1.0" encoding="utf-8"?>
<math xmlns="http://www.w3.org/1998/Math/MathML">
  <semantics>
    <mrow>
      <mstyle mathsize="8pt">
        <mrow>
          <mrow>
            <msub>
              <mi>C</mi>
              <mi>x</mi>
            </msub>
            <mrow>
              <mrow>
                <mo stretchy="false">(</mo>
                <mrow>
                  <mo stretchy="false">τ</mo>
                </mrow>
                <mo stretchy="false">)</mo>
              </mrow>
              <mo stretchy="false">=</mo>
              <mrow>
                <munderover>
                  <mo stretchy="false">∫</mo>
                  <mrow>
                    <mo stretchy="false">−</mo>
                    <mo stretchy="false">∞</mo>
                  </mrow>
                  <mo stretchy="false">∞</mo>
                </munderover>
                <mi>x</mi>
              </mrow>
            </mrow>
            <mrow>
              <mrow>
                <mo stretchy="false">(</mo>
                <mrow>
                  <mi>t</mi>
                </mrow>
                <mo stretchy="false">)</mo>
              </mrow>
              <mo stretchy="false">∗</mo>
              <msup>
                <mi>x</mi>
                <mi>c</mi>
              </msup>
            </mrow>
            <mrow>
              <mo stretchy="false">(</mo>
              <mrow>
                <mrow>
                  <mi>t</mi>
                  <mo stretchy="false">−</mo>
                  <mo stretchy="false">τ</mo>
                </mrow>
              </mrow>
              <mo stretchy="false">)</mo>
            </mrow>
            <mi mathvariant="italic">dt</mi>
          </mrow>
        </mrow>
      </mstyle>
    </mrow>
    <annotation encoding="StarMath 5.0">size -4{C_x (%tau) = int from -infinity to infinity x(t)*x sup c(t-%tau)dt}</annotation>
  </semantics>
</math>
</file>

<file path=Object 47/content.xml><?xml version="1.0" encoding="utf-8"?>
<math xmlns="http://www.w3.org/1998/Math/MathML">
  <semantics>
    <mrow>
      <mstyle mathsize="8pt">
        <mrow>
          <mrow>
            <msub>
              <mi>C</mi>
              <mi>x</mi>
            </msub>
            <mrow>
              <mrow>
                <mo stretchy="false">(</mo>
                <mrow>
                  <mo stretchy="false">τ</mo>
                </mrow>
                <mo stretchy="false">)</mo>
              </mrow>
              <mo stretchy="false">=</mo>
              <mrow>
                <munderover>
                  <mo stretchy="false">∫</mo>
                  <mrow>
                    <mo stretchy="false">−</mo>
                    <mo stretchy="false">∞</mo>
                  </mrow>
                  <mo stretchy="false">∞</mo>
                </munderover>
                <mi>x</mi>
              </mrow>
            </mrow>
            <mrow>
              <mrow>
                <mo stretchy="false">(</mo>
                <mrow>
                  <mi>t</mi>
                </mrow>
                <mo stretchy="false">)</mo>
              </mrow>
              <mo stretchy="false">∗</mo>
              <mi>x</mi>
            </mrow>
            <mrow>
              <mo stretchy="false">(</mo>
              <mrow>
                <mrow>
                  <mi>t</mi>
                  <mo stretchy="false">−</mo>
                  <mo stretchy="false">τ</mo>
                </mrow>
              </mrow>
              <mo stretchy="false">)</mo>
            </mrow>
            <mi mathvariant="italic">dt</mi>
          </mrow>
        </mrow>
      </mstyle>
    </mrow>
    <annotation encoding="StarMath 5.0">size -4{C_x (%tau) = int from -infinity to infinity x(t)*x(t-%tau)dt}</annotation>
  </semantics>
</math>
</file>

<file path=Object 48/content.xml><?xml version="1.0" encoding="utf-8"?>
<math xmlns="http://www.w3.org/1998/Math/MathML">
  <semantics>
    <mrow>
      <mstyle mathsize="8pt">
        <mrow>
          <mrow>
            <msub>
              <mi>C</mi>
              <mi>x</mi>
            </msub>
            <mrow>
              <mrow>
                <mo stretchy="false">(</mo>
                <mrow>
                  <mo stretchy="false">τ</mo>
                </mrow>
                <mo stretchy="false">)</mo>
              </mrow>
              <mo stretchy="false">=</mo>
              <mrow>
                <munder>
                  <mi>lim</mi>
                  <mrow>
                    <mi>x</mi>
                    <mo stretchy="false">→</mo>
                    <mo stretchy="false">∞</mo>
                  </mrow>
                </munder>
                <mrow>
                  <mfrac>
                    <mn>1</mn>
                    <mi>T</mi>
                  </mfrac>
                  <mrow>
                    <munderover>
                      <mo stretchy="false">∫</mo>
                      <mfrac>
                        <mrow>
                          <mo stretchy="false">−</mo>
                          <mi>T</mi>
                        </mrow>
                        <mn>2</mn>
                      </mfrac>
                      <mfrac>
                        <mi>T</mi>
                        <mn>2</mn>
                      </mfrac>
                    </munderover>
                    <mi>x</mi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∗</mo>
                    <msup>
                      <mi>x</mi>
                      <mi>c</mi>
                    </msup>
                  </mrow>
                  <mrow>
                    <mo stretchy="false">(</mo>
                    <mrow>
                      <mrow>
                        <mi>t</mi>
                        <mo stretchy="false">−</mo>
                        <mo stretchy="false">τ</mo>
                      </mrow>
                    </mrow>
                    <mo stretchy="false">)</mo>
                  </mrow>
                  <mi mathvariant="italic">dt</mi>
                </mrow>
              </mrow>
            </mrow>
          </mrow>
        </mrow>
      </mstyle>
    </mrow>
    <annotation encoding="StarMath 5.0">size -4{C_x (%tau) = lim from x toward infinity {1 over T int from -T over 2 to T over 2 x(t)*x sup c(t-%tau)dt}}</annotation>
  </semantics>
</math>
</file>

<file path=Object 49/content.xml><?xml version="1.0" encoding="utf-8"?>
<math xmlns="http://www.w3.org/1998/Math/MathML">
  <semantics>
    <mrow>
      <mstyle mathsize="8pt">
        <mrow>
          <mrow>
            <msub>
              <mi>C</mi>
              <mi>x</mi>
            </msub>
            <mrow>
              <mrow>
                <mo stretchy="false">[</mo>
                <mrow>
                  <mi>n</mi>
                </mrow>
                <mo stretchy="false">]</mo>
              </mrow>
              <mo stretchy="false">=</mo>
              <mrow>
                <munderover>
                  <mo stretchy="false">∑</mo>
                  <mrow>
                    <mi>m</mi>
                    <mo stretchy="false">=</mo>
                    <mn>0</mn>
                  </mrow>
                  <mi>M</mi>
                </munderover>
                <mi>x</mi>
              </mrow>
            </mrow>
            <mrow>
              <mrow>
                <mo stretchy="false">[</mo>
                <mrow>
                  <mi>m</mi>
                </mrow>
                <mo stretchy="false">]</mo>
              </mrow>
              <mo stretchy="false">∗</mo>
              <mi>x</mi>
            </mrow>
            <mrow>
              <mo stretchy="false">[</mo>
              <mrow>
                <mrow>
                  <mi>m</mi>
                  <mo stretchy="false">−</mo>
                  <mi>n</mi>
                </mrow>
              </mrow>
              <mo stretchy="false">]</mo>
            </mrow>
          </mrow>
        </mrow>
      </mstyle>
    </mrow>
    <annotation encoding="StarMath 5.0">size -4{C_x [n] = sum from m=0 to M x[m]*x[m-n]}</annotation>
  </semantics>
</math>
</file>

<file path=Object 5/content.xml><?xml version="1.0" encoding="utf-8"?>
<math xmlns="http://www.w3.org/1998/Math/MathML">
  <semantics>
    <mrow>
      <mstyle mathsize="10pt">
        <mrow>
          <mrow>
            <mrow>
              <mi>C</mi>
              <mo stretchy="false">≥</mo>
              <mi>n</mi>
            </mrow>
            <msub>
              <mi>F</mi>
              <mi>e</mi>
            </msub>
          </mrow>
        </mrow>
      </mstyle>
    </mrow>
    <annotation encoding="StarMath 5.0">size -2{C &gt;= n F_e}</annotation>
  </semantics>
</math>
</file>

<file path=Object 50/content.xml><?xml version="1.0" encoding="utf-8"?>
<math xmlns="http://www.w3.org/1998/Math/MathML">
  <semantics>
    <mrow>
      <mstyle mathsize="8pt">
        <mrow>
          <mrow>
            <mrow>
              <msub>
                <mi mathvariant="italic">SAD</mi>
                <mi mathvariant="italic">xy</mi>
              </msub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fenced open="∣" close="∣">
                  <mrow>
                    <mi>x</mi>
                    <mrow>
                      <mrow>
                        <mo stretchy="false">(</mo>
                        <mrow>
                          <mi>n</mi>
                        </mrow>
                        <mo stretchy="false">)</mo>
                      </mrow>
                      <mo stretchy="false">−</mo>
                      <mi>y</mi>
                    </mrow>
                    <mrow>
                      <mo stretchy="false">(</mo>
                      <mrow>
                        <mi>n</mi>
                      </mrow>
                      <mo stretchy="false">)</mo>
                    </mrow>
                  </mrow>
                </mfenced>
              </mrow>
            </mrow>
          </mrow>
        </mrow>
      </mstyle>
    </mrow>
    <annotation encoding="StarMath 5.0">size -4{SAD_xy = sum from n=0 to N-1 abs {x(n)-y(n)}}</annotation>
  </semantics>
</math>
</file>

<file path=Object 51/content.xml><?xml version="1.0" encoding="utf-8"?>
<math xmlns="http://www.w3.org/1998/Math/MathML">
  <semantics>
    <mrow>
      <mstyle mathsize="8pt">
        <mrow>
          <mrow>
            <msub>
              <mi>C</mi>
              <mi mathvariant="italic">fg</mi>
            </msub>
            <mrow>
              <mrow>
                <mo stretchy="false">(</mo>
                <mrow>
                  <mo stretchy="false">τ</mo>
                </mrow>
                <mo stretchy="false">)</mo>
              </mrow>
              <mo stretchy="false">=</mo>
              <mrow>
                <munderover>
                  <mo stretchy="false">∫</mo>
                  <mrow>
                    <mo stretchy="false">−</mo>
                    <mo stretchy="false">∞</mo>
                  </mrow>
                  <mo stretchy="false">∞</mo>
                </munderover>
                <msup>
                  <mi>f</mi>
                  <mi>c</mi>
                </msup>
              </mrow>
            </mrow>
            <mrow>
              <mo stretchy="false">(</mo>
              <mrow>
                <mi>t</mi>
              </mrow>
              <mo stretchy="false">)</mo>
            </mrow>
            <mi>g</mi>
            <mrow>
              <mo stretchy="false">(</mo>
              <mrow>
                <mrow>
                  <mi>t</mi>
                  <mo stretchy="false">−</mo>
                  <mo stretchy="false">τ</mo>
                </mrow>
              </mrow>
              <mo stretchy="false">)</mo>
            </mrow>
            <mi mathvariant="italic">dt</mi>
          </mrow>
        </mrow>
      </mstyle>
    </mrow>
    <annotation encoding="StarMath 5.0">size -4{C_fg (%tau) = int from -infinity to infinity f sup c(t)g(t-%tau)dt}</annotation>
  </semantics>
</math>
</file>

<file path=Object 52/content.xml><?xml version="1.0" encoding="utf-8"?>
<math xmlns="http://www.w3.org/1998/Math/MathML">
  <semantics>
    <mrow>
      <mstyle mathsize="8pt">
        <mrow>
          <mrow>
            <msub>
              <mi>C</mi>
              <mi mathvariant="italic">fg</mi>
            </msub>
            <mrow>
              <mrow>
                <mo stretchy="false">[</mo>
                <mrow>
                  <mi>n</mi>
                </mrow>
                <mo stretchy="false">]</mo>
              </mrow>
              <mo stretchy="false">=</mo>
              <mrow>
                <munderover>
                  <mo stretchy="false">∑</mo>
                  <mrow>
                    <mo stretchy="false">−</mo>
                    <mo stretchy="false">∞</mo>
                  </mrow>
                  <mo stretchy="false">∞</mo>
                </munderover>
                <msup>
                  <mi>f</mi>
                  <mi>c</mi>
                </msup>
              </mrow>
            </mrow>
            <mrow>
              <mrow>
                <mo stretchy="false">[</mo>
                <mrow>
                  <mi>m</mi>
                </mrow>
                <mo stretchy="false">]</mo>
              </mrow>
              <mo stretchy="false">∗</mo>
              <mi>g</mi>
            </mrow>
            <mrow>
              <mo stretchy="false">[</mo>
              <mrow>
                <mrow>
                  <mi>m</mi>
                  <mo stretchy="false">−</mo>
                  <mi>n</mi>
                </mrow>
              </mrow>
              <mo stretchy="false">]</mo>
            </mrow>
          </mrow>
        </mrow>
      </mstyle>
    </mrow>
    <annotation encoding="StarMath 5.0">size -4{C_fg [n] = sum from -infinity to infinity f sup c[m]*g[m-n]}</annotation>
  </semantics>
</math>
</file>

<file path=Object 53/content.xml><?xml version="1.0" encoding="utf-8"?>
<math xmlns="http://www.w3.org/1998/Math/MathML">
  <semantics>
    <mrow>
      <mstyle mathsize="8pt">
        <mrow>
          <mrow>
            <msub>
              <mi>C</mi>
              <mi mathvariant="italic">fg</mi>
            </msub>
            <mrow>
              <mrow>
                <mo stretchy="false">[</mo>
                <mrow>
                  <mi>n</mi>
                </mrow>
                <mo stretchy="false">]</mo>
              </mrow>
              <mo stretchy="false">=</mo>
              <mfrac>
                <mrow>
                  <mrow>
                    <munderover>
                      <mo stretchy="false">∑</mo>
                      <mrow>
                        <mo stretchy="false">−</mo>
                        <mo stretchy="false">∞</mo>
                      </mrow>
                      <mo stretchy="false">∞</mo>
                    </munderover>
                    <mi>f</mi>
                  </mrow>
                  <mrow>
                    <mrow>
                      <mo stretchy="false">[</mo>
                      <mrow>
                        <mi>m</mi>
                      </mrow>
                      <mo stretchy="false">]</mo>
                    </mrow>
                    <mo stretchy="false">∗</mo>
                    <mi>g</mi>
                  </mrow>
                  <mrow>
                    <mo stretchy="false">[</mo>
                    <mrow>
                      <mrow>
                        <mi>m</mi>
                        <mo stretchy="false">−</mo>
                        <mi>n</mi>
                      </mrow>
                    </mrow>
                    <mo stretchy="false">]</mo>
                  </mrow>
                </mrow>
                <mrow>
                  <msqrt>
                    <mrow>
                      <mrow>
                        <munderover>
                          <mo stretchy="false">∑</mo>
                          <mrow>
                            <mo stretchy="false">−</mo>
                            <mo stretchy="false">∞</mo>
                          </mrow>
                          <mo stretchy="false">∞</mo>
                        </munderover>
                        <mi>f</mi>
                      </mrow>
                      <mrow>
                        <mo stretchy="false">[</mo>
                        <mrow>
                          <mi>m</mi>
                        </mrow>
                        <mo stretchy="false">]</mo>
                      </mrow>
                      <mrow>
                        <mn>²</mn>
                        <mo stretchy="false">∗</mo>
                        <mrow>
                          <munderover>
                            <mo stretchy="false">∑</mo>
                            <mrow>
                              <mo stretchy="false">−</mo>
                              <mo stretchy="false">∞</mo>
                            </mrow>
                            <mo stretchy="false">∞</mo>
                          </munderover>
                          <mi>g</mi>
                        </mrow>
                      </mrow>
                      <mrow>
                        <mo stretchy="false">[</mo>
                        <mrow>
                          <mi>m</mi>
                        </mrow>
                        <mo stretchy="false">]</mo>
                      </mrow>
                      <mn>²</mn>
                    </mrow>
                  </msqrt>
                </mrow>
              </mfrac>
            </mrow>
          </mrow>
        </mrow>
      </mstyle>
    </mrow>
    <annotation encoding="StarMath 5.0">size -4{C_fg [n] = {sum from -infinity to infinity f[m]*g[m-n]} over {sqrt {sum from -infinity to infinity f[m]²*sum from -infinity to infinity g[m]²}}}</annotation>
  </semantics>
</math>
</file>

<file path=Object 54/content.xml><?xml version="1.0" encoding="utf-8"?>
<math xmlns="http://www.w3.org/1998/Math/MathML">
  <semantics>
    <mrow>
      <mstyle mathsize="8pt">
        <mrow>
          <mrow>
            <msub>
              <mi>C</mi>
              <mi mathvariant="italic">fg</mi>
            </msub>
            <mrow>
              <mrow>
                <mo stretchy="false">[</mo>
                <mrow>
                  <mi>n</mi>
                </mrow>
                <mo stretchy="false">]</mo>
              </mrow>
              <mo stretchy="false">=</mo>
              <mrow>
                <mrow>
                  <munderover>
                    <mo stretchy="false">∑</mo>
                    <mrow>
                      <mo stretchy="false">−</mo>
                      <mo stretchy="false">∞</mo>
                    </mrow>
                    <mo stretchy="false">∞</mo>
                  </munderover>
                  <mrow>
                    <mo stretchy="false">(</mo>
                    <mrow>
                      <mi>f</mi>
                      <mrow>
                        <mrow>
                          <mo stretchy="false">[</mo>
                          <mrow>
                            <mi>m</mi>
                          </mrow>
                          <mo stretchy="false">]</mo>
                        </mrow>
                        <mo stretchy="false">−</mo>
                        <mover accent="true">
                          <mi>f</mi>
                          <mo stretchy="false">̄</mo>
                        </mover>
                      </mrow>
                    </mrow>
                    <mo stretchy="false">)</mo>
                  </mrow>
                </mrow>
                <mo stretchy="false">∗</mo>
                <mrow>
                  <mo stretchy="false">(</mo>
                  <mrow>
                    <mi>g</mi>
                    <mrow>
                      <mrow>
                        <mo stretchy="false">[</mo>
                        <mrow>
                          <mrow>
                            <mi>m</mi>
                            <mo stretchy="false">−</mo>
                            <mi>n</mi>
                          </mrow>
                        </mrow>
                        <mo stretchy="false">]</mo>
                      </mrow>
                      <mo stretchy="false">−</mo>
                      <mover accent="true">
                        <mi>g</mi>
                        <mo stretchy="false">̄</mo>
                      </mover>
                    </mrow>
                  </mrow>
                  <mo stretchy="false">)</mo>
                </mrow>
              </mrow>
            </mrow>
          </mrow>
        </mrow>
      </mstyle>
    </mrow>
    <annotation encoding="StarMath 5.0">size -4{C_fg [n] = sum from -infinity to infinity (f[m]-bar f)*(g[m-n]- bar g)}</annotation>
  </semantics>
</math>
</file>

<file path=Object 55/content.xml><?xml version="1.0" encoding="utf-8"?>
<math xmlns="http://www.w3.org/1998/Math/MathML">
  <semantics>
    <mrow>
      <mstyle mathsize="8pt">
        <mrow>
          <mrow>
            <msub>
              <mi>C</mi>
              <mi mathvariant="italic">fg</mi>
            </msub>
            <mrow>
              <mrow>
                <mo stretchy="false">[</mo>
                <mrow>
                  <mi>n</mi>
                </mrow>
                <mo stretchy="false">]</mo>
              </mrow>
              <mo stretchy="false">=</mo>
              <mfrac>
                <mrow>
                  <mrow>
                    <mrow>
                      <munderover>
                        <mo stretchy="false">∑</mo>
                        <mrow>
                          <mo stretchy="false">−</mo>
                          <mo stretchy="false">∞</mo>
                        </mrow>
                        <mo stretchy="false">∞</mo>
                      </munderover>
                      <mrow>
                        <mo stretchy="false">(</mo>
                        <mrow>
                          <mi>f</mi>
                          <mrow>
                            <mrow>
                              <mo stretchy="false">[</mo>
                              <mrow>
                                <mi>m</mi>
                              </mrow>
                              <mo stretchy="false">]</mo>
                            </mrow>
                            <mo stretchy="false">−</mo>
                            <mover accent="true">
                              <mi>f</mi>
                              <mo stretchy="false">̄</mo>
                            </mover>
                          </mrow>
                        </mrow>
                        <mo stretchy="false">)</mo>
                      </mrow>
                    </mrow>
                    <mo stretchy="false">∗</mo>
                    <mrow>
                      <mo stretchy="false">(</mo>
                      <mrow>
                        <mi>g</mi>
                        <mrow>
                          <mrow>
                            <mo stretchy="false">[</mo>
                            <mrow>
                              <mrow>
                                <mi>m</mi>
                                <mo stretchy="false">−</mo>
                                <mi>n</mi>
                              </mrow>
                            </mrow>
                            <mo stretchy="false">]</mo>
                          </mrow>
                          <mo stretchy="false">−</mo>
                          <mover accent="true">
                            <mi>g</mi>
                            <mo stretchy="false">̄</mo>
                          </mover>
                        </mrow>
                      </mrow>
                      <mo stretchy="false">)</mo>
                    </mrow>
                  </mrow>
                </mrow>
                <mrow>
                  <msqrt>
                    <mrow>
                      <mrow>
                        <munderover>
                          <mo stretchy="false">∑</mo>
                          <mrow>
                            <mo stretchy="false">−</mo>
                            <mo stretchy="false">∞</mo>
                          </mrow>
                          <mo stretchy="false">∞</mo>
                        </munderover>
                        <mrow>
                          <mo stretchy="false">(</mo>
                          <mrow>
                            <mi>f</mi>
                            <mrow>
                              <mrow>
                                <mo stretchy="false">[</mo>
                                <mrow>
                                  <mi>m</mi>
                                </mrow>
                                <mo stretchy="false">]</mo>
                              </mrow>
                              <mo stretchy="false">−</mo>
                              <mover accent="true">
                                <mi>f</mi>
                                <mo stretchy="false">̄</mo>
                              </mover>
                            </mrow>
                          </mrow>
                          <mo stretchy="false">)</mo>
                        </mrow>
                      </mrow>
                      <mrow>
                        <mn>²</mn>
                        <mo stretchy="false">∗</mo>
                        <mrow>
                          <munderover>
                            <mo stretchy="false">∑</mo>
                            <mrow>
                              <mo stretchy="false">−</mo>
                              <mo stretchy="false">∞</mo>
                            </mrow>
                            <mo stretchy="false">∞</mo>
                          </munderover>
                          <mrow>
                            <mo stretchy="false">(</mo>
                            <mrow>
                              <mi>g</mi>
                              <mrow>
                                <mrow>
                                  <mo stretchy="false">[</mo>
                                  <mrow>
                                    <mi>m</mi>
                                  </mrow>
                                  <mo stretchy="false">]</mo>
                                </mrow>
                                <mo stretchy="false">−</mo>
                                <mover accent="true">
                                  <mi>g</mi>
                                  <mo stretchy="false">̄</mo>
                                </mover>
                              </mrow>
                            </mrow>
                            <mo stretchy="false">)</mo>
                          </mrow>
                        </mrow>
                      </mrow>
                      <mn>²</mn>
                    </mrow>
                  </msqrt>
                </mrow>
              </mfrac>
            </mrow>
          </mrow>
        </mrow>
      </mstyle>
    </mrow>
    <annotation encoding="StarMath 5.0">size -4{C_fg [n] = {sum from -infinity to infinity (f[m]-bar f)*(g[m-n]- bar g)} over {sqrt {sum from -infinity to infinity (f[m]-bar f)²*sum from -infinity to infinity (g[m]-bar g)²}}}</annotation>
  </semantics>
</math>
</file>

<file path=Object 56/content.xml><?xml version="1.0" encoding="utf-8"?>
<math xmlns="http://www.w3.org/1998/Math/MathML">
  <semantics>
    <mrow>
      <mstyle mathsize="8pt">
        <mrow>
          <mrow>
            <msub>
              <mi>C</mi>
              <mi>x</mi>
            </msub>
            <mrow>
              <mrow>
                <mo stretchy="false">(</mo>
                <mrow>
                  <mn>0</mn>
                </mrow>
                <mo stretchy="false">)</mo>
              </mrow>
              <mo stretchy="false">=</mo>
              <mrow>
                <munderover>
                  <mo stretchy="false">∫</mo>
                  <mrow>
                    <mo stretchy="false">−</mo>
                    <mo stretchy="false">∞</mo>
                  </mrow>
                  <mo stretchy="false">∞</mo>
                </munderover>
                <mfenced open="∣" close="∣">
                  <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fenced>
              </mrow>
            </mrow>
            <mi mathvariant="italic">²dt</mi>
          </mrow>
        </mrow>
      </mstyle>
    </mrow>
    <annotation encoding="StarMath 5.0">size -4{C_x (0) = int from -infinity to infinity abs{x(t)}²dt}</annotation>
  </semantics>
</math>
</file>

<file path=Object 57/content.xml><?xml version="1.0" encoding="utf-8"?>
<math xmlns="http://www.w3.org/1998/Math/MathML">
  <semantics>
    <mrow>
      <mstyle mathsize="8pt">
        <mrow>
          <mrow>
            <msub>
              <mi>C</mi>
              <mi>x</mi>
            </msub>
            <mrow>
              <mrow>
                <mo stretchy="false">(</mo>
                <mrow>
                  <mn>0</mn>
                </mrow>
                <mo stretchy="false">)</mo>
              </mrow>
              <mo stretchy="false">≥</mo>
              <msub>
                <mi>C</mi>
                <mi>x</mi>
              </msub>
            </mrow>
            <mrow>
              <mo stretchy="false">(</mo>
              <mrow>
                <mo stretchy="false">τ</mo>
              </mrow>
              <mo stretchy="false">)</mo>
            </mrow>
          </mrow>
        </mrow>
      </mstyle>
    </mrow>
    <annotation encoding="StarMath 5.0">size -4{C_x(0) &gt;= C_x(%tau)}</annotation>
  </semantics>
</math>
</file>

<file path=Object 58/content.xml><?xml version="1.0" encoding="utf-8"?>
<math xmlns="http://www.w3.org/1998/Math/MathML">
  <semantics>
    <mrow>
      <mstyle mathsize="8pt">
        <mrow>
          <mrow>
            <mrow>
              <mrow>
                <munder>
                  <mi>lim</mi>
                  <mrow>
                    <mi>x</mi>
                    <mo stretchy="false">→</mo>
                    <mo stretchy="false">∞</mo>
                  </mrow>
                </munder>
                <mrow>
                  <msub>
                    <mi>C</mi>
                    <mi>x</mi>
                  </msub>
                  <mrow>
                    <mo stretchy="false">(</mo>
                    <mrow>
                      <mo stretchy="false">τ</mo>
                    </mrow>
                    <mo stretchy="false">)</mo>
                  </mrow>
                </mrow>
              </mrow>
              <mo stretchy="false">=</mo>
              <mn>0</mn>
            </mrow>
          </mrow>
        </mrow>
      </mstyle>
    </mrow>
    <annotation encoding="StarMath 5.0">size -4{lim from x toward infinity {C_x (%tau)} = 0}</annotation>
  </semantics>
</math>
</file>

<file path=Object 59/content.xml><?xml version="1.0" encoding="utf-8"?>
<math xmlns="http://www.w3.org/1998/Math/MathML">
  <semantics>
    <mrow>
      <mstyle mathsize="8pt">
        <mrow>
          <mrow>
            <msub>
              <mi>C</mi>
              <mi>x</mi>
            </msub>
            <mrow>
              <mrow>
                <mo stretchy="false">(</mo>
                <mrow>
                  <mrow>
                    <mo stretchy="false">−</mo>
                    <mo stretchy="false">τ</mo>
                  </mrow>
                </mrow>
                <mo stretchy="false">)</mo>
              </mrow>
              <mo stretchy="false">=</mo>
              <msub>
                <mi>C</mi>
                <mi>x</mi>
              </msub>
            </mrow>
            <mrow>
              <mo stretchy="false">(</mo>
              <mrow>
                <mo stretchy="false">τ</mo>
              </mrow>
              <mo stretchy="false">)</mo>
            </mrow>
          </mrow>
        </mrow>
      </mstyle>
    </mrow>
    <annotation encoding="StarMath 5.0">size -4{C_x (-%tau) = C_x(%tau)}</annotation>
  </semantics>
</math>
</file>

<file path=Object 6/content.xml><?xml version="1.0" encoding="utf-8"?>
<math xmlns="http://www.w3.org/1998/Math/MathML">
  <semantics>
    <mrow>
      <mstyle mathsize="10pt">
        <mrow>
          <mrow>
            <mrow>
              <mi>R</mi>
              <mo stretchy="false">≤</mo>
              <mn>2BP</mn>
            </mrow>
          </mrow>
        </mrow>
      </mstyle>
    </mrow>
    <annotation encoding="StarMath 5.0">size -2{R&lt;=2BP}</annotation>
  </semantics>
</math>
</file>

<file path=Object 60/content.xml><?xml version="1.0" encoding="utf-8"?>
<math xmlns="http://www.w3.org/1998/Math/MathML">
  <semantics>
    <mrow>
      <mstyle mathsize="8pt">
        <mrow>
          <mrow>
            <mrow>
              <mi>f</mi>
              <mo stretchy="false">∗</mo>
              <mi>g</mi>
            </mrow>
            <mrow>
              <mrow>
                <mo stretchy="false">[</mo>
                <mrow>
                  <mi>n</mi>
                </mrow>
                <mo stretchy="false">]</mo>
              </mrow>
              <mo stretchy="false">=</mo>
              <mrow>
                <munderover>
                  <mo stretchy="false">∑</mo>
                  <mrow>
                    <mo stretchy="false">−</mo>
                    <mo stretchy="false">∞</mo>
                  </mrow>
                  <mo stretchy="false">∞</mo>
                </munderover>
                <msup>
                  <mi>f</mi>
                  <mi>c</mi>
                </msup>
              </mrow>
            </mrow>
            <mrow>
              <mrow>
                <mo stretchy="false">[</mo>
                <mrow>
                  <mi>m</mi>
                </mrow>
                <mo stretchy="false">]</mo>
              </mrow>
              <mo stretchy="false">∗</mo>
              <mi>g</mi>
            </mrow>
            <mrow>
              <mo stretchy="false">[</mo>
              <mrow>
                <mrow>
                  <mi>m</mi>
                  <mo stretchy="false">−</mo>
                  <mi>n</mi>
                </mrow>
              </mrow>
              <mo stretchy="false">]</mo>
            </mrow>
          </mrow>
        </mrow>
      </mstyle>
    </mrow>
    <annotation encoding="StarMath 5.0">size -4{f*g[n] = sum from -infinity to infinity f sup c[m]*g[m-n]}</annotation>
  </semantics>
</math>
</file>

<file path=Object 61/content.xml><?xml version="1.0" encoding="utf-8"?>
<math xmlns="http://www.w3.org/1998/Math/MathML">
  <semantics>
    <mrow>
      <mstyle mathsize="8pt">
        <mrow>
          <mrow>
            <mrow>
              <mi>f</mi>
              <mo stretchy="false">∗</mo>
              <mi>g</mi>
            </mrow>
            <mrow>
              <mrow>
                <mo stretchy="false">[</mo>
                <mrow>
                  <mi>n</mi>
                </mrow>
                <mo stretchy="false">]</mo>
              </mrow>
              <mo stretchy="false">=</mo>
              <mrow>
                <munderover>
                  <mo stretchy="false">∑</mo>
                  <mrow>
                    <mo stretchy="false">−</mo>
                    <mo stretchy="false">∞</mo>
                  </mrow>
                  <mo stretchy="false">∞</mo>
                </munderover>
                <msup>
                  <mi>f</mi>
                  <mi>c</mi>
                </msup>
              </mrow>
            </mrow>
            <mrow>
              <mrow>
                <mo stretchy="false">[</mo>
                <mrow>
                  <mi>m</mi>
                </mrow>
                <mo stretchy="false">]</mo>
              </mrow>
              <mo stretchy="false">∗</mo>
              <mi>g</mi>
            </mrow>
            <mrow>
              <mo stretchy="false">[</mo>
              <mrow>
                <mrow>
                  <mi>n</mi>
                  <mo stretchy="false">−</mo>
                  <mi>m</mi>
                </mrow>
              </mrow>
              <mo stretchy="false">]</mo>
            </mrow>
          </mrow>
        </mrow>
      </mstyle>
    </mrow>
    <annotation encoding="StarMath 5.0">size -4{f*g[n] = sum from -infinity to infinity f sup c[m]*g[n-m]}</annotation>
  </semantics>
</math>
</file>

<file path=Object 62/content.xml><?xml version="1.0" encoding="utf-8"?>
<math xmlns="http://www.w3.org/1998/Math/MathML">
  <semantics>
    <mrow>
      <mstyle mathsize="8pt">
        <mrow>
          <mrow>
            <mrow>
              <mi>m</mi>
              <mo stretchy="false">=</mo>
              <mrow>
                <mfrac>
                  <mn>1</mn>
                  <mi>T</mi>
                </mfrac>
              </mrow>
            </mrow>
            <mrow>
              <munderover>
                <mo stretchy="false">∫</mo>
                <mn>0</mn>
                <mi>T</mi>
              </munderover>
              <mi>x</mi>
            </mrow>
            <mrow>
              <mo stretchy="false">(</mo>
              <mrow>
                <mi>t</mi>
              </mrow>
              <mo stretchy="false">)</mo>
            </mrow>
            <mi mathvariant="italic">dt</mi>
          </mrow>
        </mrow>
      </mstyle>
    </mrow>
    <annotation encoding="StarMath 5.0">size -4{m = {1 over T} int from 0 to T x(t) dt}</annotation>
  </semantics>
</math>
</file>

<file path=Object 63/content.xml><?xml version="1.0" encoding="utf-8"?>
<math xmlns="http://www.w3.org/1998/Math/MathML">
  <semantics>
    <mrow>
      <mstyle mathsize="10pt">
        <mrow>
          <mrow>
            <mover accent="true">
              <mi>x</mi>
              <mo stretchy="false">̄</mo>
            </mover>
          </mrow>
        </mrow>
      </mstyle>
    </mrow>
    <annotation encoding="StarMath 5.0">size -2{bar x}</annotation>
  </semantics>
</math>
</file>

<file path=Object 64/content.xml><?xml version="1.0" encoding="utf-8"?>
<math xmlns="http://www.w3.org/1998/Math/MathML">
  <semantics>
    <mrow>
      <mstyle mathsize="8pt">
        <mrow>
          <mrow>
            <mrow>
              <mi>m</mi>
              <mo stretchy="false">=</mo>
              <mrow>
                <mfrac>
                  <mn>1</mn>
                  <mi>N</mi>
                </mfrac>
              </mrow>
            </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i>x</mi>
            </mrow>
            <mrow>
              <mo stretchy="false">[</mo>
              <mrow>
                <mi>i</mi>
              </mrow>
              <mo stretchy="false">]</mo>
            </mrow>
          </mrow>
        </mrow>
      </mstyle>
    </mrow>
    <annotation encoding="StarMath 5.0">size -4{m = {1 over N} sum from i=0 to N-1 x[i]}</annotation>
  </semantics>
</math>
</file>

<file path=Object 65/content.xml><?xml version="1.0" encoding="utf-8"?>
<math xmlns="http://www.w3.org/1998/Math/MathML">
  <semantics>
    <mtable>
      <mtr>
        <mtd>
          <mrow>
            <mstyle mathsize="8pt">
              <mrow>
                <mrow>
                  <mi mathvariant="italic">Soit</mi>
                  <mi/>
                  <mi>s</mi>
                  <mrow>
                    <mrow>
                      <mo stretchy="false">[</mo>
                      <mrow>
                        <mi>n</mi>
                      </mrow>
                      <mo stretchy="false">]</mo>
                    </mrow>
                    <mo stretchy="false">=</mo>
                    <mi>x</mi>
                  </mrow>
                  <mrow>
                    <mrow>
                      <mo stretchy="false">[</mo>
                      <mrow>
                        <mi>n</mi>
                      </mrow>
                      <mo stretchy="false">]</mo>
                    </mrow>
                    <mo stretchy="false">+</mo>
                    <mi>b</mi>
                  </mrow>
                  <mrow>
                    <mo stretchy="false">[</mo>
                    <mrow>
                      <mi>n</mi>
                    </mrow>
                    <mo stretchy="false">]</mo>
                  </mrow>
                  <mi/>
                  <mi mathvariant="italic">avec</mi>
                  <mi/>
                  <mrow>
                    <mover accent="true">
                      <mi>b</mi>
                      <mo stretchy="false">̄</mo>
                    </mover>
                    <mo stretchy="false">=</mo>
                    <mn>0.</mn>
                  </mrow>
                </mrow>
              </mrow>
            </mstyle>
          </mrow>
        </mtd>
      </mtr>
      <mtr>
        <mtd>
          <mrow>
            <mstyle mathsize="8pt">
              <mrow>
                <mrow>
                  <mrow>
                    <mi>m</mi>
                    <mo stretchy="false">=</mo>
                    <mrow>
                      <mfrac>
                        <mn>1</mn>
                        <mi>N</mi>
                      </mfrac>
                    </mrow>
                  </mrow>
                  <mrow>
                    <mrow>
                      <munderover>
                        <mo stretchy="false">∑</mo>
                        <mrow>
                          <mi>p</mi>
                          <mo stretchy="false">=</mo>
                          <mn>0</mn>
                        </mrow>
                        <mrow>
                          <mi>N</mi>
                          <mo stretchy="false">−</mo>
                          <mn>1</mn>
                        </mrow>
                      </munderover>
                      <mrow>
                        <mo stretchy="false">(</mo>
                        <mrow>
                          <mi>x</mi>
                          <mrow>
                            <mrow>
                              <mo stretchy="false">[</mo>
                              <mrow>
                                <mi>p</mi>
                              </mrow>
                              <mo stretchy="false">]</mo>
                            </mrow>
                            <mo stretchy="false">+</mo>
                            <mi>b</mi>
                          </mrow>
                          <mrow>
                            <mo stretchy="false">[</mo>
                            <mrow>
                              <mi>p</mi>
                            </mrow>
                            <mo stretchy="false">]</mo>
                          </mrow>
                        </mrow>
                        <mo stretchy="false">)</mo>
                      </mrow>
                    </mrow>
                    <mo stretchy="false">=</mo>
                    <mfrac>
                      <mn>1</mn>
                      <mi>N</mi>
                    </mfrac>
                  </mrow>
                  <mrow>
                    <munderover>
                      <mo stretchy="false">∑</mo>
                      <mrow>
                        <mi>p</mi>
                        <mo stretchy="false">=</mo>
                        <mn>0</mn>
                      </mrow>
                      <mrow>
                        <mi>N</mi>
                        <mo stretchy="false">−</mo>
                        <mn>1</mn>
                      </mrow>
                    </munderover>
                    <mi>x</mi>
                  </mrow>
                  <mrow>
                    <mrow>
                      <mo stretchy="false">[</mo>
                      <mrow>
                        <mi>p</mi>
                      </mrow>
                      <mo stretchy="false">]</mo>
                    </mrow>
                    <mo stretchy="false">+</mo>
                    <mfrac>
                      <mn>1</mn>
                      <mi>N</mi>
                    </mfrac>
                  </mrow>
                  <mrow>
                    <munderover>
                      <mo stretchy="false">∑</mo>
                      <mrow>
                        <mi>p</mi>
                        <mo stretchy="false">=</mo>
                        <mn>0</mn>
                      </mrow>
                      <mrow>
                        <mi>N</mi>
                        <mo stretchy="false">−</mo>
                        <mn>1</mn>
                      </mrow>
                    </munderover>
                    <mi>b</mi>
                  </mrow>
                  <mrow>
                    <mrow>
                      <mo stretchy="false">[</mo>
                      <mrow>
                        <mi>p</mi>
                      </mrow>
                      <mo stretchy="false">]</mo>
                    </mrow>
                    <mo stretchy="false">=</mo>
                    <mrow>
                      <mover accent="true">
                        <mi>x</mi>
                        <mo stretchy="false">̄</mo>
                      </mover>
                      <mo stretchy="false">+</mo>
                      <mover accent="true">
                        <mi>b</mi>
                        <mo stretchy="false">̄</mo>
                      </mover>
                    </mrow>
                  </mrow>
                </mrow>
              </mrow>
            </mstyle>
          </mrow>
        </mtd>
      </mtr>
      <mtr>
        <mtd>
          <mrow>
            <mstyle mathsize="8pt">
              <mrow>
                <mrow>
                  <mi mathvariant="italic">On</mi>
                  <mi>a</mi>
                  <mi mathvariant="italic">donc</mi>
                  <mi mathvariant="normal">:</mi>
                  <mrow>
                    <mi>m</mi>
                    <mo stretchy="false">=</mo>
                    <mover accent="true">
                      <mi>x</mi>
                      <mo stretchy="false">̄</mo>
                    </mover>
                  </mrow>
                </mrow>
              </mrow>
            </mstyle>
          </mrow>
        </mtd>
      </mtr>
    </mtable>
    <annotation encoding="StarMath 5.0">size -4{Soit`s[n] = x[n]+b[n]`avec`bar b = 0.}
newline
size -4{m = {1 over N} sum from p=0 to N-1 (x[p]+b[p])=1 over N sum from p=0 to N-1 x[p] + 1 over N sum from p=0 to N-1 b[p] = bar x + bar b}
newline
size -4{On a donc : m = bar x}</annotation>
  </semantics>
</math>
</file>

<file path=Object 66/content.xml><?xml version="1.0" encoding="utf-8"?>
<math xmlns="http://www.w3.org/1998/Math/MathML">
  <semantics>
    <mrow>
      <mstyle mathsize="8pt">
        <mrow>
          <mrow>
            <msub>
              <mi>x</mi>
              <mi>m</mi>
            </msub>
            <mrow>
              <mrow>
                <mo stretchy="false">[</mo>
                <mrow>
                  <mi>k</mi>
                </mrow>
                <mo stretchy="false">]</mo>
              </mrow>
              <mo stretchy="false">=</mo>
              <mfrac>
                <mn>1</mn>
                <mrow>
                  <mrow>
                    <mn>2m</mn>
                    <mo stretchy="false">+</mo>
                    <mn>1</mn>
                  </mrow>
                </mrow>
              </mfrac>
            </mrow>
            <mrow>
              <munderover>
                <mo stretchy="false">∑</mo>
                <mrow>
                  <mi>l</mi>
                  <mo stretchy="false">=</mo>
                  <mrow>
                    <mo stretchy="false">−</mo>
                    <mi>m</mi>
                  </mrow>
                </mrow>
                <mi>m</mi>
              </munderover>
              <mi>x</mi>
            </mrow>
            <mrow>
              <mo stretchy="false">[</mo>
              <mrow>
                <mrow>
                  <mi>k</mi>
                  <mo stretchy="false">+</mo>
                  <mi>l</mi>
                </mrow>
              </mrow>
              <mo stretchy="false">]</mo>
            </mrow>
          </mrow>
        </mrow>
      </mstyle>
    </mrow>
    <annotation encoding="StarMath 5.0">size -4{x_m[k] = 1 over {2m+1} sum from l=-m to m x[k+l]}</annotation>
  </semantics>
</math>
</file>

<file path=Object 67/content.xml><?xml version="1.0" encoding="utf-8"?>
<math xmlns="http://www.w3.org/1998/Math/MathML">
  <semantics>
    <mtable>
      <mtr>
        <mtd>
          <mrow>
            <mstyle mathsize="8pt">
              <mrow>
                <mrow>
                  <msub>
                    <mi>p</mi>
                    <mi>x</mi>
                  </msub>
                  <mrow>
                    <mrow>
                      <mo stretchy="false">(</mo>
                      <mrow>
                        <msub>
                          <mi>x</mi>
                          <mi>k</mi>
                        </msub>
                      </mrow>
                      <mo stretchy="false">)</mo>
                    </mrow>
                    <mo stretchy="false">=</mo>
                    <mi>p</mi>
                  </mrow>
                  <mrow>
                    <mrow>
                      <mo stretchy="false">(</mo>
                      <mrow>
                        <mrow>
                          <mi>x</mi>
                          <mo stretchy="false">=</mo>
                          <msub>
                            <mi>x</mi>
                            <mi>k</mi>
                          </msub>
                        </mrow>
                      </mrow>
                      <mo stretchy="false">)</mo>
                    </mrow>
                    <mo stretchy="false">=</mo>
                    <mfrac>
                      <msub>
                        <mi>n</mi>
                        <mi>k</mi>
                      </msub>
                      <mi>N</mi>
                    </mfrac>
                  </mrow>
                </mrow>
              </mrow>
            </mstyle>
          </mrow>
        </mtd>
      </mtr>
      <mtr>
        <mtd>
          <mrow>
            <mstyle mathsize="8pt">
              <mrow>
                <mrow>
                  <mi>T</mi>
                  <mrow>
                    <mrow>
                      <mo stretchy="false">(</mo>
                      <mrow>
                        <msub>
                          <mi>x</mi>
                          <mi>k</mi>
                        </msub>
                      </mrow>
                      <mo stretchy="false">)</mo>
                    </mrow>
                    <mo stretchy="false">=</mo>
                    <mrow>
                      <mo stretchy="false">(</mo>
                      <mrow>
                        <mrow>
                          <mi>L</mi>
                          <mo stretchy="false">−</mo>
                          <mn>1</mn>
                        </mrow>
                      </mrow>
                      <mo stretchy="false">)</mo>
                    </mrow>
                  </mrow>
                  <mrow>
                    <munderover>
                      <mo stretchy="false">∑</mo>
                      <mrow>
                        <mi>j</mi>
                        <mo stretchy="false">=</mo>
                        <mn>0</mn>
                      </mrow>
                      <mi>k</mi>
                    </munderover>
                    <msub>
                      <mi>p</mi>
                      <mi>x</mi>
                    </msub>
                  </mrow>
                  <mrow>
                    <mo stretchy="false">(</mo>
                    <mrow>
                      <msub>
                        <mi>x</mi>
                        <mi>j</mi>
                      </msub>
                    </mrow>
                    <mo stretchy="false">)</mo>
                  </mrow>
                </mrow>
              </mrow>
            </mstyle>
          </mrow>
        </mtd>
      </mtr>
    </mtable>
    <annotation encoding="StarMath 5.0">size -4{p_x(x_k)=p(x=x_k)=n_k over N}
newline
size -4{T(x_k)=(L-1) sum from j=0 to k p_x(x_j)}</annotation>
  </semantics>
</math>
</file>

<file path=Object 7/content.xml><?xml version="1.0" encoding="utf-8"?>
<math xmlns="http://www.w3.org/1998/Math/MathML">
  <semantics>
    <mrow>
      <mstyle mathsize="10pt">
        <mrow>
          <mrow>
            <mrow>
              <mi>D</mi>
              <mo stretchy="false">≤</mo>
              <mi>R</mi>
            </mrow>
            <msub>
              <mi>log</mi>
              <mn>2</mn>
            </msub>
            <mi>n</mi>
          </mrow>
        </mrow>
      </mstyle>
    </mrow>
    <annotation encoding="StarMath 5.0">size -2{D&lt;=R log_2 n}</annotation>
  </semantics>
</math>
</file>

<file path=Object 8/content.xml><?xml version="1.0" encoding="utf-8"?>
<math xmlns="http://www.w3.org/1998/Math/MathML">
  <semantics>
    <mrow>
      <mstyle mathsize="10pt">
        <mrow>
          <mrow>
            <mrow>
              <mi>C</mi>
              <mo stretchy="false">=</mo>
              <mi mathvariant="italic">BP</mi>
            </mrow>
            <msub>
              <mi>log</mi>
              <mn>2</mn>
            </msub>
            <mrow>
              <mo stretchy="false">(</mo>
              <mrow>
                <mrow>
                  <mn>1</mn>
                  <mo stretchy="false">+</mo>
                  <mrow>
                    <mfrac>
                      <mi>S</mi>
                      <msub>
                        <mi>N</mi>
                        <mn>0</mn>
                      </msub>
                    </mfrac>
                  </mrow>
                </mrow>
              </mrow>
              <mo stretchy="false">)</mo>
            </mrow>
          </mrow>
        </mrow>
      </mstyle>
    </mrow>
    <annotation encoding="StarMath 5.0">size -2{C=BP log_2 (1+{S over N_0})}</annotation>
  </semantics>
</math>
</file>

<file path=Object 9/content.xml><?xml version="1.0" encoding="utf-8"?>
<math xmlns="http://www.w3.org/1998/Math/MathML">
  <semantics>
    <mrow>
      <mstyle mathsize="10pt">
        <mrow>
          <mrow>
            <mrow>
              <msub>
                <mi>T</mi>
                <mi>e</mi>
              </msub>
              <mo stretchy="false">=</mo>
              <mfrac>
                <mi>T</mi>
                <mi>P</mi>
              </mfrac>
            </mrow>
          </mrow>
        </mrow>
      </mstyle>
    </mrow>
    <annotation encoding="StarMath 5.0">size -2{T_e = T over P}</annotation>
  </semantics>
</math>
</file>